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1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Minneapolis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 table:number-columns-repeated="8"/>
          <table:table-cell table:style-name="ce3" office:value-type="string" calcext:value-type="string" table:number-columns-spanned="4" table:number-rows-spanned="1">
            <text:p>Cumulative</text:p>
          </table:table-cell>
          <table:covered-table-cell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Zipco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Employment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Density</text:p>
          </table:table-cell>
          <table:table-cell/>
          <table:table-cell office:value-type="string" calcext:value-type="string">
            <text:p>Population</text:p>
          </table:table-cell>
          <table:table-cell office:value-type="string" calcext:value-type="string">
            <text:p>Employment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Total Den</text:p>
          </table:table-cell>
          <table:table-cell office:value-type="string" calcext:value-type="string">
            <text:p>Pop Dens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02" calcext:value-type="float">
            <text:p>55402</text:p>
          </table:table-cell>
          <table:table-cell office:value-type="float" office:value="0.443779376994353" calcext:value-type="float">
            <text:p>0.44</text:p>
          </table:table-cell>
          <table:table-cell office:value-type="float" office:value="348" calcext:value-type="float">
            <text:p>348</text:p>
          </table:table-cell>
          <table:table-cell office:value-type="float" office:value="57581" calcext:value-type="float">
            <text:p>57581</text:p>
          </table:table-cell>
          <table:table-cell table:style-name="ce2" office:value-type="float" office:value="0.460409" calcext:value-type="float">
            <text:p>0.5</text:p>
          </table:table-cell>
          <table:table-cell office:value-type="float" office:value="125821" calcext:value-type="float">
            <text:p>125821</text:p>
          </table:table-cell>
          <table:table-cell/>
          <table:table-cell table:formula="of:=SUM([.D$3:.D3])" office:value-type="float" office:value="348" calcext:value-type="float">
            <text:p>348</text:p>
          </table:table-cell>
          <table:table-cell table:formula="of:=SUM([.E$3:.E3])" office:value-type="float" office:value="57581" calcext:value-type="float">
            <text:p>57581</text:p>
          </table:table-cell>
          <table:table-cell table:style-name="ce2" table:formula="of:=SUM([.F$3:.F3])" office:value-type="float" office:value="0.460409" calcext:value-type="float">
            <text:p>0.5</text:p>
          </table:table-cell>
          <table:table-cell table:style-name="ce4" table:formula="of:=([.I3]+[.J3])/[.K3]" office:value-type="float" office:value="125820.737648482" calcext:value-type="float">
            <text:p>125821</text:p>
          </table:table-cell>
          <table:table-cell table:style-name="ce4" table:formula="of:=[.I3]/[.K3]" office:value-type="float" office:value="755.849690166787" calcext:value-type="float">
            <text:p>7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15" calcext:value-type="float">
            <text:p>55415</text:p>
          </table:table-cell>
          <table:table-cell office:value-type="float" office:value="0.685399934363086" calcext:value-type="float">
            <text:p>0.69</text:p>
          </table:table-cell>
          <table:table-cell office:value-type="float" office:value="3942" calcext:value-type="float">
            <text:p>3942</text:p>
          </table:table-cell>
          <table:table-cell office:value-type="float" office:value="14306" calcext:value-type="float">
            <text:p>14306</text:p>
          </table:table-cell>
          <table:table-cell table:style-name="ce2" office:value-type="float" office:value="1.10797" calcext:value-type="float">
            <text:p>1.1</text:p>
          </table:table-cell>
          <table:table-cell office:value-type="float" office:value="16470" calcext:value-type="float">
            <text:p>16470</text:p>
          </table:table-cell>
          <table:table-cell/>
          <table:table-cell table:formula="of:=SUM([.D$3:.D4])" office:value-type="float" office:value="4290" calcext:value-type="float">
            <text:p>4290</text:p>
          </table:table-cell>
          <table:table-cell table:formula="of:=SUM([.E$3:.E4])" office:value-type="float" office:value="71887" calcext:value-type="float">
            <text:p>71887</text:p>
          </table:table-cell>
          <table:table-cell table:style-name="ce2" table:formula="of:=SUM([.F$3:.F4])" office:value-type="float" office:value="1.568379" calcext:value-type="float">
            <text:p>1.6</text:p>
          </table:table-cell>
          <table:table-cell table:style-name="ce4" table:formula="of:=([.I4]+[.J4])/[.K4]" office:value-type="float" office:value="48570.530464894" calcext:value-type="float">
            <text:p>48571</text:p>
          </table:table-cell>
          <table:table-cell table:style-name="ce4" table:formula="of:=[.I4]/[.K4]" office:value-type="float" office:value="2735.30823863365" calcext:value-type="float">
            <text:p>27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01" calcext:value-type="float">
            <text:p>55401</text:p>
          </table:table-cell>
          <table:table-cell office:value-type="float" office:value="0.899483966049738" calcext:value-type="float">
            <text:p>0.90</text:p>
          </table:table-cell>
          <table:table-cell office:value-type="float" office:value="7573" calcext:value-type="float">
            <text:p>7573</text:p>
          </table:table-cell>
          <table:table-cell office:value-type="float" office:value="45770" calcext:value-type="float">
            <text:p>45770</text:p>
          </table:table-cell>
          <table:table-cell table:style-name="ce2" office:value-type="float" office:value="2.33335" calcext:value-type="float">
            <text:p>2.3</text:p>
          </table:table-cell>
          <table:table-cell office:value-type="float" office:value="22861" calcext:value-type="float">
            <text:p>22861</text:p>
          </table:table-cell>
          <table:table-cell/>
          <table:table-cell table:formula="of:=SUM([.D$3:.D5])" office:value-type="float" office:value="11863" calcext:value-type="float">
            <text:p>11863</text:p>
          </table:table-cell>
          <table:table-cell table:formula="of:=SUM([.E$3:.E5])" office:value-type="float" office:value="117657" calcext:value-type="float">
            <text:p>117657</text:p>
          </table:table-cell>
          <table:table-cell table:style-name="ce2" table:formula="of:=SUM([.F$3:.F5])" office:value-type="float" office:value="3.901729" calcext:value-type="float">
            <text:p>3.9</text:p>
          </table:table-cell>
          <table:table-cell table:style-name="ce4" table:formula="of:=([.I5]+[.J5])/[.K5]" office:value-type="float" office:value="33195.5397209801" calcext:value-type="float">
            <text:p>33196</text:p>
          </table:table-cell>
          <table:table-cell table:style-name="ce4" table:formula="of:=[.I5]/[.K5]" office:value-type="float" office:value="3040.446940318" calcext:value-type="float">
            <text:p>30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03" calcext:value-type="float">
            <text:p>55403</text:p>
          </table:table-cell>
          <table:table-cell office:value-type="float" office:value="1.5860353126796" calcext:value-type="float">
            <text:p>1.59</text:p>
          </table:table-cell>
          <table:table-cell office:value-type="float" office:value="15610" calcext:value-type="float">
            <text:p>15610</text:p>
          </table:table-cell>
          <table:table-cell office:value-type="float" office:value="18785" calcext:value-type="float">
            <text:p>18785</text:p>
          </table:table-cell>
          <table:table-cell table:style-name="ce2" office:value-type="float" office:value="3.53116" calcext:value-type="float">
            <text:p>3.5</text:p>
          </table:table-cell>
          <table:table-cell office:value-type="float" office:value="9740" calcext:value-type="float">
            <text:p>9740</text:p>
          </table:table-cell>
          <table:table-cell/>
          <table:table-cell table:formula="of:=SUM([.D$3:.D6])" office:value-type="float" office:value="27473" calcext:value-type="float">
            <text:p>27473</text:p>
          </table:table-cell>
          <table:table-cell table:formula="of:=SUM([.E$3:.E6])" office:value-type="float" office:value="136442" calcext:value-type="float">
            <text:p>136442</text:p>
          </table:table-cell>
          <table:table-cell table:style-name="ce2" table:formula="of:=SUM([.F$3:.F6])" office:value-type="float" office:value="7.432889" calcext:value-type="float">
            <text:p>7.4</text:p>
          </table:table-cell>
          <table:table-cell table:style-name="ce4" table:formula="of:=([.I6]+[.J6])/[.K6]" office:value-type="float" office:value="22052.6635067468" calcext:value-type="float">
            <text:p>22053</text:p>
          </table:table-cell>
          <table:table-cell table:style-name="ce4" table:formula="of:=[.I6]/[.K6]" office:value-type="float" office:value="3696.14022219355" calcext:value-type="float">
            <text:p>36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04" calcext:value-type="float">
            <text:p>55404</text:p>
          </table:table-cell>
          <table:table-cell office:value-type="float" office:value="1.68440988355782" calcext:value-type="float">
            <text:p>1.68</text:p>
          </table:table-cell>
          <table:table-cell office:value-type="float" office:value="27714" calcext:value-type="float">
            <text:p>27714</text:p>
          </table:table-cell>
          <table:table-cell office:value-type="float" office:value="21016" calcext:value-type="float">
            <text:p>21016</text:p>
          </table:table-cell>
          <table:table-cell table:style-name="ce2" office:value-type="float" office:value="4.57721" calcext:value-type="float">
            <text:p>4.6</text:p>
          </table:table-cell>
          <table:table-cell office:value-type="float" office:value="10646" calcext:value-type="float">
            <text:p>10646</text:p>
          </table:table-cell>
          <table:table-cell/>
          <table:table-cell table:formula="of:=SUM([.D$3:.D7])" office:value-type="float" office:value="55187" calcext:value-type="float">
            <text:p>55187</text:p>
          </table:table-cell>
          <table:table-cell table:formula="of:=SUM([.E$3:.E7])" office:value-type="float" office:value="157458" calcext:value-type="float">
            <text:p>157458</text:p>
          </table:table-cell>
          <table:table-cell table:style-name="ce2" table:formula="of:=SUM([.F$3:.F7])" office:value-type="float" office:value="12.010099" calcext:value-type="float">
            <text:p>12.0</text:p>
          </table:table-cell>
          <table:table-cell table:style-name="ce4" table:formula="of:=([.I7]+[.J7])/[.K7]" office:value-type="float" office:value="17705.5159994934" calcext:value-type="float">
            <text:p>17706</text:p>
          </table:table-cell>
          <table:table-cell table:style-name="ce4" table:formula="of:=[.I7]/[.K7]" office:value-type="float" office:value="4595.04954954992" calcext:value-type="float">
            <text:p>45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54" calcext:value-type="float">
            <text:p>55454</text:p>
          </table:table-cell>
          <table:table-cell office:value-type="float" office:value="2.1004351418931" calcext:value-type="float">
            <text:p>2.10</text:p>
          </table:table-cell>
          <table:table-cell office:value-type="float" office:value="8294" calcext:value-type="float">
            <text:p>8294</text:p>
          </table:table-cell>
          <table:table-cell office:value-type="float" office:value="11023" calcext:value-type="float">
            <text:p>11023</text:p>
          </table:table-cell>
          <table:table-cell table:style-name="ce2" office:value-type="float" office:value="1.62092" calcext:value-type="float">
            <text:p>1.6</text:p>
          </table:table-cell>
          <table:table-cell office:value-type="float" office:value="11917" calcext:value-type="float">
            <text:p>11917</text:p>
          </table:table-cell>
          <table:table-cell/>
          <table:table-cell table:formula="of:=SUM([.D$3:.D8])" office:value-type="float" office:value="63481" calcext:value-type="float">
            <text:p>63481</text:p>
          </table:table-cell>
          <table:table-cell table:formula="of:=SUM([.E$3:.E8])" office:value-type="float" office:value="168481" calcext:value-type="float">
            <text:p>168481</text:p>
          </table:table-cell>
          <table:table-cell table:style-name="ce2" table:formula="of:=SUM([.F$3:.F8])" office:value-type="float" office:value="13.631019" calcext:value-type="float">
            <text:p>13.6</text:p>
          </table:table-cell>
          <table:table-cell table:style-name="ce4" table:formula="of:=([.I8]+[.J8])/[.K8]" office:value-type="float" office:value="17017.2163944603" calcext:value-type="float">
            <text:p>17017</text:p>
          </table:table-cell>
          <table:table-cell table:style-name="ce4" table:formula="of:=[.I8]/[.K8]" office:value-type="float" office:value="4657.09863657295" calcext:value-type="float">
            <text:p>46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55" calcext:value-type="float">
            <text:p>55455</text:p>
          </table:table-cell>
          <table:table-cell office:value-type="float" office:value="2.57937693379819" calcext:value-type="float">
            <text:p>2.58</text:p>
          </table:table-cell>
          <table:table-cell office:value-type="float" office:value="1020" calcext:value-type="float">
            <text:p>1020</text:p>
          </table:table-cell>
          <table:table-cell office:value-type="float" office:value="5145" calcext:value-type="float">
            <text:p>5145</text:p>
          </table:table-cell>
          <table:table-cell table:style-name="ce2" office:value-type="float" office:value="0.687254" calcext:value-type="float">
            <text:p>0.7</text:p>
          </table:table-cell>
          <table:table-cell office:value-type="float" office:value="8970" calcext:value-type="float">
            <text:p>8970</text:p>
          </table:table-cell>
          <table:table-cell/>
          <table:table-cell table:formula="of:=SUM([.D$3:.D9])" office:value-type="float" office:value="64501" calcext:value-type="float">
            <text:p>64501</text:p>
          </table:table-cell>
          <table:table-cell table:formula="of:=SUM([.E$3:.E9])" office:value-type="float" office:value="173626" calcext:value-type="float">
            <text:p>173626</text:p>
          </table:table-cell>
          <table:table-cell table:style-name="ce2" table:formula="of:=SUM([.F$3:.F9])" office:value-type="float" office:value="14.318273" calcext:value-type="float">
            <text:p>14.3</text:p>
          </table:table-cell>
          <table:table-cell table:style-name="ce4" table:formula="of:=([.I9]+[.J9])/[.K9]" office:value-type="float" office:value="16630.9861531485" calcext:value-type="float">
            <text:p>16631</text:p>
          </table:table-cell>
          <table:table-cell table:style-name="ce4" table:formula="of:=[.I9]/[.K9]" office:value-type="float" office:value="4504.80305830179" calcext:value-type="float">
            <text:p>45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05" calcext:value-type="float">
            <text:p>55405</text:p>
          </table:table-cell>
          <table:table-cell office:value-type="float" office:value="2.84738612081856" calcext:value-type="float">
            <text:p>2.85</text:p>
          </table:table-cell>
          <table:table-cell office:value-type="float" office:value="16349" calcext:value-type="float">
            <text:p>16349</text:p>
          </table:table-cell>
          <table:table-cell office:value-type="float" office:value="5100" calcext:value-type="float">
            <text:p>5100</text:p>
          </table:table-cell>
          <table:table-cell table:style-name="ce2" office:value-type="float" office:value="7.21941" calcext:value-type="float">
            <text:p>7.2</text:p>
          </table:table-cell>
          <table:table-cell office:value-type="float" office:value="2971" calcext:value-type="float">
            <text:p>2971</text:p>
          </table:table-cell>
          <table:table-cell/>
          <table:table-cell table:formula="of:=SUM([.D$3:.D10])" office:value-type="float" office:value="80850" calcext:value-type="float">
            <text:p>80850</text:p>
          </table:table-cell>
          <table:table-cell table:formula="of:=SUM([.E$3:.E10])" office:value-type="float" office:value="178726" calcext:value-type="float">
            <text:p>178726</text:p>
          </table:table-cell>
          <table:table-cell table:style-name="ce2" table:formula="of:=SUM([.F$3:.F10])" office:value-type="float" office:value="21.537683" calcext:value-type="float">
            <text:p>21.5</text:p>
          </table:table-cell>
          <table:table-cell table:style-name="ce4" table:formula="of:=([.I10]+[.J10])/[.K10]" office:value-type="float" office:value="12052.1785003522" calcext:value-type="float">
            <text:p>12052</text:p>
          </table:table-cell>
          <table:table-cell table:style-name="ce4" table:formula="of:=[.I10]/[.K10]" office:value-type="float" office:value="3753.88568956094" calcext:value-type="float">
            <text:p>37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14" calcext:value-type="float">
            <text:p>55414</text:p>
          </table:table-cell>
          <table:table-cell office:value-type="float" office:value="3.04590310209431" calcext:value-type="float">
            <text:p>3.05</text:p>
          </table:table-cell>
          <table:table-cell office:value-type="float" office:value="30389" calcext:value-type="float">
            <text:p>30389</text:p>
          </table:table-cell>
          <table:table-cell office:value-type="float" office:value="16549" calcext:value-type="float">
            <text:p>16549</text:p>
          </table:table-cell>
          <table:table-cell table:style-name="ce2" office:value-type="float" office:value="8.76351" calcext:value-type="float">
            <text:p>8.8</text:p>
          </table:table-cell>
          <table:table-cell office:value-type="float" office:value="5356" calcext:value-type="float">
            <text:p>5356</text:p>
          </table:table-cell>
          <table:table-cell/>
          <table:table-cell table:formula="of:=SUM([.D$3:.D11])" office:value-type="float" office:value="111239" calcext:value-type="float">
            <text:p>111239</text:p>
          </table:table-cell>
          <table:table-cell table:formula="of:=SUM([.E$3:.E11])" office:value-type="float" office:value="195275" calcext:value-type="float">
            <text:p>195275</text:p>
          </table:table-cell>
          <table:table-cell table:style-name="ce2" table:formula="of:=SUM([.F$3:.F11])" office:value-type="float" office:value="30.301193" calcext:value-type="float">
            <text:p>30.3</text:p>
          </table:table-cell>
          <table:table-cell table:style-name="ce4" table:formula="of:=([.I11]+[.J11])/[.K11]" office:value-type="float" office:value="10115.5753174471" calcext:value-type="float">
            <text:p>10116</text:p>
          </table:table-cell>
          <table:table-cell table:style-name="ce4" table:formula="of:=[.I11]/[.K11]" office:value-type="float" office:value="3671.10958304513" calcext:value-type="float">
            <text:p>36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13" calcext:value-type="float">
            <text:p>55413</text:p>
          </table:table-cell>
          <table:table-cell office:value-type="float" office:value="3.15477880932391" calcext:value-type="float">
            <text:p>3.15</text:p>
          </table:table-cell>
          <table:table-cell office:value-type="float" office:value="13149" calcext:value-type="float">
            <text:p>13149</text:p>
          </table:table-cell>
          <table:table-cell office:value-type="float" office:value="23142" calcext:value-type="float">
            <text:p>23142</text:p>
          </table:table-cell>
          <table:table-cell table:style-name="ce2" office:value-type="float" office:value="8.54465" calcext:value-type="float">
            <text:p>8.5</text:p>
          </table:table-cell>
          <table:table-cell office:value-type="float" office:value="4247" calcext:value-type="float">
            <text:p>4247</text:p>
          </table:table-cell>
          <table:table-cell/>
          <table:table-cell table:formula="of:=SUM([.D$3:.D12])" office:value-type="float" office:value="124388" calcext:value-type="float">
            <text:p>124388</text:p>
          </table:table-cell>
          <table:table-cell table:formula="of:=SUM([.E$3:.E12])" office:value-type="float" office:value="218417" calcext:value-type="float">
            <text:p>218417</text:p>
          </table:table-cell>
          <table:table-cell table:style-name="ce2" table:formula="of:=SUM([.F$3:.F12])" office:value-type="float" office:value="38.845843" calcext:value-type="float">
            <text:p>38.8</text:p>
          </table:table-cell>
          <table:table-cell table:style-name="ce4" table:formula="of:=([.I12]+[.J12])/[.K12]" office:value-type="float" office:value="8824.75378382186" calcext:value-type="float">
            <text:p>8825</text:p>
          </table:table-cell>
          <table:table-cell table:style-name="ce4" table:formula="of:=[.I12]/[.K12]" office:value-type="float" office:value="3202.09294981705" calcext:value-type="float">
            <text:p>32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11" calcext:value-type="float">
            <text:p>55411</text:p>
          </table:table-cell>
          <table:table-cell office:value-type="float" office:value="3.54717961343005" calcext:value-type="float">
            <text:p>3.55</text:p>
          </table:table-cell>
          <table:table-cell office:value-type="float" office:value="30208" calcext:value-type="float">
            <text:p>30208</text:p>
          </table:table-cell>
          <table:table-cell office:value-type="float" office:value="8622" calcext:value-type="float">
            <text:p>8622</text:p>
          </table:table-cell>
          <table:table-cell table:style-name="ce2" office:value-type="float" office:value="10.5108" calcext:value-type="float">
            <text:p>10.5</text:p>
          </table:table-cell>
          <table:table-cell office:value-type="float" office:value="3694" calcext:value-type="float">
            <text:p>3694</text:p>
          </table:table-cell>
          <table:table-cell/>
          <table:table-cell table:formula="of:=SUM([.D$3:.D13])" office:value-type="float" office:value="154596" calcext:value-type="float">
            <text:p>154596</text:p>
          </table:table-cell>
          <table:table-cell table:formula="of:=SUM([.E$3:.E13])" office:value-type="float" office:value="227039" calcext:value-type="float">
            <text:p>227039</text:p>
          </table:table-cell>
          <table:table-cell table:style-name="ce2" table:formula="of:=SUM([.F$3:.F13])" office:value-type="float" office:value="49.356643" calcext:value-type="float">
            <text:p>49.4</text:p>
          </table:table-cell>
          <table:table-cell table:style-name="ce4" table:formula="of:=([.I13]+[.J13])/[.K13]" office:value-type="float" office:value="7732.19118650351" calcext:value-type="float">
            <text:p>7732</text:p>
          </table:table-cell>
          <table:table-cell table:style-name="ce4" table:formula="of:=[.I13]/[.K13]" office:value-type="float" office:value="3132.22274861765" calcext:value-type="float">
            <text:p>31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08" calcext:value-type="float">
            <text:p>55408</text:p>
          </table:table-cell>
          <table:table-cell office:value-type="float" office:value="4.55293034277856" calcext:value-type="float">
            <text:p>4.55</text:p>
          </table:table-cell>
          <table:table-cell office:value-type="float" office:value="31202" calcext:value-type="float">
            <text:p>31202</text:p>
          </table:table-cell>
          <table:table-cell office:value-type="float" office:value="15094" calcext:value-type="float">
            <text:p>15094</text:p>
          </table:table-cell>
          <table:table-cell table:style-name="ce2" office:value-type="float" office:value="7.04336" calcext:value-type="float">
            <text:p>7.0</text:p>
          </table:table-cell>
          <table:table-cell office:value-type="float" office:value="6573" calcext:value-type="float">
            <text:p>6573</text:p>
          </table:table-cell>
          <table:table-cell/>
          <table:table-cell table:formula="of:=SUM([.D$3:.D14])" office:value-type="float" office:value="185798" calcext:value-type="float">
            <text:p>185798</text:p>
          </table:table-cell>
          <table:table-cell table:formula="of:=SUM([.E$3:.E14])" office:value-type="float" office:value="242133" calcext:value-type="float">
            <text:p>242133</text:p>
          </table:table-cell>
          <table:table-cell table:style-name="ce2" table:formula="of:=SUM([.F$3:.F14])" office:value-type="float" office:value="56.400003" calcext:value-type="float">
            <text:p>56.4</text:p>
          </table:table-cell>
          <table:table-cell table:style-name="ce4" table:formula="of:=([.I14]+[.J14])/[.K14]" office:value-type="float" office:value="7587.42867442755" calcext:value-type="float">
            <text:p>7587</text:p>
          </table:table-cell>
          <table:table-cell table:style-name="ce4" table:formula="of:=[.I14]/[.K14]" office:value-type="float" office:value="3294.29060491362" calcext:value-type="float">
            <text:p>32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07" calcext:value-type="float">
            <text:p>55407</text:p>
          </table:table-cell>
          <table:table-cell office:value-type="float" office:value="4.7466116717644" calcext:value-type="float">
            <text:p>4.75</text:p>
          </table:table-cell>
          <table:table-cell office:value-type="float" office:value="39210" calcext:value-type="float">
            <text:p>39210</text:p>
          </table:table-cell>
          <table:table-cell office:value-type="float" office:value="15532" calcext:value-type="float">
            <text:p>15532</text:p>
          </table:table-cell>
          <table:table-cell table:style-name="ce2" office:value-type="float" office:value="10.465" calcext:value-type="float">
            <text:p>10.5</text:p>
          </table:table-cell>
          <table:table-cell office:value-type="float" office:value="5231" calcext:value-type="float">
            <text:p>5231</text:p>
          </table:table-cell>
          <table:table-cell/>
          <table:table-cell table:formula="of:=SUM([.D$3:.D15])" office:value-type="float" office:value="225008" calcext:value-type="float">
            <text:p>225008</text:p>
          </table:table-cell>
          <table:table-cell table:formula="of:=SUM([.E$3:.E15])" office:value-type="float" office:value="257665" calcext:value-type="float">
            <text:p>257665</text:p>
          </table:table-cell>
          <table:table-cell table:style-name="ce2" table:formula="of:=SUM([.F$3:.F15])" office:value-type="float" office:value="66.865003" calcext:value-type="float">
            <text:p>66.9</text:p>
          </table:table-cell>
          <table:table-cell table:style-name="ce4" table:formula="of:=([.I15]+[.J15])/[.K15]" office:value-type="float" office:value="7218.61928279582" calcext:value-type="float">
            <text:p>7219</text:p>
          </table:table-cell>
          <table:table-cell table:style-name="ce4" table:formula="of:=[.I15]/[.K15]" office:value-type="float" office:value="3365.10865033536" calcext:value-type="float">
            <text:p>33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18" calcext:value-type="float">
            <text:p>55418</text:p>
          </table:table-cell>
          <table:table-cell office:value-type="float" office:value="5.26432038277388" calcext:value-type="float">
            <text:p>5.26</text:p>
          </table:table-cell>
          <table:table-cell office:value-type="float" office:value="30750" calcext:value-type="float">
            <text:p>30750</text:p>
          </table:table-cell>
          <table:table-cell office:value-type="float" office:value="9781" calcext:value-type="float">
            <text:p>9781</text:p>
          </table:table-cell>
          <table:table-cell table:style-name="ce2" office:value-type="float" office:value="17.5462" calcext:value-type="float">
            <text:p>17.5</text:p>
          </table:table-cell>
          <table:table-cell office:value-type="float" office:value="2310" calcext:value-type="float">
            <text:p>2310</text:p>
          </table:table-cell>
          <table:table-cell/>
          <table:table-cell table:formula="of:=SUM([.D$3:.D16])" office:value-type="float" office:value="255758" calcext:value-type="float">
            <text:p>255758</text:p>
          </table:table-cell>
          <table:table-cell table:formula="of:=SUM([.E$3:.E16])" office:value-type="float" office:value="267446" calcext:value-type="float">
            <text:p>267446</text:p>
          </table:table-cell>
          <table:table-cell table:style-name="ce2" table:formula="of:=SUM([.F$3:.F16])" office:value-type="float" office:value="84.411203" calcext:value-type="float">
            <text:p>84.4</text:p>
          </table:table-cell>
          <table:table-cell table:style-name="ce4" table:formula="of:=([.I16]+[.J16])/[.K16]" office:value-type="float" office:value="6198.27678560629" calcext:value-type="float">
            <text:p>6198</text:p>
          </table:table-cell>
          <table:table-cell table:style-name="ce4" table:formula="of:=[.I16]/[.K16]" office:value-type="float" office:value="3029.90587635625" calcext:value-type="float">
            <text:p>30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09" calcext:value-type="float">
            <text:p>55409</text:p>
          </table:table-cell>
          <table:table-cell office:value-type="float" office:value="5.3039860105142" calcext:value-type="float">
            <text:p>5.30</text:p>
          </table:table-cell>
          <table:table-cell office:value-type="float" office:value="11753" calcext:value-type="float">
            <text:p>11753</text:p>
          </table:table-cell>
          <table:table-cell office:value-type="float" office:value="3117" calcext:value-type="float">
            <text:p>3117</text:p>
          </table:table-cell>
          <table:table-cell table:style-name="ce2" office:value-type="float" office:value="3.21608" calcext:value-type="float">
            <text:p>3.2</text:p>
          </table:table-cell>
          <table:table-cell office:value-type="float" office:value="4624" calcext:value-type="float">
            <text:p>4624</text:p>
          </table:table-cell>
          <table:table-cell/>
          <table:table-cell table:formula="of:=SUM([.D$3:.D17])" office:value-type="float" office:value="267511" calcext:value-type="float">
            <text:p>267511</text:p>
          </table:table-cell>
          <table:table-cell table:formula="of:=SUM([.E$3:.E17])" office:value-type="float" office:value="270563" calcext:value-type="float">
            <text:p>270563</text:p>
          </table:table-cell>
          <table:table-cell table:style-name="ce2" table:formula="of:=SUM([.F$3:.F17])" office:value-type="float" office:value="87.627283" calcext:value-type="float">
            <text:p>87.6</text:p>
          </table:table-cell>
          <table:table-cell table:style-name="ce4" table:formula="of:=([.I17]+[.J17])/[.K17]" office:value-type="float" office:value="6140.48480768256" calcext:value-type="float">
            <text:p>6140</text:p>
          </table:table-cell>
          <table:table-cell table:style-name="ce4" table:formula="of:=[.I17]/[.K17]" office:value-type="float" office:value="3052.8277363113" calcext:value-type="float">
            <text:p>30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06" calcext:value-type="float">
            <text:p>55406</text:p>
          </table:table-cell>
          <table:table-cell office:value-type="float" office:value="5.5076687566191" calcext:value-type="float">
            <text:p>5.51</text:p>
          </table:table-cell>
          <table:table-cell office:value-type="float" office:value="33846" calcext:value-type="float">
            <text:p>33846</text:p>
          </table:table-cell>
          <table:table-cell office:value-type="float" office:value="10707" calcext:value-type="float">
            <text:p>10707</text:p>
          </table:table-cell>
          <table:table-cell table:style-name="ce2" office:value-type="float" office:value="12.9546" calcext:value-type="float">
            <text:p>13.0</text:p>
          </table:table-cell>
          <table:table-cell office:value-type="float" office:value="3439" calcext:value-type="float">
            <text:p>3439</text:p>
          </table:table-cell>
          <table:table-cell/>
          <table:table-cell table:formula="of:=SUM([.D$3:.D18])" office:value-type="float" office:value="301357" calcext:value-type="float">
            <text:p>301357</text:p>
          </table:table-cell>
          <table:table-cell table:formula="of:=SUM([.E$3:.E18])" office:value-type="float" office:value="281270" calcext:value-type="float">
            <text:p>281270</text:p>
          </table:table-cell>
          <table:table-cell table:style-name="ce2" table:formula="of:=SUM([.F$3:.F18])" office:value-type="float" office:value="100.581883" calcext:value-type="float">
            <text:p>100.6</text:p>
          </table:table-cell>
          <table:table-cell table:style-name="ce4" table:formula="of:=([.I18]+[.J18])/[.K18]" office:value-type="float" office:value="5792.56405450274" calcext:value-type="float">
            <text:p>5793</text:p>
          </table:table-cell>
          <table:table-cell table:style-name="ce4" table:formula="of:=[.I18]/[.K18]" office:value-type="float" office:value="2996.13599399407" calcext:value-type="float">
            <text:p>2996</text:p>
          </table:table-cell>
          <table:table-cell/>
          <table:table-cell table:style-name="ce4" table:formula="of:=([.I18]-[.I17])*(100-[.K17])/([.K18]-[.K17])+[.I17]" office:value-type="float" office:value="299836.735999722" calcext:value-type="float">
            <text:p>299837</text:p>
          </table:table-cell>
          <table:table-cell table:style-name="ce4" table:formula="of:=([.J18]-[.J17])*(100-[.K17])/([.K18]-[.K17])+[.J17]" office:value-type="float" office:value="280789.072662915" calcext:value-type="float">
            <text:p>280789</text:p>
          </table:table-cell>
          <table:table-cell office:value-type="string" calcext:value-type="string">
            <text:p>100 km^2</text:p>
          </table:table-cell>
        </table:table-row>
        <table:table-row table:style-name="ro1">
          <table:table-cell/>
          <table:table-cell office:value-type="float" office:value="55114" calcext:value-type="float">
            <text:p>55114</text:p>
          </table:table-cell>
          <table:table-cell office:value-type="float" office:value="5.67597526961938" calcext:value-type="float">
            <text:p>5.68</text:p>
          </table:table-cell>
          <table:table-cell office:value-type="float" office:value="3363" calcext:value-type="float">
            <text:p>3363</text:p>
          </table:table-cell>
          <table:table-cell office:value-type="float" office:value="12034" calcext:value-type="float">
            <text:p>12034</text:p>
          </table:table-cell>
          <table:table-cell table:style-name="ce2" office:value-type="float" office:value="3.37031" calcext:value-type="float">
            <text:p>3.4</text:p>
          </table:table-cell>
          <table:table-cell office:value-type="float" office:value="4568" calcext:value-type="float">
            <text:p>4568</text:p>
          </table:table-cell>
          <table:table-cell/>
          <table:table-cell table:formula="of:=SUM([.D$3:.D19])" office:value-type="float" office:value="304720" calcext:value-type="float">
            <text:p>304720</text:p>
          </table:table-cell>
          <table:table-cell table:formula="of:=SUM([.E$3:.E19])" office:value-type="float" office:value="293304" calcext:value-type="float">
            <text:p>293304</text:p>
          </table:table-cell>
          <table:table-cell table:style-name="ce2" table:formula="of:=SUM([.F$3:.F19])" office:value-type="float" office:value="103.952193" calcext:value-type="float">
            <text:p>104.0</text:p>
          </table:table-cell>
          <table:table-cell table:style-name="ce4" table:formula="of:=([.I19]+[.J19])/[.K19]" office:value-type="float" office:value="5752.87526642175" calcext:value-type="float">
            <text:p>5753</text:p>
          </table:table-cell>
          <table:table-cell table:style-name="ce4" table:formula="of:=[.I19]/[.K19]" office:value-type="float" office:value="2931.34748970616" calcext:value-type="float">
            <text:p>29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16" calcext:value-type="float">
            <text:p>55416</text:p>
          </table:table-cell>
          <table:table-cell office:value-type="float" office:value="6.27290892167017" calcext:value-type="float">
            <text:p>6.27</text:p>
          </table:table-cell>
          <table:table-cell office:value-type="float" office:value="30707" calcext:value-type="float">
            <text:p>30707</text:p>
          </table:table-cell>
          <table:table-cell office:value-type="float" office:value="32565" calcext:value-type="float">
            <text:p>32565</text:p>
          </table:table-cell>
          <table:table-cell table:style-name="ce2" office:value-type="float" office:value="18.9615" calcext:value-type="float">
            <text:p>19.0</text:p>
          </table:table-cell>
          <table:table-cell office:value-type="float" office:value="3337" calcext:value-type="float">
            <text:p>3337</text:p>
          </table:table-cell>
          <table:table-cell/>
          <table:table-cell table:formula="of:=SUM([.D$3:.D20])" office:value-type="float" office:value="335427" calcext:value-type="float">
            <text:p>335427</text:p>
          </table:table-cell>
          <table:table-cell table:formula="of:=SUM([.E$3:.E20])" office:value-type="float" office:value="325869" calcext:value-type="float">
            <text:p>325869</text:p>
          </table:table-cell>
          <table:table-cell table:style-name="ce2" table:formula="of:=SUM([.F$3:.F20])" office:value-type="float" office:value="122.913693" calcext:value-type="float">
            <text:p>122.9</text:p>
          </table:table-cell>
          <table:table-cell table:style-name="ce4" table:formula="of:=([.I20]+[.J20])/[.K20]" office:value-type="float" office:value="5380.16541411704" calcext:value-type="float">
            <text:p>5380</text:p>
          </table:table-cell>
          <table:table-cell table:style-name="ce4" table:formula="of:=[.I20]/[.K20]" office:value-type="float" office:value="2728.96364768733" calcext:value-type="float">
            <text:p>27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12" calcext:value-type="float">
            <text:p>55412</text:p>
          </table:table-cell>
          <table:table-cell office:value-type="float" office:value="6.35746654534712" calcext:value-type="float">
            <text:p>6.36</text:p>
          </table:table-cell>
          <table:table-cell office:value-type="float" office:value="21732" calcext:value-type="float">
            <text:p>21732</text:p>
          </table:table-cell>
          <table:table-cell office:value-type="float" office:value="1858" calcext:value-type="float">
            <text:p>1858</text:p>
          </table:table-cell>
          <table:table-cell table:style-name="ce2" office:value-type="float" office:value="9.40744" calcext:value-type="float">
            <text:p>9.4</text:p>
          </table:table-cell>
          <table:table-cell office:value-type="float" office:value="2508" calcext:value-type="float">
            <text:p>2508</text:p>
          </table:table-cell>
          <table:table-cell/>
          <table:table-cell table:formula="of:=SUM([.D$3:.D21])" office:value-type="float" office:value="357159" calcext:value-type="float">
            <text:p>357159</text:p>
          </table:table-cell>
          <table:table-cell table:formula="of:=SUM([.E$3:.E21])" office:value-type="float" office:value="327727" calcext:value-type="float">
            <text:p>327727</text:p>
          </table:table-cell>
          <table:table-cell table:style-name="ce2" table:formula="of:=SUM([.F$3:.F21])" office:value-type="float" office:value="132.321133" calcext:value-type="float">
            <text:p>132.3</text:p>
          </table:table-cell>
          <table:table-cell table:style-name="ce4" table:formula="of:=([.I21]+[.J21])/[.K21]" office:value-type="float" office:value="5175.93814738572" calcext:value-type="float">
            <text:p>5176</text:p>
          </table:table-cell>
          <table:table-cell table:style-name="ce4" table:formula="of:=[.I21]/[.K21]" office:value-type="float" office:value="2699.18335720417" calcext:value-type="float">
            <text:p>26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22" calcext:value-type="float">
            <text:p>55422</text:p>
          </table:table-cell>
          <table:table-cell office:value-type="float" office:value="6.91964737230912" calcext:value-type="float">
            <text:p>6.92</text:p>
          </table:table-cell>
          <table:table-cell office:value-type="float" office:value="28777" calcext:value-type="float">
            <text:p>28777</text:p>
          </table:table-cell>
          <table:table-cell office:value-type="float" office:value="22420" calcext:value-type="float">
            <text:p>22420</text:p>
          </table:table-cell>
          <table:table-cell table:style-name="ce2" office:value-type="float" office:value="21.4908" calcext:value-type="float">
            <text:p>21.5</text:p>
          </table:table-cell>
          <table:table-cell office:value-type="float" office:value="2382" calcext:value-type="float">
            <text:p>2382</text:p>
          </table:table-cell>
          <table:table-cell/>
          <table:table-cell table:formula="of:=SUM([.D$3:.D22])" office:value-type="float" office:value="385936" calcext:value-type="float">
            <text:p>385936</text:p>
          </table:table-cell>
          <table:table-cell table:formula="of:=SUM([.E$3:.E22])" office:value-type="float" office:value="350147" calcext:value-type="float">
            <text:p>350147</text:p>
          </table:table-cell>
          <table:table-cell table:style-name="ce2" table:formula="of:=SUM([.F$3:.F22])" office:value-type="float" office:value="153.811933" calcext:value-type="float">
            <text:p>153.8</text:p>
          </table:table-cell>
          <table:table-cell table:style-name="ce4" table:formula="of:=([.I22]+[.J22])/[.K22]" office:value-type="float" office:value="4785.60398821592" calcext:value-type="float">
            <text:p>4786</text:p>
          </table:table-cell>
          <table:table-cell table:style-name="ce4" table:formula="of:=[.I22]/[.K22]" office:value-type="float" office:value="2509.14212228254" calcext:value-type="float">
            <text:p>25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19" calcext:value-type="float">
            <text:p>55419</text:p>
          </table:table-cell>
          <table:table-cell office:value-type="float" office:value="8.06734483882785" calcext:value-type="float">
            <text:p>8.07</text:p>
          </table:table-cell>
          <table:table-cell office:value-type="float" office:value="26988" calcext:value-type="float">
            <text:p>26988</text:p>
          </table:table-cell>
          <table:table-cell office:value-type="float" office:value="5711" calcext:value-type="float">
            <text:p>5711</text:p>
          </table:table-cell>
          <table:table-cell table:style-name="ce2" office:value-type="float" office:value="10.9151" calcext:value-type="float">
            <text:p>10.9</text:p>
          </table:table-cell>
          <table:table-cell office:value-type="float" office:value="2996" calcext:value-type="float">
            <text:p>2996</text:p>
          </table:table-cell>
          <table:table-cell/>
          <table:table-cell table:formula="of:=SUM([.D$3:.D23])" office:value-type="float" office:value="412924" calcext:value-type="float">
            <text:p>412924</text:p>
          </table:table-cell>
          <table:table-cell table:formula="of:=SUM([.E$3:.E23])" office:value-type="float" office:value="355858" calcext:value-type="float">
            <text:p>355858</text:p>
          </table:table-cell>
          <table:table-cell table:style-name="ce2" table:formula="of:=SUM([.F$3:.F23])" office:value-type="float" office:value="164.727033" calcext:value-type="float">
            <text:p>164.7</text:p>
          </table:table-cell>
          <table:table-cell table:style-name="ce4" table:formula="of:=([.I23]+[.J23])/[.K23]" office:value-type="float" office:value="4667.00568813135" calcext:value-type="float">
            <text:p>4667</text:p>
          </table:table-cell>
          <table:table-cell table:style-name="ce4" table:formula="of:=[.I23]/[.K23]" office:value-type="float" office:value="2506.71667230235" calcext:value-type="float">
            <text:p>25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21" calcext:value-type="float">
            <text:p>55421</text:p>
          </table:table-cell>
          <table:table-cell office:value-type="float" office:value="8.28131402403116" calcext:value-type="float">
            <text:p>8.28</text:p>
          </table:table-cell>
          <table:table-cell office:value-type="float" office:value="27652" calcext:value-type="float">
            <text:p>27652</text:p>
          </table:table-cell>
          <table:table-cell office:value-type="float" office:value="11345" calcext:value-type="float">
            <text:p>11345</text:p>
          </table:table-cell>
          <table:table-cell table:style-name="ce2" office:value-type="float" office:value="16.2574" calcext:value-type="float">
            <text:p>16.3</text:p>
          </table:table-cell>
          <table:table-cell office:value-type="float" office:value="2399" calcext:value-type="float">
            <text:p>2399</text:p>
          </table:table-cell>
          <table:table-cell/>
          <table:table-cell table:formula="of:=SUM([.D$3:.D24])" office:value-type="float" office:value="440576" calcext:value-type="float">
            <text:p>440576</text:p>
          </table:table-cell>
          <table:table-cell table:formula="of:=SUM([.E$3:.E24])" office:value-type="float" office:value="367203" calcext:value-type="float">
            <text:p>367203</text:p>
          </table:table-cell>
          <table:table-cell table:style-name="ce2" table:formula="of:=SUM([.F$3:.F24])" office:value-type="float" office:value="180.984433" calcext:value-type="float">
            <text:p>181.0</text:p>
          </table:table-cell>
          <table:table-cell table:style-name="ce4" table:formula="of:=([.I24]+[.J24])/[.K24]" office:value-type="float" office:value="4463.25126758278" calcext:value-type="float">
            <text:p>4463</text:p>
          </table:table-cell>
          <table:table-cell table:style-name="ce4" table:formula="of:=[.I24]/[.K24]" office:value-type="float" office:value="2434.33091286918" calcext:value-type="float">
            <text:p>24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10" calcext:value-type="float">
            <text:p>55410</text:p>
          </table:table-cell>
          <table:table-cell office:value-type="float" office:value="8.36068168289959" calcext:value-type="float">
            <text:p>8.36</text:p>
          </table:table-cell>
          <table:table-cell office:value-type="float" office:value="19864" calcext:value-type="float">
            <text:p>19864</text:p>
          </table:table-cell>
          <table:table-cell office:value-type="float" office:value="3385" calcext:value-type="float">
            <text:p>3385</text:p>
          </table:table-cell>
          <table:table-cell table:style-name="ce2" office:value-type="float" office:value="7.71025" calcext:value-type="float">
            <text:p>7.7</text:p>
          </table:table-cell>
          <table:table-cell office:value-type="float" office:value="3015" calcext:value-type="float">
            <text:p>3015</text:p>
          </table:table-cell>
          <table:table-cell/>
          <table:table-cell table:formula="of:=SUM([.D$3:.D25])" office:value-type="float" office:value="460440" calcext:value-type="float">
            <text:p>460440</text:p>
          </table:table-cell>
          <table:table-cell table:formula="of:=SUM([.E$3:.E25])" office:value-type="float" office:value="370588" calcext:value-type="float">
            <text:p>370588</text:p>
          </table:table-cell>
          <table:table-cell table:style-name="ce2" table:formula="of:=SUM([.F$3:.F25])" office:value-type="float" office:value="188.694683" calcext:value-type="float">
            <text:p>188.7</text:p>
          </table:table-cell>
          <table:table-cell table:style-name="ce4" table:formula="of:=([.I25]+[.J25])/[.K25]" office:value-type="float" office:value="4404.08805795551" calcext:value-type="float">
            <text:p>4404</text:p>
          </table:table-cell>
          <table:table-cell table:style-name="ce4" table:formula="of:=[.I25]/[.K25]" office:value-type="float" office:value="2440.13234861525" calcext:value-type="float">
            <text:p>24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17" calcext:value-type="float">
            <text:p>55417</text:p>
          </table:table-cell>
          <table:table-cell office:value-type="float" office:value="8.50542734418064" calcext:value-type="float">
            <text:p>8.51</text:p>
          </table:table-cell>
          <table:table-cell office:value-type="float" office:value="25725" calcext:value-type="float">
            <text:p>25725</text:p>
          </table:table-cell>
          <table:table-cell office:value-type="float" office:value="4935" calcext:value-type="float">
            <text:p>4935</text:p>
          </table:table-cell>
          <table:table-cell table:style-name="ce2" office:value-type="float" office:value="14.1594" calcext:value-type="float">
            <text:p>14.2</text:p>
          </table:table-cell>
          <table:table-cell office:value-type="float" office:value="2165" calcext:value-type="float">
            <text:p>2165</text:p>
          </table:table-cell>
          <table:table-cell/>
          <table:table-cell table:formula="of:=SUM([.D$3:.D26])" office:value-type="float" office:value="486165" calcext:value-type="float">
            <text:p>486165</text:p>
          </table:table-cell>
          <table:table-cell table:formula="of:=SUM([.E$3:.E26])" office:value-type="float" office:value="375523" calcext:value-type="float">
            <text:p>375523</text:p>
          </table:table-cell>
          <table:table-cell table:style-name="ce2" table:formula="of:=SUM([.F$3:.F26])" office:value-type="float" office:value="202.854083" calcext:value-type="float">
            <text:p>202.9</text:p>
          </table:table-cell>
          <table:table-cell table:style-name="ce4" table:formula="of:=([.I26]+[.J26])/[.K26]" office:value-type="float" office:value="4247.82181978561" calcext:value-type="float">
            <text:p>4248</text:p>
          </table:table-cell>
          <table:table-cell table:style-name="ce4" table:formula="of:=[.I26]/[.K26]" office:value-type="float" office:value="2396.62417837555" calcext:value-type="float">
            <text:p>2397</text:p>
          </table:table-cell>
          <table:table-cell/>
          <table:table-cell table:style-name="ce4" table:formula="of:=([.I26]-[.I25])*(200-[.K25])/([.K26]-[.K25])+[.I25]" office:value-type="float" office:value="480979.661272724" calcext:value-type="float">
            <text:p>480980</text:p>
          </table:table-cell>
          <table:table-cell table:style-name="ce4" table:formula="of:=([.J26]-[.J25])*(200-[.K25])/([.K26]-[.K25])+[.J25]" office:value-type="float" office:value="374528.261550278" calcext:value-type="float">
            <text:p>374528</text:p>
          </table:table-cell>
          <table:table-cell office:value-type="string" calcext:value-type="string">
            <text:p>200 km^2</text:p>
          </table:table-cell>
        </table:table-row>
        <table:table-row table:style-name="ro1">
          <table:table-cell/>
          <table:table-cell office:value-type="float" office:value="55426" calcext:value-type="float">
            <text:p>55426</text:p>
          </table:table-cell>
          <table:table-cell office:value-type="float" office:value="8.7463598568365" calcext:value-type="float">
            <text:p>8.75</text:p>
          </table:table-cell>
          <table:table-cell office:value-type="float" office:value="25798" calcext:value-type="float">
            <text:p>25798</text:p>
          </table:table-cell>
          <table:table-cell office:value-type="float" office:value="23185" calcext:value-type="float">
            <text:p>23185</text:p>
          </table:table-cell>
          <table:table-cell table:style-name="ce2" office:value-type="float" office:value="17.4868" calcext:value-type="float">
            <text:p>17.5</text:p>
          </table:table-cell>
          <table:table-cell office:value-type="float" office:value="2801" calcext:value-type="float">
            <text:p>2801</text:p>
          </table:table-cell>
          <table:table-cell/>
          <table:table-cell table:formula="of:=SUM([.D$3:.D27])" office:value-type="float" office:value="511963" calcext:value-type="float">
            <text:p>511963</text:p>
          </table:table-cell>
          <table:table-cell table:formula="of:=SUM([.E$3:.E27])" office:value-type="float" office:value="398708" calcext:value-type="float">
            <text:p>398708</text:p>
          </table:table-cell>
          <table:table-cell table:style-name="ce2" table:formula="of:=SUM([.F$3:.F27])" office:value-type="float" office:value="220.340883" calcext:value-type="float">
            <text:p>220.3</text:p>
          </table:table-cell>
          <table:table-cell table:style-name="ce4" table:formula="of:=([.I27]+[.J27])/[.K27]" office:value-type="float" office:value="4133.00966938578" calcext:value-type="float">
            <text:p>4133</text:p>
          </table:table-cell>
          <table:table-cell table:style-name="ce4" table:formula="of:=[.I27]/[.K27]" office:value-type="float" office:value="2323.50434939484" calcext:value-type="float">
            <text:p>23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27" calcext:value-type="float">
            <text:p>55427</text:p>
          </table:table-cell>
          <table:table-cell office:value-type="float" office:value="9.44772820964456" calcext:value-type="float">
            <text:p>9.45</text:p>
          </table:table-cell>
          <table:table-cell office:value-type="float" office:value="22808" calcext:value-type="float">
            <text:p>22808</text:p>
          </table:table-cell>
          <table:table-cell office:value-type="float" office:value="17952" calcext:value-type="float">
            <text:p>17952</text:p>
          </table:table-cell>
          <table:table-cell table:style-name="ce2" office:value-type="float" office:value="18.6885" calcext:value-type="float">
            <text:p>18.7</text:p>
          </table:table-cell>
          <table:table-cell office:value-type="float" office:value="2181" calcext:value-type="float">
            <text:p>2181</text:p>
          </table:table-cell>
          <table:table-cell/>
          <table:table-cell table:formula="of:=SUM([.D$3:.D28])" office:value-type="float" office:value="534771" calcext:value-type="float">
            <text:p>534771</text:p>
          </table:table-cell>
          <table:table-cell table:formula="of:=SUM([.E$3:.E28])" office:value-type="float" office:value="416660" calcext:value-type="float">
            <text:p>416660</text:p>
          </table:table-cell>
          <table:table-cell table:style-name="ce2" table:formula="of:=SUM([.F$3:.F28])" office:value-type="float" office:value="239.029383" calcext:value-type="float">
            <text:p>239.0</text:p>
          </table:table-cell>
          <table:table-cell table:style-name="ce4" table:formula="of:=([.I28]+[.J28])/[.K28]" office:value-type="float" office:value="3980.39348995015" calcext:value-type="float">
            <text:p>3980</text:p>
          </table:table-cell>
          <table:table-cell table:style-name="ce4" table:formula="of:=[.I28]/[.K28]" office:value-type="float" office:value="2237.26051286339" calcext:value-type="float">
            <text:p>22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24" calcext:value-type="float">
            <text:p>55424</text:p>
          </table:table-cell>
          <table:table-cell office:value-type="float" office:value="10.1017647121847" calcext:value-type="float">
            <text:p>10.10</text:p>
          </table:table-cell>
          <table:table-cell office:value-type="float" office:value="10032" calcext:value-type="float">
            <text:p>10032</text:p>
          </table:table-cell>
          <table:table-cell office:value-type="float" office:value="2208" calcext:value-type="float">
            <text:p>2208</text:p>
          </table:table-cell>
          <table:table-cell office:value-type="float" office:value="6.29351" calcext:value-type="float">
            <text:p>6.29</text:p>
          </table:table-cell>
          <table:table-cell office:value-type="float" office:value="1945" calcext:value-type="float">
            <text:p>1945</text:p>
          </table:table-cell>
          <table:table-cell/>
          <table:table-cell table:formula="of:=SUM([.D$3:.D29])" office:value-type="float" office:value="544803" calcext:value-type="float">
            <text:p>544803</text:p>
          </table:table-cell>
          <table:table-cell table:formula="of:=SUM([.E$3:.E29])" office:value-type="float" office:value="418868" calcext:value-type="float">
            <text:p>418868</text:p>
          </table:table-cell>
          <table:table-cell table:style-name="ce2" table:formula="of:=SUM([.F$3:.F29])" office:value-type="float" office:value="245.322893" calcext:value-type="float">
            <text:p>245.3</text:p>
          </table:table-cell>
          <table:table-cell table:style-name="ce4" table:formula="of:=([.I29]+[.J29])/[.K29]" office:value-type="float" office:value="3928.17395969646" calcext:value-type="float">
            <text:p>3928</text:p>
          </table:table-cell>
          <table:table-cell table:style-name="ce4" table:formula="of:=[.I29]/[.K29]" office:value-type="float" office:value="2220.75890813826" calcext:value-type="float">
            <text:p>22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30" calcext:value-type="float">
            <text:p>55430</text:p>
          </table:table-cell>
          <table:table-cell office:value-type="float" office:value="10.4835766808689" calcext:value-type="float">
            <text:p>10.48</text:p>
          </table:table-cell>
          <table:table-cell office:value-type="float" office:value="23545" calcext:value-type="float">
            <text:p>23545</text:p>
          </table:table-cell>
          <table:table-cell office:value-type="float" office:value="7372" calcext:value-type="float">
            <text:p>7372</text:p>
          </table:table-cell>
          <table:table-cell office:value-type="float" office:value="14.6275" calcext:value-type="float">
            <text:p>14.63</text:p>
          </table:table-cell>
          <table:table-cell office:value-type="float" office:value="2114" calcext:value-type="float">
            <text:p>2114</text:p>
          </table:table-cell>
          <table:table-cell/>
          <table:table-cell table:formula="of:=SUM([.D$3:.D30])" office:value-type="float" office:value="568348" calcext:value-type="float">
            <text:p>568348</text:p>
          </table:table-cell>
          <table:table-cell table:formula="of:=SUM([.E$3:.E30])" office:value-type="float" office:value="426240" calcext:value-type="float">
            <text:p>426240</text:p>
          </table:table-cell>
          <table:table-cell table:style-name="ce2" table:formula="of:=SUM([.F$3:.F30])" office:value-type="float" office:value="259.950393" calcext:value-type="float">
            <text:p>260.0</text:p>
          </table:table-cell>
          <table:table-cell table:style-name="ce4" table:formula="of:=([.I30]+[.J30])/[.K30]" office:value-type="float" office:value="3826.06846068511" calcext:value-type="float">
            <text:p>3826</text:p>
          </table:table-cell>
          <table:table-cell table:style-name="ce4" table:formula="of:=[.I30]/[.K30]" office:value-type="float" office:value="2186.37099733102" calcext:value-type="float">
            <text:p>2186</text:p>
          </table:table-cell>
          <table:table-cell/>
          <table:table-cell table:style-name="ce4" table:number-columns-repeated="2"/>
          <table:table-cell/>
        </table:table-row>
        <table:table-row table:style-name="ro1">
          <table:table-cell/>
          <table:table-cell office:value-type="float" office:value="55429" calcext:value-type="float">
            <text:p>55429</text:p>
          </table:table-cell>
          <table:table-cell office:value-type="float" office:value="11.2979237750173" calcext:value-type="float">
            <text:p>11.30</text:p>
          </table:table-cell>
          <table:table-cell office:value-type="float" office:value="27478" calcext:value-type="float">
            <text:p>27478</text:p>
          </table:table-cell>
          <table:table-cell office:value-type="float" office:value="6368" calcext:value-type="float">
            <text:p>6368</text:p>
          </table:table-cell>
          <table:table-cell office:value-type="float" office:value="16.102" calcext:value-type="float">
            <text:p>16.10</text:p>
          </table:table-cell>
          <table:table-cell office:value-type="float" office:value="2102" calcext:value-type="float">
            <text:p>2102</text:p>
          </table:table-cell>
          <table:table-cell/>
          <table:table-cell table:formula="of:=SUM([.D$3:.D31])" office:value-type="float" office:value="595826" calcext:value-type="float">
            <text:p>595826</text:p>
          </table:table-cell>
          <table:table-cell table:formula="of:=SUM([.E$3:.E31])" office:value-type="float" office:value="432608" calcext:value-type="float">
            <text:p>432608</text:p>
          </table:table-cell>
          <table:table-cell table:style-name="ce2" table:formula="of:=SUM([.F$3:.F31])" office:value-type="float" office:value="276.052393" calcext:value-type="float">
            <text:p>276.1</text:p>
          </table:table-cell>
          <table:table-cell table:style-name="ce4" table:formula="of:=([.I31]+[.J31])/[.K31]" office:value-type="float" office:value="3725.50293378547" calcext:value-type="float">
            <text:p>3726</text:p>
          </table:table-cell>
          <table:table-cell table:style-name="ce4" table:formula="of:=[.I31]/[.K31]" office:value-type="float" office:value="2158.38013039793" calcext:value-type="float">
            <text:p>21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50" calcext:value-type="float">
            <text:p>55450</text:p>
          </table:table-cell>
          <table:table-cell office:value-type="float" office:value="11.3029888100177" calcext:value-type="float">
            <text:p>11.30</text:p>
          </table:table-cell>
          <table:table-cell office:value-type="float" office:value="0" calcext:value-type="float">
            <text:p>0</text:p>
          </table:table-cell>
          <table:table-cell office:value-type="float" office:value="5034" calcext:value-type="float">
            <text:p>5034</text:p>
          </table:table-cell>
          <table:table-cell office:value-type="float" office:value="9.7291" calcext:value-type="float">
            <text:p>9.73</text:p>
          </table:table-cell>
          <table:table-cell office:value-type="float" office:value="517" calcext:value-type="float">
            <text:p>517</text:p>
          </table:table-cell>
          <table:table-cell/>
          <table:table-cell table:formula="of:=SUM([.D$3:.D32])" office:value-type="float" office:value="595826" calcext:value-type="float">
            <text:p>595826</text:p>
          </table:table-cell>
          <table:table-cell table:formula="of:=SUM([.E$3:.E32])" office:value-type="float" office:value="437642" calcext:value-type="float">
            <text:p>437642</text:p>
          </table:table-cell>
          <table:table-cell table:style-name="ce2" table:formula="of:=SUM([.F$3:.F32])" office:value-type="float" office:value="285.781493" calcext:value-type="float">
            <text:p>285.8</text:p>
          </table:table-cell>
          <table:table-cell table:style-name="ce4" table:formula="of:=([.I32]+[.J32])/[.K32]" office:value-type="float" office:value="3616.28735699831" calcext:value-type="float">
            <text:p>3616</text:p>
          </table:table-cell>
          <table:table-cell table:style-name="ce4" table:formula="of:=[.I32]/[.K32]" office:value-type="float" office:value="2084.90057821904" calcext:value-type="float">
            <text:p>2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23" calcext:value-type="float">
            <text:p>55423</text:p>
          </table:table-cell>
          <table:table-cell office:value-type="float" office:value="11.4389877300337" calcext:value-type="float">
            <text:p>11.44</text:p>
          </table:table-cell>
          <table:table-cell office:value-type="float" office:value="36185" calcext:value-type="float">
            <text:p>36185</text:p>
          </table:table-cell>
          <table:table-cell office:value-type="float" office:value="36346" calcext:value-type="float">
            <text:p>36346</text:p>
          </table:table-cell>
          <table:table-cell office:value-type="float" office:value="18.0126" calcext:value-type="float">
            <text:p>18.01</text:p>
          </table:table-cell>
          <table:table-cell office:value-type="float" office:value="4027" calcext:value-type="float">
            <text:p>4027</text:p>
          </table:table-cell>
          <table:table-cell/>
          <table:table-cell table:formula="of:=SUM([.D$3:.D33])" office:value-type="float" office:value="632011" calcext:value-type="float">
            <text:p>632011</text:p>
          </table:table-cell>
          <table:table-cell table:formula="of:=SUM([.E$3:.E33])" office:value-type="float" office:value="473988" calcext:value-type="float">
            <text:p>473988</text:p>
          </table:table-cell>
          <table:table-cell table:style-name="ce2" table:formula="of:=SUM([.F$3:.F33])" office:value-type="float" office:value="303.794093" calcext:value-type="float">
            <text:p>303.8</text:p>
          </table:table-cell>
          <table:table-cell table:style-name="ce4" table:formula="of:=([.I33]+[.J33])/[.K33]" office:value-type="float" office:value="3640.62049093232" calcext:value-type="float">
            <text:p>3641</text:p>
          </table:table-cell>
          <table:table-cell table:style-name="ce4" table:formula="of:=[.I33]/[.K33]" office:value-type="float" office:value="2080.39265595595" calcext:value-type="float">
            <text:p>2080</text:p>
          </table:table-cell>
          <table:table-cell/>
          <table:table-cell table:style-name="ce4" table:formula="of:=([.I33]-[.I32])*(300-[.K32])/([.K33]-[.K32])+[.I32]" office:value-type="float" office:value="624389.154447165" calcext:value-type="float">
            <text:p>624389</text:p>
          </table:table-cell>
          <table:table-cell table:style-name="ce4" table:formula="of:=([.J33]-[.J32])*(300-[.K32])/([.K33]-[.K32])+[.J32]" office:value-type="float" office:value="466332.24213173" calcext:value-type="float">
            <text:p>466332</text:p>
          </table:table-cell>
          <table:table-cell office:value-type="string" calcext:value-type="string">
            <text:p>300 km^2</text:p>
          </table:table-cell>
        </table:table-row>
        <table:table-row table:style-name="ro1">
          <table:table-cell/>
          <table:table-cell office:value-type="float" office:value="55436" calcext:value-type="float">
            <text:p>55436</text:p>
          </table:table-cell>
          <table:table-cell office:value-type="float" office:value="11.6691994449869" calcext:value-type="float">
            <text:p>11.67</text:p>
          </table:table-cell>
          <table:table-cell office:value-type="float" office:value="12143" calcext:value-type="float">
            <text:p>12143</text:p>
          </table:table-cell>
          <table:table-cell office:value-type="float" office:value="2886" calcext:value-type="float">
            <text:p>2886</text:p>
          </table:table-cell>
          <table:table-cell office:value-type="float" office:value="12.2605" calcext:value-type="float">
            <text:p>12.26</text:p>
          </table:table-cell>
          <table:table-cell office:value-type="float" office:value="1226" calcext:value-type="float">
            <text:p>1226</text:p>
          </table:table-cell>
          <table:table-cell/>
          <table:table-cell table:formula="of:=SUM([.D$3:.D34])" office:value-type="float" office:value="644154" calcext:value-type="float">
            <text:p>644154</text:p>
          </table:table-cell>
          <table:table-cell table:formula="of:=SUM([.E$3:.E34])" office:value-type="float" office:value="476874" calcext:value-type="float">
            <text:p>476874</text:p>
          </table:table-cell>
          <table:table-cell table:style-name="ce2" table:formula="of:=SUM([.F$3:.F34])" office:value-type="float" office:value="316.054593" calcext:value-type="float">
            <text:p>316.1</text:p>
          </table:table-cell>
          <table:table-cell table:style-name="ce4" table:formula="of:=([.I34]+[.J34])/[.K34]" office:value-type="float" office:value="3546.94418251976" calcext:value-type="float">
            <text:p>3547</text:p>
          </table:table-cell>
          <table:table-cell table:style-name="ce4" table:formula="of:=[.I34]/[.K34]" office:value-type="float" office:value="2038.1099160296" calcext:value-type="float">
            <text:p>20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35" calcext:value-type="float">
            <text:p>55435</text:p>
          </table:table-cell>
          <table:table-cell office:value-type="float" office:value="12.6528115367889" calcext:value-type="float">
            <text:p>12.65</text:p>
          </table:table-cell>
          <table:table-cell office:value-type="float" office:value="13095" calcext:value-type="float">
            <text:p>13095</text:p>
          </table:table-cell>
          <table:table-cell office:value-type="float" office:value="32634" calcext:value-type="float">
            <text:p>32634</text:p>
          </table:table-cell>
          <table:table-cell office:value-type="float" office:value="7.63902" calcext:value-type="float">
            <text:p>7.64</text:p>
          </table:table-cell>
          <table:table-cell office:value-type="float" office:value="5986" calcext:value-type="float">
            <text:p>5986</text:p>
          </table:table-cell>
          <table:table-cell/>
          <table:table-cell table:formula="of:=SUM([.D$3:.D35])" office:value-type="float" office:value="657249" calcext:value-type="float">
            <text:p>657249</text:p>
          </table:table-cell>
          <table:table-cell table:formula="of:=SUM([.E$3:.E35])" office:value-type="float" office:value="509508" calcext:value-type="float">
            <text:p>509508</text:p>
          </table:table-cell>
          <table:table-cell table:style-name="ce2" table:formula="of:=SUM([.F$3:.F35])" office:value-type="float" office:value="323.693613" calcext:value-type="float">
            <text:p>323.7</text:p>
          </table:table-cell>
          <table:table-cell table:style-name="ce4" table:formula="of:=([.I35]+[.J35])/[.K35]" office:value-type="float" office:value="3604.51041707765" calcext:value-type="float">
            <text:p>3605</text:p>
          </table:table-cell>
          <table:table-cell table:style-name="ce4" table:formula="of:=[.I35]/[.K35]" office:value-type="float" office:value="2030.46638427184" calcext:value-type="float">
            <text:p>20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41" calcext:value-type="float">
            <text:p>55441</text:p>
          </table:table-cell>
          <table:table-cell office:value-type="float" office:value="12.8898315126076" calcext:value-type="float">
            <text:p>12.89</text:p>
          </table:table-cell>
          <table:table-cell office:value-type="float" office:value="18176" calcext:value-type="float">
            <text:p>18176</text:p>
          </table:table-cell>
          <table:table-cell office:value-type="float" office:value="29419" calcext:value-type="float">
            <text:p>29419</text:p>
          </table:table-cell>
          <table:table-cell office:value-type="float" office:value="22.3482" calcext:value-type="float">
            <text:p>22.35</text:p>
          </table:table-cell>
          <table:table-cell office:value-type="float" office:value="2130" calcext:value-type="float">
            <text:p>2130</text:p>
          </table:table-cell>
          <table:table-cell/>
          <table:table-cell table:formula="of:=SUM([.D$3:.D36])" office:value-type="float" office:value="675425" calcext:value-type="float">
            <text:p>675425</text:p>
          </table:table-cell>
          <table:table-cell table:formula="of:=SUM([.E$3:.E36])" office:value-type="float" office:value="538927" calcext:value-type="float">
            <text:p>538927</text:p>
          </table:table-cell>
          <table:table-cell table:style-name="ce2" table:formula="of:=SUM([.F$3:.F36])" office:value-type="float" office:value="346.041813" calcext:value-type="float">
            <text:p>346.0</text:p>
          </table:table-cell>
          <table:table-cell table:style-name="ce4" table:formula="of:=([.I36]+[.J36])/[.K36]" office:value-type="float" office:value="3509.26377790074" calcext:value-type="float">
            <text:p>3509</text:p>
          </table:table-cell>
          <table:table-cell table:style-name="ce4" table:formula="of:=[.I36]/[.K36]" office:value-type="float" office:value="1951.85949970734" calcext:value-type="float">
            <text:p>19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305" calcext:value-type="float">
            <text:p>55305</text:p>
          </table:table-cell>
          <table:table-cell office:value-type="float" office:value="12.9355293471739" calcext:value-type="float">
            <text:p>12.94</text:p>
          </table:table-cell>
          <table:table-cell office:value-type="float" office:value="18819" calcext:value-type="float">
            <text:p>18819</text:p>
          </table:table-cell>
          <table:table-cell office:value-type="float" office:value="17884" calcext:value-type="float">
            <text:p>17884</text:p>
          </table:table-cell>
          <table:table-cell office:value-type="float" office:value="24.1381" calcext:value-type="float">
            <text:p>24.14</text:p>
          </table:table-cell>
          <table:table-cell office:value-type="float" office:value="1521" calcext:value-type="float">
            <text:p>1521</text:p>
          </table:table-cell>
          <table:table-cell/>
          <table:table-cell table:formula="of:=SUM([.D$3:.D37])" office:value-type="float" office:value="694244" calcext:value-type="float">
            <text:p>694244</text:p>
          </table:table-cell>
          <table:table-cell table:formula="of:=SUM([.E$3:.E37])" office:value-type="float" office:value="556811" calcext:value-type="float">
            <text:p>556811</text:p>
          </table:table-cell>
          <table:table-cell table:style-name="ce2" table:formula="of:=SUM([.F$3:.F37])" office:value-type="float" office:value="370.179913" calcext:value-type="float">
            <text:p>370.2</text:p>
          </table:table-cell>
          <table:table-cell table:style-name="ce4" table:formula="of:=([.I37]+[.J37])/[.K37]" office:value-type="float" office:value="3379.5864012751" calcext:value-type="float">
            <text:p>3380</text:p>
          </table:table-cell>
          <table:table-cell table:style-name="ce4" table:formula="of:=[.I37]/[.K37]" office:value-type="float" office:value="1875.42320806586" calcext:value-type="float">
            <text:p>1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112" calcext:value-type="float">
            <text:p>55112</text:p>
          </table:table-cell>
          <table:table-cell office:value-type="float" office:value="13.0824335638806" calcext:value-type="float">
            <text:p>13.08</text:p>
          </table:table-cell>
          <table:table-cell office:value-type="float" office:value="44533" calcext:value-type="float">
            <text:p>44533</text:p>
          </table:table-cell>
          <table:table-cell office:value-type="float" office:value="29065" calcext:value-type="float">
            <text:p>29065</text:p>
          </table:table-cell>
          <table:table-cell office:value-type="float" office:value="49.4464" calcext:value-type="float">
            <text:p>49.45</text:p>
          </table:table-cell>
          <table:table-cell office:value-type="float" office:value="1488" calcext:value-type="float">
            <text:p>1488</text:p>
          </table:table-cell>
          <table:table-cell/>
          <table:table-cell table:formula="of:=SUM([.D$3:.D38])" office:value-type="float" office:value="738777" calcext:value-type="float">
            <text:p>738777</text:p>
          </table:table-cell>
          <table:table-cell table:formula="of:=SUM([.E$3:.E38])" office:value-type="float" office:value="585876" calcext:value-type="float">
            <text:p>585876</text:p>
          </table:table-cell>
          <table:table-cell table:style-name="ce2" table:formula="of:=SUM([.F$3:.F38])" office:value-type="float" office:value="419.626313" calcext:value-type="float">
            <text:p>419.6</text:p>
          </table:table-cell>
          <table:table-cell table:style-name="ce4" table:formula="of:=([.I38]+[.J38])/[.K38]" office:value-type="float" office:value="3156.7443674582" calcext:value-type="float">
            <text:p>3157</text:p>
          </table:table-cell>
          <table:table-cell table:style-name="ce4" table:formula="of:=[.I38]/[.K38]" office:value-type="float" office:value="1760.55928122887" calcext:value-type="float">
            <text:p>17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28" calcext:value-type="float">
            <text:p>55428</text:p>
          </table:table-cell>
          <table:table-cell office:value-type="float" office:value="13.1780371337011" calcext:value-type="float">
            <text:p>13.18</text:p>
          </table:table-cell>
          <table:table-cell office:value-type="float" office:value="30104" calcext:value-type="float">
            <text:p>30104</text:p>
          </table:table-cell>
          <table:table-cell office:value-type="float" office:value="16612" calcext:value-type="float">
            <text:p>16612</text:p>
          </table:table-cell>
          <table:table-cell office:value-type="float" office:value="20.99" calcext:value-type="float">
            <text:p>20.99</text:p>
          </table:table-cell>
          <table:table-cell office:value-type="float" office:value="2226" calcext:value-type="float">
            <text:p>2226</text:p>
          </table:table-cell>
          <table:table-cell/>
          <table:table-cell table:formula="of:=SUM([.D$3:.D39])" office:value-type="float" office:value="768881" calcext:value-type="float">
            <text:p>768881</text:p>
          </table:table-cell>
          <table:table-cell table:formula="of:=SUM([.E$3:.E39])" office:value-type="float" office:value="602488" calcext:value-type="float">
            <text:p>602488</text:p>
          </table:table-cell>
          <table:table-cell table:style-name="ce2" table:formula="of:=SUM([.F$3:.F39])" office:value-type="float" office:value="440.616313" calcext:value-type="float">
            <text:p>440.6</text:p>
          </table:table-cell>
          <table:table-cell table:style-name="ce4" table:formula="of:=([.I39]+[.J39])/[.K39]" office:value-type="float" office:value="3112.38816979525" calcext:value-type="float">
            <text:p>3112</text:p>
          </table:table-cell>
          <table:table-cell table:style-name="ce4" table:formula="of:=[.I39]/[.K39]" office:value-type="float" office:value="1745.01255926037" calcext:value-type="float">
            <text:p>17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32" calcext:value-type="float">
            <text:p>55432</text:p>
          </table:table-cell>
          <table:table-cell office:value-type="float" office:value="13.3489311829582" calcext:value-type="float">
            <text:p>13.35</text:p>
          </table:table-cell>
          <table:table-cell office:value-type="float" office:value="30254" calcext:value-type="float">
            <text:p>30254</text:p>
          </table:table-cell>
          <table:table-cell office:value-type="float" office:value="26760" calcext:value-type="float">
            <text:p>26760</text:p>
          </table:table-cell>
          <table:table-cell office:value-type="float" office:value="25.5503" calcext:value-type="float">
            <text:p>25.55</text:p>
          </table:table-cell>
          <table:table-cell office:value-type="float" office:value="2231" calcext:value-type="float">
            <text:p>2231</text:p>
          </table:table-cell>
          <table:table-cell/>
          <table:table-cell table:formula="of:=SUM([.D$3:.D40])" office:value-type="float" office:value="799135" calcext:value-type="float">
            <text:p>799135</text:p>
          </table:table-cell>
          <table:table-cell table:formula="of:=SUM([.E$3:.E40])" office:value-type="float" office:value="629248" calcext:value-type="float">
            <text:p>629248</text:p>
          </table:table-cell>
          <table:table-cell table:style-name="ce2" table:formula="of:=SUM([.F$3:.F40])" office:value-type="float" office:value="466.166613" calcext:value-type="float">
            <text:p>466.2</text:p>
          </table:table-cell>
          <table:table-cell table:style-name="ce4" table:formula="of:=([.I40]+[.J40])/[.K40]" office:value-type="float" office:value="3064.10403526689" calcext:value-type="float">
            <text:p>3064</text:p>
          </table:table-cell>
          <table:table-cell table:style-name="ce4" table:formula="of:=[.I40]/[.K40]" office:value-type="float" office:value="1714.2690568447" calcext:value-type="float">
            <text:p>17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343" calcext:value-type="float">
            <text:p>55343</text:p>
          </table:table-cell>
          <table:table-cell office:value-type="float" office:value="13.7002668972686" calcext:value-type="float">
            <text:p>13.70</text:p>
          </table:table-cell>
          <table:table-cell office:value-type="float" office:value="25375" calcext:value-type="float">
            <text:p>25375</text:p>
          </table:table-cell>
          <table:table-cell office:value-type="float" office:value="37737" calcext:value-type="float">
            <text:p>37737</text:p>
          </table:table-cell>
          <table:table-cell office:value-type="float" office:value="19.5759" calcext:value-type="float">
            <text:p>19.58</text:p>
          </table:table-cell>
          <table:table-cell office:value-type="float" office:value="3224" calcext:value-type="float">
            <text:p>3224</text:p>
          </table:table-cell>
          <table:table-cell/>
          <table:table-cell table:formula="of:=SUM([.D$3:.D41])" office:value-type="float" office:value="824510" calcext:value-type="float">
            <text:p>824510</text:p>
          </table:table-cell>
          <table:table-cell table:formula="of:=SUM([.E$3:.E41])" office:value-type="float" office:value="666985" calcext:value-type="float">
            <text:p>666985</text:p>
          </table:table-cell>
          <table:table-cell table:style-name="ce2" table:formula="of:=SUM([.F$3:.F41])" office:value-type="float" office:value="485.742513" calcext:value-type="float">
            <text:p>485.7</text:p>
          </table:table-cell>
          <table:table-cell table:style-name="ce4" table:formula="of:=([.I41]+[.J41])/[.K41]" office:value-type="float" office:value="3070.54655518694" calcext:value-type="float">
            <text:p>3071</text:p>
          </table:table-cell>
          <table:table-cell table:style-name="ce4" table:formula="of:=[.I41]/[.K41]" office:value-type="float" office:value="1697.4219425591" calcext:value-type="float">
            <text:p>16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39" calcext:value-type="float">
            <text:p>55439</text:p>
          </table:table-cell>
          <table:table-cell office:value-type="float" office:value="14.1226115562022" calcext:value-type="float">
            <text:p>14.12</text:p>
          </table:table-cell>
          <table:table-cell office:value-type="float" office:value="8928" calcext:value-type="float">
            <text:p>8928</text:p>
          </table:table-cell>
          <table:table-cell office:value-type="float" office:value="17253" calcext:value-type="float">
            <text:p>17253</text:p>
          </table:table-cell>
          <table:table-cell office:value-type="float" office:value="12.3744" calcext:value-type="float">
            <text:p>12.37</text:p>
          </table:table-cell>
          <table:table-cell office:value-type="float" office:value="2116" calcext:value-type="float">
            <text:p>2116</text:p>
          </table:table-cell>
          <table:table-cell/>
          <table:table-cell table:formula="of:=SUM([.D$3:.D42])" office:value-type="float" office:value="833438" calcext:value-type="float">
            <text:p>833438</text:p>
          </table:table-cell>
          <table:table-cell table:formula="of:=SUM([.E$3:.E42])" office:value-type="float" office:value="684238" calcext:value-type="float">
            <text:p>684238</text:p>
          </table:table-cell>
          <table:table-cell table:style-name="ce2" table:formula="of:=SUM([.F$3:.F42])" office:value-type="float" office:value="498.116913" calcext:value-type="float">
            <text:p>498.1</text:p>
          </table:table-cell>
          <table:table-cell table:style-name="ce4" table:formula="of:=([.I42]+[.J42])/[.K42]" office:value-type="float" office:value="3046.82688017863" calcext:value-type="float">
            <text:p>3047</text:p>
          </table:table-cell>
          <table:table-cell table:style-name="ce4" table:formula="of:=[.I42]/[.K42]" office:value-type="float" office:value="1673.1774775132" calcext:value-type="float">
            <text:p>16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25" calcext:value-type="float">
            <text:p>55425</text:p>
          </table:table-cell>
          <table:table-cell office:value-type="float" office:value="14.2938084154576" calcext:value-type="float">
            <text:p>14.29</text:p>
          </table:table-cell>
          <table:table-cell office:value-type="float" office:value="9958" calcext:value-type="float">
            <text:p>9958</text:p>
          </table:table-cell>
          <table:table-cell office:value-type="float" office:value="30498" calcext:value-type="float">
            <text:p>30498</text:p>
          </table:table-cell>
          <table:table-cell office:value-type="float" office:value="12.2401" calcext:value-type="float">
            <text:p>12.24</text:p>
          </table:table-cell>
          <table:table-cell office:value-type="float" office:value="3305" calcext:value-type="float">
            <text:p>3305</text:p>
          </table:table-cell>
          <table:table-cell/>
          <table:table-cell table:formula="of:=SUM([.D$3:.D43])" office:value-type="float" office:value="843396" calcext:value-type="float">
            <text:p>843396</text:p>
          </table:table-cell>
          <table:table-cell table:formula="of:=SUM([.E$3:.E43])" office:value-type="float" office:value="714736" calcext:value-type="float">
            <text:p>714736</text:p>
          </table:table-cell>
          <table:table-cell table:style-name="ce2" table:formula="of:=SUM([.F$3:.F43])" office:value-type="float" office:value="510.357013" calcext:value-type="float">
            <text:p>510.4</text:p>
          </table:table-cell>
          <table:table-cell table:style-name="ce4" table:formula="of:=([.I43]+[.J43])/[.K43]" office:value-type="float" office:value="3053.02358997857" calcext:value-type="float">
            <text:p>3053</text:p>
          </table:table-cell>
          <table:table-cell table:style-name="ce4" table:formula="of:=[.I43]/[.K43]" office:value-type="float" office:value="1652.56081236607" calcext:value-type="float">
            <text:p>16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44" calcext:value-type="float">
            <text:p>55444</text:p>
          </table:table-cell>
          <table:table-cell office:value-type="float" office:value="14.4087653499842" calcext:value-type="float">
            <text:p>14.41</text:p>
          </table:table-cell>
          <table:table-cell office:value-type="float" office:value="16080" calcext:value-type="float">
            <text:p>16080</text:p>
          </table:table-cell>
          <table:table-cell office:value-type="float" office:value="898" calcext:value-type="float">
            <text:p>898</text:p>
          </table:table-cell>
          <table:table-cell office:value-type="float" office:value="11.4642" calcext:value-type="float">
            <text:p>11.46</text:p>
          </table:table-cell>
          <table:table-cell office:value-type="float" office:value="1481" calcext:value-type="float">
            <text:p>1481</text:p>
          </table:table-cell>
          <table:table-cell/>
          <table:table-cell table:formula="of:=SUM([.D$3:.D44])" office:value-type="float" office:value="859476" calcext:value-type="float">
            <text:p>859476</text:p>
          </table:table-cell>
          <table:table-cell table:formula="of:=SUM([.E$3:.E44])" office:value-type="float" office:value="715634" calcext:value-type="float">
            <text:p>715634</text:p>
          </table:table-cell>
          <table:table-cell table:style-name="ce2" table:formula="of:=SUM([.F$3:.F44])" office:value-type="float" office:value="521.821213" calcext:value-type="float">
            <text:p>521.8</text:p>
          </table:table-cell>
          <table:table-cell table:style-name="ce4" table:formula="of:=([.I44]+[.J44])/[.K44]" office:value-type="float" office:value="3018.48595028275" calcext:value-type="float">
            <text:p>3018</text:p>
          </table:table-cell>
          <table:table-cell table:style-name="ce4" table:formula="of:=[.I44]/[.K44]" office:value-type="float" office:value="1647.06987486919" calcext:value-type="float">
            <text:p>16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42" calcext:value-type="float">
            <text:p>55442</text:p>
          </table:table-cell>
          <table:table-cell office:value-type="float" office:value="14.9168921101838" calcext:value-type="float">
            <text:p>14.92</text:p>
          </table:table-cell>
          <table:table-cell office:value-type="float" office:value="13169" calcext:value-type="float">
            <text:p>13169</text:p>
          </table:table-cell>
          <table:table-cell office:value-type="float" office:value="9486" calcext:value-type="float">
            <text:p>9486</text:p>
          </table:table-cell>
          <table:table-cell office:value-type="float" office:value="13.703" calcext:value-type="float">
            <text:p>13.70</text:p>
          </table:table-cell>
          <table:table-cell office:value-type="float" office:value="1653" calcext:value-type="float">
            <text:p>1653</text:p>
          </table:table-cell>
          <table:table-cell/>
          <table:table-cell table:formula="of:=SUM([.D$3:.D45])" office:value-type="float" office:value="872645" calcext:value-type="float">
            <text:p>872645</text:p>
          </table:table-cell>
          <table:table-cell table:formula="of:=SUM([.E$3:.E45])" office:value-type="float" office:value="725120" calcext:value-type="float">
            <text:p>725120</text:p>
          </table:table-cell>
          <table:table-cell table:style-name="ce2" table:formula="of:=SUM([.F$3:.F45])" office:value-type="float" office:value="535.524213" calcext:value-type="float">
            <text:p>535.5</text:p>
          </table:table-cell>
          <table:table-cell table:style-name="ce4" table:formula="of:=([.I45]+[.J45])/[.K45]" office:value-type="float" office:value="2983.55323851622" calcext:value-type="float">
            <text:p>2984</text:p>
          </table:table-cell>
          <table:table-cell table:style-name="ce4" table:formula="of:=[.I45]/[.K45]" office:value-type="float" office:value="1629.51548933979" calcext:value-type="float">
            <text:p>16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20" calcext:value-type="float">
            <text:p>55420</text:p>
          </table:table-cell>
          <table:table-cell office:value-type="float" office:value="15.6637043011934" calcext:value-type="float">
            <text:p>15.66</text:p>
          </table:table-cell>
          <table:table-cell office:value-type="float" office:value="22430" calcext:value-type="float">
            <text:p>22430</text:p>
          </table:table-cell>
          <table:table-cell office:value-type="float" office:value="16733" calcext:value-type="float">
            <text:p>16733</text:p>
          </table:table-cell>
          <table:table-cell office:value-type="float" office:value="16.8233" calcext:value-type="float">
            <text:p>16.82</text:p>
          </table:table-cell>
          <table:table-cell office:value-type="float" office:value="2328" calcext:value-type="float">
            <text:p>2328</text:p>
          </table:table-cell>
          <table:table-cell/>
          <table:table-cell table:formula="of:=SUM([.D$3:.D46])" office:value-type="float" office:value="895075" calcext:value-type="float">
            <text:p>895075</text:p>
          </table:table-cell>
          <table:table-cell table:formula="of:=SUM([.E$3:.E46])" office:value-type="float" office:value="741853" calcext:value-type="float">
            <text:p>741853</text:p>
          </table:table-cell>
          <table:table-cell table:style-name="ce2" table:formula="of:=SUM([.F$3:.F46])" office:value-type="float" office:value="552.347513" calcext:value-type="float">
            <text:p>552.3</text:p>
          </table:table-cell>
          <table:table-cell table:style-name="ce4" table:formula="of:=([.I46]+[.J46])/[.K46]" office:value-type="float" office:value="2963.58354382597" calcext:value-type="float">
            <text:p>2964</text:p>
          </table:table-cell>
          <table:table-cell table:style-name="ce4" table:formula="of:=[.I46]/[.K46]" office:value-type="float" office:value="1620.49249599862" calcext:value-type="float">
            <text:p>16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43" calcext:value-type="float">
            <text:p>55443</text:p>
          </table:table-cell>
          <table:table-cell office:value-type="float" office:value="16.6389775351435" calcext:value-type="float">
            <text:p>16.64</text:p>
          </table:table-cell>
          <table:table-cell office:value-type="float" office:value="31775" calcext:value-type="float">
            <text:p>31775</text:p>
          </table:table-cell>
          <table:table-cell office:value-type="float" office:value="4948" calcext:value-type="float">
            <text:p>4948</text:p>
          </table:table-cell>
          <table:table-cell office:value-type="float" office:value="23.9681" calcext:value-type="float">
            <text:p>23.97</text:p>
          </table:table-cell>
          <table:table-cell office:value-type="float" office:value="1532" calcext:value-type="float">
            <text:p>1532</text:p>
          </table:table-cell>
          <table:table-cell/>
          <table:table-cell table:formula="of:=SUM([.D$3:.D47])" office:value-type="float" office:value="926850" calcext:value-type="float">
            <text:p>926850</text:p>
          </table:table-cell>
          <table:table-cell table:formula="of:=SUM([.E$3:.E47])" office:value-type="float" office:value="746801" calcext:value-type="float">
            <text:p>746801</text:p>
          </table:table-cell>
          <table:table-cell table:style-name="ce2" table:formula="of:=SUM([.F$3:.F47])" office:value-type="float" office:value="576.315613" calcext:value-type="float">
            <text:p>576.3</text:p>
          </table:table-cell>
          <table:table-cell table:style-name="ce4" table:formula="of:=([.I47]+[.J47])/[.K47]" office:value-type="float" office:value="2904.05285272048" calcext:value-type="float">
            <text:p>2904</text:p>
          </table:table-cell>
          <table:table-cell table:style-name="ce4" table:formula="of:=[.I47]/[.K47]" office:value-type="float" office:value="1608.23336916954" calcext:value-type="float">
            <text:p>16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31" calcext:value-type="float">
            <text:p>55431</text:p>
          </table:table-cell>
          <table:table-cell office:value-type="float" office:value="17.302513667196" calcext:value-type="float">
            <text:p>17.30</text:p>
          </table:table-cell>
          <table:table-cell office:value-type="float" office:value="18464" calcext:value-type="float">
            <text:p>18464</text:p>
          </table:table-cell>
          <table:table-cell office:value-type="float" office:value="17897" calcext:value-type="float">
            <text:p>17897</text:p>
          </table:table-cell>
          <table:table-cell office:value-type="float" office:value="20.7151" calcext:value-type="float">
            <text:p>20.72</text:p>
          </table:table-cell>
          <table:table-cell office:value-type="float" office:value="1755" calcext:value-type="float">
            <text:p>1755</text:p>
          </table:table-cell>
          <table:table-cell/>
          <table:table-cell table:formula="of:=SUM([.D$3:.D48])" office:value-type="float" office:value="945314" calcext:value-type="float">
            <text:p>945314</text:p>
          </table:table-cell>
          <table:table-cell table:formula="of:=SUM([.E$3:.E48])" office:value-type="float" office:value="764698" calcext:value-type="float">
            <text:p>764698</text:p>
          </table:table-cell>
          <table:table-cell table:style-name="ce2" table:formula="of:=SUM([.F$3:.F48])" office:value-type="float" office:value="597.030713" calcext:value-type="float">
            <text:p>597.0</text:p>
          </table:table-cell>
          <table:table-cell table:style-name="ce4" table:formula="of:=([.I48]+[.J48])/[.K48]" office:value-type="float" office:value="2864.19435845673" calcext:value-type="float">
            <text:p>2864</text:p>
          </table:table-cell>
          <table:table-cell table:style-name="ce4" table:formula="of:=[.I48]/[.K48]" office:value-type="float" office:value="1583.35907921709" calcext:value-type="float">
            <text:p>15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47" calcext:value-type="float">
            <text:p>55447</text:p>
          </table:table-cell>
          <table:table-cell office:value-type="float" office:value="17.7715580812097" calcext:value-type="float">
            <text:p>17.77</text:p>
          </table:table-cell>
          <table:table-cell office:value-type="float" office:value="21145" calcext:value-type="float">
            <text:p>21145</text:p>
          </table:table-cell>
          <table:table-cell office:value-type="float" office:value="18012" calcext:value-type="float">
            <text:p>18012</text:p>
          </table:table-cell>
          <table:table-cell office:value-type="float" office:value="22.7963" calcext:value-type="float">
            <text:p>22.80</text:p>
          </table:table-cell>
          <table:table-cell office:value-type="float" office:value="1718" calcext:value-type="float">
            <text:p>1718</text:p>
          </table:table-cell>
          <table:table-cell/>
          <table:table-cell table:formula="of:=SUM([.D$3:.D49])" office:value-type="float" office:value="966459" calcext:value-type="float">
            <text:p>966459</text:p>
          </table:table-cell>
          <table:table-cell table:formula="of:=SUM([.E$3:.E49])" office:value-type="float" office:value="782710" calcext:value-type="float">
            <text:p>782710</text:p>
          </table:table-cell>
          <table:table-cell table:style-name="ce2" table:formula="of:=SUM([.F$3:.F49])" office:value-type="float" office:value="619.827013" calcext:value-type="float">
            <text:p>619.8</text:p>
          </table:table-cell>
          <table:table-cell table:style-name="ce4" table:formula="of:=([.I49]+[.J49])/[.K49]" office:value-type="float" office:value="2822.0277001706" calcext:value-type="float">
            <text:p>2822</text:p>
          </table:table-cell>
          <table:table-cell table:style-name="ce4" table:formula="of:=[.I49]/[.K49]" office:value-type="float" office:value="1559.2398842417" calcext:value-type="float">
            <text:p>15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37" calcext:value-type="float">
            <text:p>55437</text:p>
          </table:table-cell>
          <table:table-cell office:value-type="float" office:value="17.9821947017312" calcext:value-type="float">
            <text:p>17.98</text:p>
          </table:table-cell>
          <table:table-cell office:value-type="float" office:value="18368" calcext:value-type="float">
            <text:p>18368</text:p>
          </table:table-cell>
          <table:table-cell office:value-type="float" office:value="13330" calcext:value-type="float">
            <text:p>13330</text:p>
          </table:table-cell>
          <table:table-cell office:value-type="float" office:value="16.9936" calcext:value-type="float">
            <text:p>16.99</text:p>
          </table:table-cell>
          <table:table-cell office:value-type="float" office:value="1865" calcext:value-type="float">
            <text:p>1865</text:p>
          </table:table-cell>
          <table:table-cell/>
          <table:table-cell table:formula="of:=SUM([.D$3:.D50])" office:value-type="float" office:value="984827" calcext:value-type="float">
            <text:p>984827</text:p>
          </table:table-cell>
          <table:table-cell table:formula="of:=SUM([.E$3:.E50])" office:value-type="float" office:value="796040" calcext:value-type="float">
            <text:p>796040</text:p>
          </table:table-cell>
          <table:table-cell table:style-name="ce2" table:formula="of:=SUM([.F$3:.F50])" office:value-type="float" office:value="636.820613" calcext:value-type="float">
            <text:p>636.8</text:p>
          </table:table-cell>
          <table:table-cell table:style-name="ce4" table:formula="of:=([.I50]+[.J50])/[.K50]" office:value-type="float" office:value="2796.49710396545" calcext:value-type="float">
            <text:p>2796</text:p>
          </table:table-cell>
          <table:table-cell table:style-name="ce4" table:formula="of:=[.I50]/[.K50]" office:value-type="float" office:value="1546.4747526946" calcext:value-type="float">
            <text:p>15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344" calcext:value-type="float">
            <text:p>55344</text:p>
          </table:table-cell>
          <table:table-cell office:value-type="float" office:value="17.9959171242267" calcext:value-type="float">
            <text:p>18.00</text:p>
          </table:table-cell>
          <table:table-cell office:value-type="float" office:value="16009" calcext:value-type="float">
            <text:p>16009</text:p>
          </table:table-cell>
          <table:table-cell office:value-type="float" office:value="43196" calcext:value-type="float">
            <text:p>43196</text:p>
          </table:table-cell>
          <table:table-cell office:value-type="float" office:value="22.8477" calcext:value-type="float">
            <text:p>22.85</text:p>
          </table:table-cell>
          <table:table-cell office:value-type="float" office:value="2591" calcext:value-type="float">
            <text:p>2591</text:p>
          </table:table-cell>
          <table:table-cell/>
          <table:table-cell table:formula="of:=SUM([.D$3:.D51])" office:value-type="float" office:value="1000836" calcext:value-type="float">
            <text:p>1000836</text:p>
          </table:table-cell>
          <table:table-cell table:formula="of:=SUM([.E$3:.E51])" office:value-type="float" office:value="839236" calcext:value-type="float">
            <text:p>839236</text:p>
          </table:table-cell>
          <table:table-cell table:style-name="ce2" table:formula="of:=SUM([.F$3:.F51])" office:value-type="float" office:value="659.668313" calcext:value-type="float">
            <text:p>659.7</text:p>
          </table:table-cell>
          <table:table-cell table:style-name="ce4" table:formula="of:=([.I51]+[.J51])/[.K51]" office:value-type="float" office:value="2789.38970348876" calcext:value-type="float">
            <text:p>2789</text:p>
          </table:table-cell>
          <table:table-cell table:style-name="ce4" table:formula="of:=[.I51]/[.K51]" office:value-type="float" office:value="1517.18065014895" calcext:value-type="float">
            <text:p>15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45" calcext:value-type="float">
            <text:p>55445</text:p>
          </table:table-cell>
          <table:table-cell office:value-type="float" office:value="18.4537244743109" calcext:value-type="float">
            <text:p>18.45</text:p>
          </table:table-cell>
          <table:table-cell office:value-type="float" office:value="11217" calcext:value-type="float">
            <text:p>11217</text:p>
          </table:table-cell>
          <table:table-cell office:value-type="float" office:value="11130" calcext:value-type="float">
            <text:p>11130</text:p>
          </table:table-cell>
          <table:table-cell office:value-type="float" office:value="20.1833" calcext:value-type="float">
            <text:p>20.18</text:p>
          </table:table-cell>
          <table:table-cell office:value-type="float" office:value="1107" calcext:value-type="float">
            <text:p>1107</text:p>
          </table:table-cell>
          <table:table-cell/>
          <table:table-cell table:formula="of:=SUM([.D$3:.D52])" office:value-type="float" office:value="1012053" calcext:value-type="float">
            <text:p>1012053</text:p>
          </table:table-cell>
          <table:table-cell table:formula="of:=SUM([.E$3:.E52])" office:value-type="float" office:value="850366" calcext:value-type="float">
            <text:p>850366</text:p>
          </table:table-cell>
          <table:table-cell table:style-name="ce2" table:formula="of:=SUM([.F$3:.F52])" office:value-type="float" office:value="679.851613" calcext:value-type="float">
            <text:p>679.9</text:p>
          </table:table-cell>
          <table:table-cell table:style-name="ce4" table:formula="of:=([.I52]+[.J52])/[.K52]" office:value-type="float" office:value="2739.44926273198" calcext:value-type="float">
            <text:p>2739</text:p>
          </table:table-cell>
          <table:table-cell table:style-name="ce4" table:formula="of:=[.I52]/[.K52]" office:value-type="float" office:value="1488.63808020413" calcext:value-type="float">
            <text:p>14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345" calcext:value-type="float">
            <text:p>55345</text:p>
          </table:table-cell>
          <table:table-cell office:value-type="float" office:value="18.4771666013449" calcext:value-type="float">
            <text:p>18.48</text:p>
          </table:table-cell>
          <table:table-cell office:value-type="float" office:value="22094" calcext:value-type="float">
            <text:p>22094</text:p>
          </table:table-cell>
          <table:table-cell office:value-type="float" office:value="9067" calcext:value-type="float">
            <text:p>9067</text:p>
          </table:table-cell>
          <table:table-cell office:value-type="float" office:value="29.3756" calcext:value-type="float">
            <text:p>29.38</text:p>
          </table:table-cell>
          <table:table-cell office:value-type="float" office:value="1061" calcext:value-type="float">
            <text:p>1061</text:p>
          </table:table-cell>
          <table:table-cell/>
          <table:table-cell table:formula="of:=SUM([.D$3:.D53])" office:value-type="float" office:value="1034147" calcext:value-type="float">
            <text:p>1034147</text:p>
          </table:table-cell>
          <table:table-cell table:formula="of:=SUM([.E$3:.E53])" office:value-type="float" office:value="859433" calcext:value-type="float">
            <text:p>859433</text:p>
          </table:table-cell>
          <table:table-cell table:style-name="ce2" table:formula="of:=SUM([.F$3:.F53])" office:value-type="float" office:value="709.227213" calcext:value-type="float">
            <text:p>709.2</text:p>
          </table:table-cell>
          <table:table-cell table:style-name="ce4" table:formula="of:=([.I53]+[.J53])/[.K53]" office:value-type="float" office:value="2669.92011204736" calcext:value-type="float">
            <text:p>2670</text:p>
          </table:table-cell>
          <table:table-cell table:style-name="ce4" table:formula="of:=[.I53]/[.K53]" office:value-type="float" office:value="1458.13214868843" calcext:value-type="float">
            <text:p>14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46" calcext:value-type="float">
            <text:p>55446</text:p>
          </table:table-cell>
          <table:table-cell office:value-type="float" office:value="18.8850384315848" calcext:value-type="float">
            <text:p>18.89</text:p>
          </table:table-cell>
          <table:table-cell office:value-type="float" office:value="21751" calcext:value-type="float">
            <text:p>21751</text:p>
          </table:table-cell>
          <table:table-cell office:value-type="float" office:value="4476" calcext:value-type="float">
            <text:p>4476</text:p>
          </table:table-cell>
          <table:table-cell office:value-type="float" office:value="26.2933" calcext:value-type="float">
            <text:p>26.29</text:p>
          </table:table-cell>
          <table:table-cell office:value-type="float" office:value="997" calcext:value-type="float">
            <text:p>997</text:p>
          </table:table-cell>
          <table:table-cell/>
          <table:table-cell table:formula="of:=SUM([.D$3:.D54])" office:value-type="float" office:value="1055898" calcext:value-type="float">
            <text:p>1055898</text:p>
          </table:table-cell>
          <table:table-cell table:formula="of:=SUM([.E$3:.E54])" office:value-type="float" office:value="863909" calcext:value-type="float">
            <text:p>863909</text:p>
          </table:table-cell>
          <table:table-cell table:style-name="ce2" table:formula="of:=SUM([.F$3:.F54])" office:value-type="float" office:value="735.520513" calcext:value-type="float">
            <text:p>735.5</text:p>
          </table:table-cell>
          <table:table-cell table:style-name="ce4" table:formula="of:=([.I54]+[.J54])/[.K54]" office:value-type="float" office:value="2610.13386583822" calcext:value-type="float">
            <text:p>2610</text:p>
          </table:table-cell>
          <table:table-cell table:style-name="ce4" table:formula="of:=[.I54]/[.K54]" office:value-type="float" office:value="1435.57926847378" calcext:value-type="float">
            <text:p>14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38" calcext:value-type="float">
            <text:p>55438</text:p>
          </table:table-cell>
          <table:table-cell office:value-type="float" office:value="19.5085440746695" calcext:value-type="float">
            <text:p>19.51</text:p>
          </table:table-cell>
          <table:table-cell office:value-type="float" office:value="16606" calcext:value-type="float">
            <text:p>16606</text:p>
          </table:table-cell>
          <table:table-cell office:value-type="float" office:value="5597" calcext:value-type="float">
            <text:p>5597</text:p>
          </table:table-cell>
          <table:table-cell office:value-type="float" office:value="21.6719" calcext:value-type="float">
            <text:p>21.67</text:p>
          </table:table-cell>
          <table:table-cell office:value-type="float" office:value="1025" calcext:value-type="float">
            <text:p>1025</text:p>
          </table:table-cell>
          <table:table-cell/>
          <table:table-cell table:formula="of:=SUM([.D$3:.D55])" office:value-type="float" office:value="1072504" calcext:value-type="float">
            <text:p>1072504</text:p>
          </table:table-cell>
          <table:table-cell table:formula="of:=SUM([.E$3:.E55])" office:value-type="float" office:value="869506" calcext:value-type="float">
            <text:p>869506</text:p>
          </table:table-cell>
          <table:table-cell table:style-name="ce2" table:formula="of:=SUM([.F$3:.F55])" office:value-type="float" office:value="757.192413" calcext:value-type="float">
            <text:p>757.2</text:p>
          </table:table-cell>
          <table:table-cell table:style-name="ce4" table:formula="of:=([.I55]+[.J55])/[.K55]" office:value-type="float" office:value="2564.75100206795" calcext:value-type="float">
            <text:p>2565</text:p>
          </table:table-cell>
          <table:table-cell table:style-name="ce4" table:formula="of:=[.I55]/[.K55]" office:value-type="float" office:value="1416.42201055704" calcext:value-type="float">
            <text:p>1416</text:p>
          </table:table-cell>
          <table:table-cell table:number-columns-repeated="4"/>
        </table:table-row>
        <table:table-row table:style-name="ro1" table:number-rows-repeated="104852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t. Paul" table:style-name="ta1">
        <table:table-column table:style-name="co1" table:number-columns-repeated="10" table:default-cell-style-name="Default"/>
        <table:table-column table:style-name="co1" table:default-cell-style-name="ce2"/>
        <table:table-column table:style-name="co1" table:number-columns-repeated="2" table:default-cell-style-name="ce4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3" office:value-type="string" calcext:value-type="string" table:number-columns-spanned="4" table:number-rows-spanned="1">
            <text:p>Cumulative</text:p>
          </table:table-cell>
          <table:covered-table-cell/>
          <table:covered-table-cell table:number-columns-repeated="2" table:style-name="Default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Zipcode</text:p>
          </table:table-cell>
          <table:table-cell table:style-name="ce1" office:value-type="string" calcext:value-type="string">
            <text:p>Distanc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Employment</text:p>
          </table:table-cell>
          <table:table-cell table:style-name="ce1" office:value-type="string" calcext:value-type="string">
            <text:p>Area</text:p>
          </table:table-cell>
          <table:table-cell office:value-type="string" calcext:value-type="string">
            <text:p>Density</text:p>
          </table:table-cell>
          <table:table-cell/>
          <table:table-cell office:value-type="string" calcext:value-type="string">
            <text:p>Population</text:p>
          </table:table-cell>
          <table:table-cell office:value-type="string" calcext:value-type="string">
            <text:p>Employment</text:p>
          </table:table-cell>
          <table:table-cell table:style-name="Default" office:value-type="string" calcext:value-type="string">
            <text:p>Area</text:p>
          </table:table-cell>
          <table:table-cell table:style-name="Default" office:value-type="string" calcext:value-type="string">
            <text:p>Total Den</text:p>
          </table:table-cell>
          <table:table-cell table:style-name="Default" office:value-type="string" calcext:value-type="string">
            <text:p>Pop Dens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101" calcext:value-type="float">
            <text:p>55101</text:p>
          </table:table-cell>
          <table:table-cell office:value-type="float" office:value="0.541763904187828" calcext:value-type="float">
            <text:p>0.541763904187828</text:p>
          </table:table-cell>
          <table:table-cell office:value-type="float" office:value="6786" calcext:value-type="float">
            <text:p>6786</text:p>
          </table:table-cell>
          <table:table-cell office:value-type="float" office:value="22916" calcext:value-type="float">
            <text:p>22916</text:p>
          </table:table-cell>
          <table:table-cell office:value-type="float" office:value="2.10784" calcext:value-type="float">
            <text:p>2.10784</text:p>
          </table:table-cell>
          <table:table-cell office:value-type="float" office:value="14091" calcext:value-type="float">
            <text:p>14091</text:p>
          </table:table-cell>
          <table:table-cell/>
          <table:table-cell table:formula="of:=SUM([.D$3:.D3])" office:value-type="float" office:value="6786" calcext:value-type="float">
            <text:p>6786</text:p>
          </table:table-cell>
          <table:table-cell table:formula="of:=SUM([.E$3:.E3])" office:value-type="float" office:value="22916" calcext:value-type="float">
            <text:p>22916</text:p>
          </table:table-cell>
          <table:table-cell table:formula="of:=SUM([.F$3:.F3])" office:value-type="float" office:value="2.10784" calcext:value-type="float">
            <text:p>2.1</text:p>
          </table:table-cell>
          <table:table-cell table:formula="of:=([.I3]+[.J3])/[.K3]" office:value-type="float" office:value="14091.2023683012" calcext:value-type="float">
            <text:p>14091</text:p>
          </table:table-cell>
          <table:table-cell table:formula="of:=[.I3]/[.K3]" office:value-type="float" office:value="3219.40944284196" calcext:value-type="float">
            <text:p>32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155" calcext:value-type="float">
            <text:p>55155</text:p>
          </table:table-cell>
          <table:table-cell office:value-type="float" office:value="1.30932571597863" calcext:value-type="float">
            <text:p>1.3093257159786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.13611" calcext:value-type="float">
            <text:p>0.13611</text:p>
          </table:table-cell>
          <table:table-cell office:value-type="float" office:value="713" calcext:value-type="float">
            <text:p>713</text:p>
          </table:table-cell>
          <table:table-cell/>
          <table:table-cell table:formula="of:=SUM([.D$3:.D4])" office:value-type="float" office:value="6786" calcext:value-type="float">
            <text:p>6786</text:p>
          </table:table-cell>
          <table:table-cell table:formula="of:=SUM([.E$3:.E4])" office:value-type="float" office:value="23013" calcext:value-type="float">
            <text:p>23013</text:p>
          </table:table-cell>
          <table:table-cell table:formula="of:=SUM([.F$3:.F4])" office:value-type="float" office:value="2.24395" calcext:value-type="float">
            <text:p>2.2</text:p>
          </table:table-cell>
          <table:table-cell table:formula="of:=([.I4]+[.J4])/[.K4]" office:value-type="float" office:value="13279.7076583703" calcext:value-type="float">
            <text:p>13280</text:p>
          </table:table-cell>
          <table:table-cell table:formula="of:=[.I4]/[.K4]" office:value-type="float" office:value="3024.13155373337" calcext:value-type="float">
            <text:p>30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103" calcext:value-type="float">
            <text:p>55103</text:p>
          </table:table-cell>
          <table:table-cell office:value-type="float" office:value="2.50278337854892" calcext:value-type="float">
            <text:p>2.50278337854892</text:p>
          </table:table-cell>
          <table:table-cell office:value-type="float" office:value="13764" calcext:value-type="float">
            <text:p>13764</text:p>
          </table:table-cell>
          <table:table-cell office:value-type="float" office:value="8158" calcext:value-type="float">
            <text:p>8158</text:p>
          </table:table-cell>
          <table:table-cell office:value-type="float" office:value="5.40483" calcext:value-type="float">
            <text:p>5.40483</text:p>
          </table:table-cell>
          <table:table-cell office:value-type="float" office:value="4056" calcext:value-type="float">
            <text:p>4056</text:p>
          </table:table-cell>
          <table:table-cell/>
          <table:table-cell table:formula="of:=SUM([.D$3:.D5])" office:value-type="float" office:value="20550" calcext:value-type="float">
            <text:p>20550</text:p>
          </table:table-cell>
          <table:table-cell table:formula="of:=SUM([.E$3:.E5])" office:value-type="float" office:value="31171" calcext:value-type="float">
            <text:p>31171</text:p>
          </table:table-cell>
          <table:table-cell table:formula="of:=SUM([.F$3:.F5])" office:value-type="float" office:value="7.64878" calcext:value-type="float">
            <text:p>7.6</text:p>
          </table:table-cell>
          <table:table-cell table:formula="of:=([.I5]+[.J5])/[.K5]" office:value-type="float" office:value="6761.99341594346" calcext:value-type="float">
            <text:p>6762</text:p>
          </table:table-cell>
          <table:table-cell table:formula="of:=[.I5]/[.K5]" office:value-type="float" office:value="2686.7029774683" calcext:value-type="float">
            <text:p>26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107" calcext:value-type="float">
            <text:p>55107</text:p>
          </table:table-cell>
          <table:table-cell office:value-type="float" office:value="2.59011965626851" calcext:value-type="float">
            <text:p>2.59011965626851</text:p>
          </table:table-cell>
          <table:table-cell office:value-type="float" office:value="15122" calcext:value-type="float">
            <text:p>15122</text:p>
          </table:table-cell>
          <table:table-cell office:value-type="float" office:value="9534" calcext:value-type="float">
            <text:p>9534</text:p>
          </table:table-cell>
          <table:table-cell office:value-type="float" office:value="10.6424" calcext:value-type="float">
            <text:p>10.6424</text:p>
          </table:table-cell>
          <table:table-cell office:value-type="float" office:value="2317" calcext:value-type="float">
            <text:p>2317</text:p>
          </table:table-cell>
          <table:table-cell/>
          <table:table-cell table:formula="of:=SUM([.D$3:.D6])" office:value-type="float" office:value="35672" calcext:value-type="float">
            <text:p>35672</text:p>
          </table:table-cell>
          <table:table-cell table:formula="of:=SUM([.E$3:.E6])" office:value-type="float" office:value="40705" calcext:value-type="float">
            <text:p>40705</text:p>
          </table:table-cell>
          <table:table-cell table:formula="of:=SUM([.F$3:.F6])" office:value-type="float" office:value="18.29118" calcext:value-type="float">
            <text:p>18.3</text:p>
          </table:table-cell>
          <table:table-cell table:formula="of:=([.I6]+[.J6])/[.K6]" office:value-type="float" office:value="4175.6190688627" calcext:value-type="float">
            <text:p>4176</text:p>
          </table:table-cell>
          <table:table-cell table:formula="of:=[.I6]/[.K6]" office:value-type="float" office:value="1950.22956419433" calcext:value-type="float">
            <text:p>19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102" calcext:value-type="float">
            <text:p>55102</text:p>
          </table:table-cell>
          <table:table-cell office:value-type="float" office:value="2.79174954087473" calcext:value-type="float">
            <text:p>2.79174954087473</text:p>
          </table:table-cell>
          <table:table-cell office:value-type="float" office:value="17584" calcext:value-type="float">
            <text:p>17584</text:p>
          </table:table-cell>
          <table:table-cell office:value-type="float" office:value="27112" calcext:value-type="float">
            <text:p>27112</text:p>
          </table:table-cell>
          <table:table-cell office:value-type="float" office:value="8.42972" calcext:value-type="float">
            <text:p>8.42972</text:p>
          </table:table-cell>
          <table:table-cell office:value-type="float" office:value="5302" calcext:value-type="float">
            <text:p>5302</text:p>
          </table:table-cell>
          <table:table-cell/>
          <table:table-cell table:formula="of:=SUM([.D$3:.D7])" office:value-type="float" office:value="53256" calcext:value-type="float">
            <text:p>53256</text:p>
          </table:table-cell>
          <table:table-cell table:formula="of:=SUM([.E$3:.E7])" office:value-type="float" office:value="67817" calcext:value-type="float">
            <text:p>67817</text:p>
          </table:table-cell>
          <table:table-cell table:formula="of:=SUM([.F$3:.F7])" office:value-type="float" office:value="26.7209" calcext:value-type="float">
            <text:p>26.7</text:p>
          </table:table-cell>
          <table:table-cell table:formula="of:=([.I7]+[.J7])/[.K7]" office:value-type="float" office:value="4531.02253292367" calcext:value-type="float">
            <text:p>4531</text:p>
          </table:table-cell>
          <table:table-cell table:formula="of:=[.I7]/[.K7]" office:value-type="float" office:value="1993.04664139307" calcext:value-type="float">
            <text:p>19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130" calcext:value-type="float">
            <text:p>55130</text:p>
          </table:table-cell>
          <table:table-cell office:value-type="float" office:value="2.7922279558517" calcext:value-type="float">
            <text:p>2.7922279558517</text:p>
          </table:table-cell>
          <table:table-cell office:value-type="float" office:value="16474" calcext:value-type="float">
            <text:p>16474</text:p>
          </table:table-cell>
          <table:table-cell office:value-type="float" office:value="3297" calcext:value-type="float">
            <text:p>3297</text:p>
          </table:table-cell>
          <table:table-cell office:value-type="float" office:value="5.19414" calcext:value-type="float">
            <text:p>5.19414</text:p>
          </table:table-cell>
          <table:table-cell office:value-type="float" office:value="3806" calcext:value-type="float">
            <text:p>3806</text:p>
          </table:table-cell>
          <table:table-cell/>
          <table:table-cell table:formula="of:=SUM([.D$3:.D8])" office:value-type="float" office:value="69730" calcext:value-type="float">
            <text:p>69730</text:p>
          </table:table-cell>
          <table:table-cell table:formula="of:=SUM([.E$3:.E8])" office:value-type="float" office:value="71114" calcext:value-type="float">
            <text:p>71114</text:p>
          </table:table-cell>
          <table:table-cell table:formula="of:=SUM([.F$3:.F8])" office:value-type="float" office:value="31.91504" calcext:value-type="float">
            <text:p>31.9</text:p>
          </table:table-cell>
          <table:table-cell table:formula="of:=([.I8]+[.J8])/[.K8]" office:value-type="float" office:value="4413.09175861913" calcext:value-type="float">
            <text:p>4413</text:p>
          </table:table-cell>
          <table:table-cell table:formula="of:=[.I8]/[.K8]" office:value-type="float" office:value="2184.86331209361" calcext:value-type="float">
            <text:p>21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106" calcext:value-type="float">
            <text:p>55106</text:p>
          </table:table-cell>
          <table:table-cell office:value-type="float" office:value="4.03126317702234" calcext:value-type="float">
            <text:p>4.03126317702234</text:p>
          </table:table-cell>
          <table:table-cell office:value-type="float" office:value="56578" calcext:value-type="float">
            <text:p>56578</text:p>
          </table:table-cell>
          <table:table-cell office:value-type="float" office:value="7203" calcext:value-type="float">
            <text:p>7203</text:p>
          </table:table-cell>
          <table:table-cell office:value-type="float" office:value="22.4162" calcext:value-type="float">
            <text:p>22.4162</text:p>
          </table:table-cell>
          <table:table-cell office:value-type="float" office:value="2845" calcext:value-type="float">
            <text:p>2845</text:p>
          </table:table-cell>
          <table:table-cell/>
          <table:table-cell table:formula="of:=SUM([.D$3:.D9])" office:value-type="float" office:value="126308" calcext:value-type="float">
            <text:p>126308</text:p>
          </table:table-cell>
          <table:table-cell table:formula="of:=SUM([.E$3:.E9])" office:value-type="float" office:value="78317" calcext:value-type="float">
            <text:p>78317</text:p>
          </table:table-cell>
          <table:table-cell table:formula="of:=SUM([.F$3:.F9])" office:value-type="float" office:value="54.33124" calcext:value-type="float">
            <text:p>54.3</text:p>
          </table:table-cell>
          <table:table-cell table:formula="of:=([.I9]+[.J9])/[.K9]" office:value-type="float" office:value="3766.2493990566" calcext:value-type="float">
            <text:p>3766</text:p>
          </table:table-cell>
          <table:table-cell table:formula="of:=[.I9]/[.K9]" office:value-type="float" office:value="2324.77668464773" calcext:value-type="float">
            <text:p>23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104" calcext:value-type="float">
            <text:p>55104</text:p>
          </table:table-cell>
          <table:table-cell office:value-type="float" office:value="5.28241576222703" calcext:value-type="float">
            <text:p>5.28241576222703</text:p>
          </table:table-cell>
          <table:table-cell office:value-type="float" office:value="45411" calcext:value-type="float">
            <text:p>45411</text:p>
          </table:table-cell>
          <table:table-cell office:value-type="float" office:value="23654" calcext:value-type="float">
            <text:p>23654</text:p>
          </table:table-cell>
          <table:table-cell office:value-type="float" office:value="15.688" calcext:value-type="float">
            <text:p>15.688</text:p>
          </table:table-cell>
          <table:table-cell office:value-type="float" office:value="4402" calcext:value-type="float">
            <text:p>4402</text:p>
          </table:table-cell>
          <table:table-cell/>
          <table:table-cell table:formula="of:=SUM([.D$3:.D10])" office:value-type="float" office:value="171719" calcext:value-type="float">
            <text:p>171719</text:p>
          </table:table-cell>
          <table:table-cell table:formula="of:=SUM([.E$3:.E10])" office:value-type="float" office:value="101971" calcext:value-type="float">
            <text:p>101971</text:p>
          </table:table-cell>
          <table:table-cell table:formula="of:=SUM([.F$3:.F10])" office:value-type="float" office:value="70.01924" calcext:value-type="float">
            <text:p>70.0</text:p>
          </table:table-cell>
          <table:table-cell table:formula="of:=([.I10]+[.J10])/[.K10]" office:value-type="float" office:value="3908.78278598854" calcext:value-type="float">
            <text:p>3909</text:p>
          </table:table-cell>
          <table:table-cell table:formula="of:=[.I10]/[.K10]" office:value-type="float" office:value="2452.4544967926" calcext:value-type="float">
            <text:p>24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105" calcext:value-type="float">
            <text:p>55105</text:p>
          </table:table-cell>
          <table:table-cell office:value-type="float" office:value="5.76439330710098" calcext:value-type="float">
            <text:p>5.76439330710098</text:p>
          </table:table-cell>
          <table:table-cell office:value-type="float" office:value="27257" calcext:value-type="float">
            <text:p>27257</text:p>
          </table:table-cell>
          <table:table-cell office:value-type="float" office:value="16791" calcext:value-type="float">
            <text:p>16791</text:p>
          </table:table-cell>
          <table:table-cell office:value-type="float" office:value="9.35543" calcext:value-type="float">
            <text:p>9.35543</text:p>
          </table:table-cell>
          <table:table-cell office:value-type="float" office:value="4708" calcext:value-type="float">
            <text:p>4708</text:p>
          </table:table-cell>
          <table:table-cell/>
          <table:table-cell table:formula="of:=SUM([.D$3:.D11])" office:value-type="float" office:value="198976" calcext:value-type="float">
            <text:p>198976</text:p>
          </table:table-cell>
          <table:table-cell table:formula="of:=SUM([.E$3:.E11])" office:value-type="float" office:value="118762" calcext:value-type="float">
            <text:p>118762</text:p>
          </table:table-cell>
          <table:table-cell table:formula="of:=SUM([.F$3:.F11])" office:value-type="float" office:value="79.37467" calcext:value-type="float">
            <text:p>79.4</text:p>
          </table:table-cell>
          <table:table-cell table:formula="of:=([.I11]+[.J11])/[.K11]" office:value-type="float" office:value="4003.01506765319" calcext:value-type="float">
            <text:p>4003</text:p>
          </table:table-cell>
          <table:table-cell table:formula="of:=[.I11]/[.K11]" office:value-type="float" office:value="2506.79467391801" calcext:value-type="float">
            <text:p>25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117" calcext:value-type="float">
            <text:p>55117</text:p>
          </table:table-cell>
          <table:table-cell office:value-type="float" office:value="5.9118894925341" calcext:value-type="float">
            <text:p>5.9118894925341</text:p>
          </table:table-cell>
          <table:table-cell office:value-type="float" office:value="43640" calcext:value-type="float">
            <text:p>43640</text:p>
          </table:table-cell>
          <table:table-cell office:value-type="float" office:value="14242" calcext:value-type="float">
            <text:p>14242</text:p>
          </table:table-cell>
          <table:table-cell office:value-type="float" office:value="23.9214" calcext:value-type="float">
            <text:p>23.9214</text:p>
          </table:table-cell>
          <table:table-cell office:value-type="float" office:value="2420" calcext:value-type="float">
            <text:p>2420</text:p>
          </table:table-cell>
          <table:table-cell/>
          <table:table-cell table:formula="of:=SUM([.D$3:.D12])" office:value-type="float" office:value="242616" calcext:value-type="float">
            <text:p>242616</text:p>
          </table:table-cell>
          <table:table-cell table:formula="of:=SUM([.E$3:.E12])" office:value-type="float" office:value="133004" calcext:value-type="float">
            <text:p>133004</text:p>
          </table:table-cell>
          <table:table-cell table:formula="of:=SUM([.F$3:.F12])" office:value-type="float" office:value="103.29607" calcext:value-type="float">
            <text:p>103.3</text:p>
          </table:table-cell>
          <table:table-cell table:formula="of:=([.I12]+[.J12])/[.K12]" office:value-type="float" office:value="3636.34357047659" calcext:value-type="float">
            <text:p>3636</text:p>
          </table:table-cell>
          <table:table-cell table:formula="of:=[.I12]/[.K12]" office:value-type="float" office:value="2348.74376150032" calcext:value-type="float">
            <text:p>2349</text:p>
          </table:table-cell>
          <table:table-cell/>
          <table:table-cell table:style-name="ce4" table:formula="of:=([.I12]-[.I11])*(100-[.K11])/([.K12]-[.K11])+[.I11]" office:value-type="float" office:value="236602.95332213" calcext:value-type="float">
            <text:p>236603</text:p>
          </table:table-cell>
          <table:table-cell table:style-name="ce4" table:formula="of:=([.J12]-[.J11])*(100-[.K11])/([.K12]-[.K11])+[.J11]" office:value-type="float" office:value="131041.630366952" calcext:value-type="float">
            <text:p>131042</text:p>
          </table:table-cell>
          <table:table-cell office:value-type="string" calcext:value-type="string">
            <text:p>100 km^2</text:p>
          </table:table-cell>
        </table:table-row>
        <table:table-row table:style-name="ro1">
          <table:table-cell/>
          <table:table-cell office:value-type="float" office:value="55118" calcext:value-type="float">
            <text:p>55118</text:p>
          </table:table-cell>
          <table:table-cell office:value-type="float" office:value="6.24548186469823" calcext:value-type="float">
            <text:p>6.24548186469823</text:p>
          </table:table-cell>
          <table:table-cell office:value-type="float" office:value="28141" calcext:value-type="float">
            <text:p>28141</text:p>
          </table:table-cell>
          <table:table-cell office:value-type="float" office:value="9130" calcext:value-type="float">
            <text:p>9130</text:p>
          </table:table-cell>
          <table:table-cell office:value-type="float" office:value="27.3104" calcext:value-type="float">
            <text:p>27.3104</text:p>
          </table:table-cell>
          <table:table-cell office:value-type="float" office:value="1365" calcext:value-type="float">
            <text:p>1365</text:p>
          </table:table-cell>
          <table:table-cell/>
          <table:table-cell table:formula="of:=SUM([.D$3:.D13])" office:value-type="float" office:value="270757" calcext:value-type="float">
            <text:p>270757</text:p>
          </table:table-cell>
          <table:table-cell table:formula="of:=SUM([.E$3:.E13])" office:value-type="float" office:value="142134" calcext:value-type="float">
            <text:p>142134</text:p>
          </table:table-cell>
          <table:table-cell table:formula="of:=SUM([.F$3:.F13])" office:value-type="float" office:value="130.60647" calcext:value-type="float">
            <text:p>130.6</text:p>
          </table:table-cell>
          <table:table-cell table:formula="of:=([.I13]+[.J13])/[.K13]" office:value-type="float" office:value="3161.33649427934" calcext:value-type="float">
            <text:p>3161</text:p>
          </table:table-cell>
          <table:table-cell table:formula="of:=[.I13]/[.K13]" office:value-type="float" office:value="2073.07494031498" calcext:value-type="float">
            <text:p>20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108" calcext:value-type="float">
            <text:p>55108</text:p>
          </table:table-cell>
          <table:table-cell office:value-type="float" office:value="7.047886165604" calcext:value-type="float">
            <text:p>7.047886165604</text:p>
          </table:table-cell>
          <table:table-cell office:value-type="float" office:value="15450" calcext:value-type="float">
            <text:p>15450</text:p>
          </table:table-cell>
          <table:table-cell office:value-type="float" office:value="10348" calcext:value-type="float">
            <text:p>10348</text:p>
          </table:table-cell>
          <table:table-cell office:value-type="float" office:value="10.1824" calcext:value-type="float">
            <text:p>10.1824</text:p>
          </table:table-cell>
          <table:table-cell office:value-type="float" office:value="2534" calcext:value-type="float">
            <text:p>2534</text:p>
          </table:table-cell>
          <table:table-cell/>
          <table:table-cell table:formula="of:=SUM([.D$3:.D14])" office:value-type="float" office:value="286207" calcext:value-type="float">
            <text:p>286207</text:p>
          </table:table-cell>
          <table:table-cell table:formula="of:=SUM([.E$3:.E14])" office:value-type="float" office:value="152482" calcext:value-type="float">
            <text:p>152482</text:p>
          </table:table-cell>
          <table:table-cell table:formula="of:=SUM([.F$3:.F14])" office:value-type="float" office:value="140.78887" calcext:value-type="float">
            <text:p>140.8</text:p>
          </table:table-cell>
          <table:table-cell table:formula="of:=([.I14]+[.J14])/[.K14]" office:value-type="float" office:value="3115.93522982321" calcext:value-type="float">
            <text:p>3116</text:p>
          </table:table-cell>
          <table:table-cell table:formula="of:=[.I14]/[.K14]" office:value-type="float" office:value="2032.88086622188" calcext:value-type="float">
            <text:p>20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116" calcext:value-type="float">
            <text:p>55116</text:p>
          </table:table-cell>
          <table:table-cell office:value-type="float" office:value="7.19151076801121" calcext:value-type="float">
            <text:p>7.19151076801121</text:p>
          </table:table-cell>
          <table:table-cell office:value-type="float" office:value="24723" calcext:value-type="float">
            <text:p>24723</text:p>
          </table:table-cell>
          <table:table-cell office:value-type="float" office:value="6849" calcext:value-type="float">
            <text:p>6849</text:p>
          </table:table-cell>
          <table:table-cell office:value-type="float" office:value="14.1253" calcext:value-type="float">
            <text:p>14.1253</text:p>
          </table:table-cell>
          <table:table-cell office:value-type="float" office:value="2235" calcext:value-type="float">
            <text:p>2235</text:p>
          </table:table-cell>
          <table:table-cell/>
          <table:table-cell table:formula="of:=SUM([.D$3:.D15])" office:value-type="float" office:value="310930" calcext:value-type="float">
            <text:p>310930</text:p>
          </table:table-cell>
          <table:table-cell table:formula="of:=SUM([.E$3:.E15])" office:value-type="float" office:value="159331" calcext:value-type="float">
            <text:p>159331</text:p>
          </table:table-cell>
          <table:table-cell table:formula="of:=SUM([.F$3:.F15])" office:value-type="float" office:value="154.91417" calcext:value-type="float">
            <text:p>154.9</text:p>
          </table:table-cell>
          <table:table-cell table:formula="of:=([.I15]+[.J15])/[.K15]" office:value-type="float" office:value="3035.62288717682" calcext:value-type="float">
            <text:p>3036</text:p>
          </table:table-cell>
          <table:table-cell table:formula="of:=[.I15]/[.K15]" office:value-type="float" office:value="2007.11142176342" calcext:value-type="float">
            <text:p>20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119" calcext:value-type="float">
            <text:p>55119</text:p>
          </table:table-cell>
          <table:table-cell office:value-type="float" office:value="7.22107941973955" calcext:value-type="float">
            <text:p>7.22107941973955</text:p>
          </table:table-cell>
          <table:table-cell office:value-type="float" office:value="41447" calcext:value-type="float">
            <text:p>41447</text:p>
          </table:table-cell>
          <table:table-cell office:value-type="float" office:value="22267" calcext:value-type="float">
            <text:p>22267</text:p>
          </table:table-cell>
          <table:table-cell office:value-type="float" office:value="36.5252" calcext:value-type="float">
            <text:p>36.5252</text:p>
          </table:table-cell>
          <table:table-cell office:value-type="float" office:value="1744" calcext:value-type="float">
            <text:p>1744</text:p>
          </table:table-cell>
          <table:table-cell/>
          <table:table-cell table:formula="of:=SUM([.D$3:.D16])" office:value-type="float" office:value="352377" calcext:value-type="float">
            <text:p>352377</text:p>
          </table:table-cell>
          <table:table-cell table:formula="of:=SUM([.E$3:.E16])" office:value-type="float" office:value="181598" calcext:value-type="float">
            <text:p>181598</text:p>
          </table:table-cell>
          <table:table-cell table:formula="of:=SUM([.F$3:.F16])" office:value-type="float" office:value="191.43937" calcext:value-type="float">
            <text:p>191.4</text:p>
          </table:table-cell>
          <table:table-cell table:formula="of:=([.I16]+[.J16])/[.K16]" office:value-type="float" office:value="2789.26429814306" calcext:value-type="float">
            <text:p>2789</text:p>
          </table:table-cell>
          <table:table-cell table:formula="of:=[.I16]/[.K16]" office:value-type="float" office:value="1840.67154002857" calcext:value-type="float">
            <text:p>18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113" calcext:value-type="float">
            <text:p>55113</text:p>
          </table:table-cell>
          <table:table-cell office:value-type="float" office:value="8.04885522723198" calcext:value-type="float">
            <text:p>8.04885522723198</text:p>
          </table:table-cell>
          <table:table-cell office:value-type="float" office:value="40289" calcext:value-type="float">
            <text:p>40289</text:p>
          </table:table-cell>
          <table:table-cell office:value-type="float" office:value="37084" calcext:value-type="float">
            <text:p>37084</text:p>
          </table:table-cell>
          <table:table-cell office:value-type="float" office:value="38.6502" calcext:value-type="float">
            <text:p>38.6502</text:p>
          </table:table-cell>
          <table:table-cell office:value-type="float" office:value="2002" calcext:value-type="float">
            <text:p>2002</text:p>
          </table:table-cell>
          <table:table-cell/>
          <table:table-cell table:formula="of:=SUM([.D$3:.D17])" office:value-type="float" office:value="392666" calcext:value-type="float">
            <text:p>392666</text:p>
          </table:table-cell>
          <table:table-cell table:formula="of:=SUM([.E$3:.E17])" office:value-type="float" office:value="218682" calcext:value-type="float">
            <text:p>218682</text:p>
          </table:table-cell>
          <table:table-cell table:formula="of:=SUM([.F$3:.F17])" office:value-type="float" office:value="230.08957" calcext:value-type="float">
            <text:p>230.1</text:p>
          </table:table-cell>
          <table:table-cell table:formula="of:=([.I17]+[.J17])/[.K17]" office:value-type="float" office:value="2657.00005437013" calcext:value-type="float">
            <text:p>2657</text:p>
          </table:table-cell>
          <table:table-cell table:formula="of:=[.I17]/[.K17]" office:value-type="float" office:value="1706.57887708687" calcext:value-type="float">
            <text:p>1707</text:p>
          </table:table-cell>
          <table:table-cell/>
          <table:table-cell table:style-name="ce4" table:formula="of:=([.I17]-[.I16])*(200-[.K16])/([.K17]-[.K16])+[.I16]" office:value-type="float" office:value="361300.607693363" calcext:value-type="float">
            <text:p>361301</text:p>
          </table:table-cell>
          <table:table-cell table:style-name="ce4" table:formula="of:=([.J17]-[.J16])*(200-[.K16])/([.K17]-[.K16])+[.J16]" office:value-type="float" office:value="189811.732475382" calcext:value-type="float">
            <text:p>189812</text:p>
          </table:table-cell>
          <table:table-cell office:value-type="string" calcext:value-type="string">
            <text:p>200 km^2</text:p>
          </table:table-cell>
        </table:table-row>
        <table:table-row table:style-name="ro1">
          <table:table-cell/>
          <table:table-cell office:value-type="float" office:value="55075" calcext:value-type="float">
            <text:p>55075</text:p>
          </table:table-cell>
          <table:table-cell office:value-type="float" office:value="8.25496955417097" calcext:value-type="float">
            <text:p>8.25496955417097</text:p>
          </table:table-cell>
          <table:table-cell office:value-type="float" office:value="20413" calcext:value-type="float">
            <text:p>20413</text:p>
          </table:table-cell>
          <table:table-cell office:value-type="float" office:value="7582" calcext:value-type="float">
            <text:p>7582</text:p>
          </table:table-cell>
          <table:table-cell office:value-type="float" office:value="14.6767" calcext:value-type="float">
            <text:p>14.6767</text:p>
          </table:table-cell>
          <table:table-cell office:value-type="float" office:value="1907" calcext:value-type="float">
            <text:p>1907</text:p>
          </table:table-cell>
          <table:table-cell/>
          <table:table-cell table:formula="of:=SUM([.D$3:.D18])" office:value-type="float" office:value="413079" calcext:value-type="float">
            <text:p>413079</text:p>
          </table:table-cell>
          <table:table-cell table:formula="of:=SUM([.E$3:.E18])" office:value-type="float" office:value="226264" calcext:value-type="float">
            <text:p>226264</text:p>
          </table:table-cell>
          <table:table-cell table:formula="of:=SUM([.F$3:.F18])" office:value-type="float" office:value="244.76627" calcext:value-type="float">
            <text:p>244.8</text:p>
          </table:table-cell>
          <table:table-cell table:formula="of:=([.I18]+[.J18])/[.K18]" office:value-type="float" office:value="2612.05516593442" calcext:value-type="float">
            <text:p>2612</text:p>
          </table:table-cell>
          <table:table-cell table:formula="of:=[.I18]/[.K18]" office:value-type="float" office:value="1687.64674969308" calcext:value-type="float">
            <text:p>16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150" calcext:value-type="float">
            <text:p>55150</text:p>
          </table:table-cell>
          <table:table-cell office:value-type="float" office:value="8.88257388778031" calcext:value-type="float">
            <text:p>8.88257388778031</text:p>
          </table:table-cell>
          <table:table-cell office:value-type="float" office:value="230" calcext:value-type="float">
            <text:p>230</text:p>
          </table:table-cell>
          <table:table-cell office:value-type="float" office:value="210" calcext:value-type="float">
            <text:p>210</text:p>
          </table:table-cell>
          <table:table-cell office:value-type="float" office:value="0.88127" calcext:value-type="float">
            <text:p>0.88127</text:p>
          </table:table-cell>
          <table:table-cell office:value-type="float" office:value="499" calcext:value-type="float">
            <text:p>499</text:p>
          </table:table-cell>
          <table:table-cell/>
          <table:table-cell table:formula="of:=SUM([.D$3:.D19])" office:value-type="float" office:value="413309" calcext:value-type="float">
            <text:p>413309</text:p>
          </table:table-cell>
          <table:table-cell table:formula="of:=SUM([.E$3:.E19])" office:value-type="float" office:value="226474" calcext:value-type="float">
            <text:p>226474</text:p>
          </table:table-cell>
          <table:table-cell table:formula="of:=SUM([.F$3:.F19])" office:value-type="float" office:value="245.64754" calcext:value-type="float">
            <text:p>245.6</text:p>
          </table:table-cell>
          <table:table-cell table:formula="of:=([.I19]+[.J19])/[.K19]" office:value-type="float" office:value="2604.47550176973" calcext:value-type="float">
            <text:p>2604</text:p>
          </table:table-cell>
          <table:table-cell table:formula="of:=[.I19]/[.K19]" office:value-type="float" office:value="1682.52855290145" calcext:value-type="float">
            <text:p>16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109" calcext:value-type="float">
            <text:p>55109</text:p>
          </table:table-cell>
          <table:table-cell office:value-type="float" office:value="9.07981406159699" calcext:value-type="float">
            <text:p>9.07981406159699</text:p>
          </table:table-cell>
          <table:table-cell office:value-type="float" office:value="32668" calcext:value-type="float">
            <text:p>32668</text:p>
          </table:table-cell>
          <table:table-cell office:value-type="float" office:value="15921" calcext:value-type="float">
            <text:p>15921</text:p>
          </table:table-cell>
          <table:table-cell office:value-type="float" office:value="30.2898" calcext:value-type="float">
            <text:p>30.2898</text:p>
          </table:table-cell>
          <table:table-cell office:value-type="float" office:value="1604" calcext:value-type="float">
            <text:p>1604</text:p>
          </table:table-cell>
          <table:table-cell/>
          <table:table-cell table:formula="of:=SUM([.D$3:.D20])" office:value-type="float" office:value="445977" calcext:value-type="float">
            <text:p>445977</text:p>
          </table:table-cell>
          <table:table-cell table:formula="of:=SUM([.E$3:.E20])" office:value-type="float" office:value="242395" calcext:value-type="float">
            <text:p>242395</text:p>
          </table:table-cell>
          <table:table-cell table:formula="of:=SUM([.F$3:.F20])" office:value-type="float" office:value="275.93734" calcext:value-type="float">
            <text:p>275.9</text:p>
          </table:table-cell>
          <table:table-cell table:formula="of:=([.I20]+[.J20])/[.K20]" office:value-type="float" office:value="2494.66781117771" calcext:value-type="float">
            <text:p>2495</text:p>
          </table:table-cell>
          <table:table-cell table:formula="of:=[.I20]/[.K20]" office:value-type="float" office:value="1616.22562571633" calcext:value-type="float">
            <text:p>1616</text:p>
          </table:table-cell>
          <table:table-cell/>
          <table:table-cell table:style-name="ce4" table:number-columns-repeated="2"/>
          <table:table-cell/>
        </table:table-row>
        <table:table-row table:style-name="ro1">
          <table:table-cell/>
          <table:table-cell office:value-type="float" office:value="55120" calcext:value-type="float">
            <text:p>55120</text:p>
          </table:table-cell>
          <table:table-cell office:value-type="float" office:value="9.42441845856607" calcext:value-type="float">
            <text:p>9.42441845856607</text:p>
          </table:table-cell>
          <table:table-cell office:value-type="float" office:value="4205" calcext:value-type="float">
            <text:p>4205</text:p>
          </table:table-cell>
          <table:table-cell office:value-type="float" office:value="11475" calcext:value-type="float">
            <text:p>11475</text:p>
          </table:table-cell>
          <table:table-cell office:value-type="float" office:value="13.8347" calcext:value-type="float">
            <text:p>13.8347</text:p>
          </table:table-cell>
          <table:table-cell office:value-type="float" office:value="1133" calcext:value-type="float">
            <text:p>1133</text:p>
          </table:table-cell>
          <table:table-cell/>
          <table:table-cell table:formula="of:=SUM([.D$3:.D21])" office:value-type="float" office:value="450182" calcext:value-type="float">
            <text:p>450182</text:p>
          </table:table-cell>
          <table:table-cell table:formula="of:=SUM([.E$3:.E21])" office:value-type="float" office:value="253870" calcext:value-type="float">
            <text:p>253870</text:p>
          </table:table-cell>
          <table:table-cell table:formula="of:=SUM([.F$3:.F21])" office:value-type="float" office:value="289.77204" calcext:value-type="float">
            <text:p>289.8</text:p>
          </table:table-cell>
          <table:table-cell table:formula="of:=([.I21]+[.J21])/[.K21]" office:value-type="float" office:value="2429.67540967721" calcext:value-type="float">
            <text:p>2430</text:p>
          </table:table-cell>
          <table:table-cell table:formula="of:=[.I21]/[.K21]" office:value-type="float" office:value="1553.57293961143" calcext:value-type="float">
            <text:p>15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111" calcext:value-type="float">
            <text:p>55111</text:p>
          </table:table-cell>
          <table:table-cell office:value-type="float" office:value="11.1665613228455" calcext:value-type="float">
            <text:p>11.1665613228455</text:p>
          </table:table-cell>
          <table:table-cell office:value-type="float" office:value="0" calcext:value-type="float">
            <text:p>0</text:p>
          </table:table-cell>
          <table:table-cell office:value-type="float" office:value="3849" calcext:value-type="float">
            <text:p>3849</text:p>
          </table:table-cell>
          <table:table-cell office:value-type="float" office:value="5.81636" calcext:value-type="float">
            <text:p>5.81636</text:p>
          </table:table-cell>
          <table:table-cell office:value-type="float" office:value="662" calcext:value-type="float">
            <text:p>662</text:p>
          </table:table-cell>
          <table:table-cell/>
          <table:table-cell table:formula="of:=SUM([.D$3:.D22])" office:value-type="float" office:value="450182" calcext:value-type="float">
            <text:p>450182</text:p>
          </table:table-cell>
          <table:table-cell table:formula="of:=SUM([.E$3:.E22])" office:value-type="float" office:value="257719" calcext:value-type="float">
            <text:p>257719</text:p>
          </table:table-cell>
          <table:table-cell table:formula="of:=SUM([.F$3:.F22])" office:value-type="float" office:value="295.5884" calcext:value-type="float">
            <text:p>295.6</text:p>
          </table:table-cell>
          <table:table-cell table:formula="of:=([.I22]+[.J22])/[.K22]" office:value-type="float" office:value="2394.88762075914" calcext:value-type="float">
            <text:p>2395</text:p>
          </table:table-cell>
          <table:table-cell table:formula="of:=[.I22]/[.K22]" office:value-type="float" office:value="1523.00293245608" calcext:value-type="float">
            <text:p>15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128" calcext:value-type="float">
            <text:p>55128</text:p>
          </table:table-cell>
          <table:table-cell office:value-type="float" office:value="11.2910882116109" calcext:value-type="float">
            <text:p>11.2910882116109</text:p>
          </table:table-cell>
          <table:table-cell office:value-type="float" office:value="28642" calcext:value-type="float">
            <text:p>28642</text:p>
          </table:table-cell>
          <table:table-cell office:value-type="float" office:value="9835" calcext:value-type="float">
            <text:p>9835</text:p>
          </table:table-cell>
          <table:table-cell office:value-type="float" office:value="29.106" calcext:value-type="float">
            <text:p>29.106</text:p>
          </table:table-cell>
          <table:table-cell office:value-type="float" office:value="1322" calcext:value-type="float">
            <text:p>1322</text:p>
          </table:table-cell>
          <table:table-cell/>
          <table:table-cell table:formula="of:=SUM([.D$3:.D23])" office:value-type="float" office:value="478824" calcext:value-type="float">
            <text:p>478824</text:p>
          </table:table-cell>
          <table:table-cell table:formula="of:=SUM([.E$3:.E23])" office:value-type="float" office:value="267554" calcext:value-type="float">
            <text:p>267554</text:p>
          </table:table-cell>
          <table:table-cell table:formula="of:=SUM([.F$3:.F23])" office:value-type="float" office:value="324.6944" calcext:value-type="float">
            <text:p>324.7</text:p>
          </table:table-cell>
          <table:table-cell table:formula="of:=([.I23]+[.J23])/[.K23]" office:value-type="float" office:value="2298.70918623789" calcext:value-type="float">
            <text:p>2299</text:p>
          </table:table-cell>
          <table:table-cell table:formula="of:=[.I23]/[.K23]" office:value-type="float" office:value="1474.69127893798" calcext:value-type="float">
            <text:p>1475</text:p>
          </table:table-cell>
          <table:table-cell/>
          <table:table-cell table:style-name="ce4" table:formula="of:=([.I23]-[.I22])*(300-[.K22])/([.K23]-[.K22])+[.I22]" office:value-type="float" office:value="454523.271462929" calcext:value-type="float">
            <text:p>454523</text:p>
          </table:table-cell>
          <table:table-cell table:style-name="ce4" table:formula="of:=([.J23]-[.J22])*(300-[.K22])/([.K23]-[.K22])+[.J22]" office:value-type="float" office:value="259209.692159692" calcext:value-type="float">
            <text:p>259210</text:p>
          </table:table-cell>
          <table:table-cell office:value-type="string" calcext:value-type="string">
            <text:p>300 km^2</text:p>
          </table:table-cell>
        </table:table-row>
        <table:table-row table:style-name="ro1">
          <table:table-cell/>
          <table:table-cell office:value-type="float" office:value="55055" calcext:value-type="float">
            <text:p>55055</text:p>
          </table:table-cell>
          <table:table-cell office:value-type="float" office:value="11.4684215237573" calcext:value-type="float">
            <text:p>11.4684215237573</text:p>
          </table:table-cell>
          <table:table-cell office:value-type="float" office:value="3470" calcext:value-type="float">
            <text:p>3470</text:p>
          </table:table-cell>
          <table:table-cell office:value-type="float" office:value="1269" calcext:value-type="float">
            <text:p>1269</text:p>
          </table:table-cell>
          <table:table-cell office:value-type="float" office:value="9.1719" calcext:value-type="float">
            <text:p>9.1719</text:p>
          </table:table-cell>
          <table:table-cell office:value-type="float" office:value="517" calcext:value-type="float">
            <text:p>517</text:p>
          </table:table-cell>
          <table:table-cell/>
          <table:table-cell table:formula="of:=SUM([.D$3:.D24])" office:value-type="float" office:value="482294" calcext:value-type="float">
            <text:p>482294</text:p>
          </table:table-cell>
          <table:table-cell table:formula="of:=SUM([.E$3:.E24])" office:value-type="float" office:value="268823" calcext:value-type="float">
            <text:p>268823</text:p>
          </table:table-cell>
          <table:table-cell table:formula="of:=SUM([.F$3:.F24])" office:value-type="float" office:value="333.8663" calcext:value-type="float">
            <text:p>333.9</text:p>
          </table:table-cell>
          <table:table-cell table:formula="of:=([.I24]+[.J24])/[.K24]" office:value-type="float" office:value="2249.75386853959" calcext:value-type="float">
            <text:p>2250</text:p>
          </table:table-cell>
          <table:table-cell table:formula="of:=[.I24]/[.K24]" office:value-type="float" office:value="1444.57227339207" calcext:value-type="float">
            <text:p>14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121" calcext:value-type="float">
            <text:p>55121</text:p>
          </table:table-cell>
          <table:table-cell office:value-type="float" office:value="12.3996210106462" calcext:value-type="float">
            <text:p>12.3996210106462</text:p>
          </table:table-cell>
          <table:table-cell office:value-type="float" office:value="8032" calcext:value-type="float">
            <text:p>8032</text:p>
          </table:table-cell>
          <table:table-cell office:value-type="float" office:value="29522" calcext:value-type="float">
            <text:p>29522</text:p>
          </table:table-cell>
          <table:table-cell office:value-type="float" office:value="23.3899" calcext:value-type="float">
            <text:p>23.3899</text:p>
          </table:table-cell>
          <table:table-cell office:value-type="float" office:value="1606" calcext:value-type="float">
            <text:p>1606</text:p>
          </table:table-cell>
          <table:table-cell/>
          <table:table-cell table:formula="of:=SUM([.D$3:.D25])" office:value-type="float" office:value="490326" calcext:value-type="float">
            <text:p>490326</text:p>
          </table:table-cell>
          <table:table-cell table:formula="of:=SUM([.E$3:.E25])" office:value-type="float" office:value="298345" calcext:value-type="float">
            <text:p>298345</text:p>
          </table:table-cell>
          <table:table-cell table:formula="of:=SUM([.F$3:.F25])" office:value-type="float" office:value="357.2562" calcext:value-type="float">
            <text:p>357.3</text:p>
          </table:table-cell>
          <table:table-cell table:formula="of:=([.I25]+[.J25])/[.K25]" office:value-type="float" office:value="2207.5782029815" calcext:value-type="float">
            <text:p>2208</text:p>
          </table:table-cell>
          <table:table-cell table:formula="of:=[.I25]/[.K25]" office:value-type="float" office:value="1372.47723062609" calcext:value-type="float">
            <text:p>13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125" calcext:value-type="float">
            <text:p>55125</text:p>
          </table:table-cell>
          <table:table-cell office:value-type="float" office:value="13.017753017284" calcext:value-type="float">
            <text:p>13.017753017284</text:p>
          </table:table-cell>
          <table:table-cell office:value-type="float" office:value="43277" calcext:value-type="float">
            <text:p>43277</text:p>
          </table:table-cell>
          <table:table-cell office:value-type="float" office:value="22244" calcext:value-type="float">
            <text:p>22244</text:p>
          </table:table-cell>
          <table:table-cell office:value-type="float" office:value="39.5617" calcext:value-type="float">
            <text:p>39.5617</text:p>
          </table:table-cell>
          <table:table-cell office:value-type="float" office:value="1656" calcext:value-type="float">
            <text:p>1656</text:p>
          </table:table-cell>
          <table:table-cell/>
          <table:table-cell table:formula="of:=SUM([.D$3:.D26])" office:value-type="float" office:value="533603" calcext:value-type="float">
            <text:p>533603</text:p>
          </table:table-cell>
          <table:table-cell table:formula="of:=SUM([.E$3:.E26])" office:value-type="float" office:value="320589" calcext:value-type="float">
            <text:p>320589</text:p>
          </table:table-cell>
          <table:table-cell table:formula="of:=SUM([.F$3:.F26])" office:value-type="float" office:value="396.8179" calcext:value-type="float">
            <text:p>396.8</text:p>
          </table:table-cell>
          <table:table-cell table:formula="of:=([.I26]+[.J26])/[.K26]" office:value-type="float" office:value="2152.60450700435" calcext:value-type="float">
            <text:p>2153</text:p>
          </table:table-cell>
          <table:table-cell table:formula="of:=[.I26]/[.K26]" office:value-type="float" office:value="1344.70496416618" calcext:value-type="float">
            <text:p>13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076" calcext:value-type="float">
            <text:p>55076</text:p>
          </table:table-cell>
          <table:table-cell office:value-type="float" office:value="13.7040346479043" calcext:value-type="float">
            <text:p>13.7040346479043</text:p>
          </table:table-cell>
          <table:table-cell office:value-type="float" office:value="21214" calcext:value-type="float">
            <text:p>21214</text:p>
          </table:table-cell>
          <table:table-cell office:value-type="float" office:value="5041" calcext:value-type="float">
            <text:p>5041</text:p>
          </table:table-cell>
          <table:table-cell office:value-type="float" office:value="23.6574" calcext:value-type="float">
            <text:p>23.6574</text:p>
          </table:table-cell>
          <table:table-cell office:value-type="float" office:value="1110" calcext:value-type="float">
            <text:p>1110</text:p>
          </table:table-cell>
          <table:table-cell/>
          <table:table-cell table:formula="of:=SUM([.D$3:.D27])" office:value-type="float" office:value="554817" calcext:value-type="float">
            <text:p>554817</text:p>
          </table:table-cell>
          <table:table-cell table:formula="of:=SUM([.E$3:.E27])" office:value-type="float" office:value="325630" calcext:value-type="float">
            <text:p>325630</text:p>
          </table:table-cell>
          <table:table-cell table:formula="of:=SUM([.F$3:.F27])" office:value-type="float" office:value="420.4753" calcext:value-type="float">
            <text:p>420.5</text:p>
          </table:table-cell>
          <table:table-cell table:formula="of:=([.I27]+[.J27])/[.K27]" office:value-type="float" office:value="2093.93274706029" calcext:value-type="float">
            <text:p>2094</text:p>
          </table:table-cell>
          <table:table-cell table:formula="of:=[.I27]/[.K27]" office:value-type="float" office:value="1319.49962340237" calcext:value-type="float">
            <text:p>13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077" calcext:value-type="float">
            <text:p>55077</text:p>
          </table:table-cell>
          <table:table-cell office:value-type="float" office:value="14.7416478560865" calcext:value-type="float">
            <text:p>14.7416478560865</text:p>
          </table:table-cell>
          <table:table-cell office:value-type="float" office:value="13242" calcext:value-type="float">
            <text:p>13242</text:p>
          </table:table-cell>
          <table:table-cell office:value-type="float" office:value="5492" calcext:value-type="float">
            <text:p>5492</text:p>
          </table:table-cell>
          <table:table-cell office:value-type="float" office:value="48.3959" calcext:value-type="float">
            <text:p>48.3959</text:p>
          </table:table-cell>
          <table:table-cell office:value-type="float" office:value="387" calcext:value-type="float">
            <text:p>387</text:p>
          </table:table-cell>
          <table:table-cell/>
          <table:table-cell table:formula="of:=SUM([.D$3:.D28])" office:value-type="float" office:value="568059" calcext:value-type="float">
            <text:p>568059</text:p>
          </table:table-cell>
          <table:table-cell table:formula="of:=SUM([.E$3:.E28])" office:value-type="float" office:value="331122" calcext:value-type="float">
            <text:p>331122</text:p>
          </table:table-cell>
          <table:table-cell table:formula="of:=SUM([.F$3:.F28])" office:value-type="float" office:value="468.8712" calcext:value-type="float">
            <text:p>468.9</text:p>
          </table:table-cell>
          <table:table-cell table:formula="of:=([.I28]+[.J28])/[.K28]" office:value-type="float" office:value="1917.75694476436" calcext:value-type="float">
            <text:p>1918</text:p>
          </table:table-cell>
          <table:table-cell table:formula="of:=[.I28]/[.K28]" office:value-type="float" office:value="1211.54594268106" calcext:value-type="float">
            <text:p>12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127" calcext:value-type="float">
            <text:p>55127</text:p>
          </table:table-cell>
          <table:table-cell office:value-type="float" office:value="14.8754038310051" calcext:value-type="float">
            <text:p>14.8754038310051</text:p>
          </table:table-cell>
          <table:table-cell office:value-type="float" office:value="17871" calcext:value-type="float">
            <text:p>17871</text:p>
          </table:table-cell>
          <table:table-cell office:value-type="float" office:value="6373" calcext:value-type="float">
            <text:p>6373</text:p>
          </table:table-cell>
          <table:table-cell office:value-type="float" office:value="34.9763" calcext:value-type="float">
            <text:p>34.9763</text:p>
          </table:table-cell>
          <table:table-cell office:value-type="float" office:value="693" calcext:value-type="float">
            <text:p>693</text:p>
          </table:table-cell>
          <table:table-cell/>
          <table:table-cell table:formula="of:=SUM([.D$3:.D29])" office:value-type="float" office:value="585930" calcext:value-type="float">
            <text:p>585930</text:p>
          </table:table-cell>
          <table:table-cell table:formula="of:=SUM([.E$3:.E29])" office:value-type="float" office:value="337495" calcext:value-type="float">
            <text:p>337495</text:p>
          </table:table-cell>
          <table:table-cell table:formula="of:=SUM([.F$3:.F29])" office:value-type="float" office:value="503.8475" calcext:value-type="float">
            <text:p>503.8</text:p>
          </table:table-cell>
          <table:table-cell table:formula="of:=([.I29]+[.J29])/[.K29]" office:value-type="float" office:value="1832.74701174463" calcext:value-type="float">
            <text:p>1833</text:p>
          </table:table-cell>
          <table:table-cell table:formula="of:=[.I29]/[.K29]" office:value-type="float" office:value="1162.91139680161" calcext:value-type="float">
            <text:p>11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126" calcext:value-type="float">
            <text:p>55126</text:p>
          </table:table-cell>
          <table:table-cell office:value-type="float" office:value="15.1320675712824" calcext:value-type="float">
            <text:p>15.1320675712824</text:p>
          </table:table-cell>
          <table:table-cell office:value-type="float" office:value="26069" calcext:value-type="float">
            <text:p>26069</text:p>
          </table:table-cell>
          <table:table-cell office:value-type="float" office:value="14410" calcext:value-type="float">
            <text:p>14410</text:p>
          </table:table-cell>
          <table:table-cell office:value-type="float" office:value="31.0293" calcext:value-type="float">
            <text:p>31.0293</text:p>
          </table:table-cell>
          <table:table-cell office:value-type="float" office:value="1305" calcext:value-type="float">
            <text:p>1305</text:p>
          </table:table-cell>
          <table:table-cell/>
          <table:table-cell table:formula="of:=SUM([.D$3:.D30])" office:value-type="float" office:value="611999" calcext:value-type="float">
            <text:p>611999</text:p>
          </table:table-cell>
          <table:table-cell table:formula="of:=SUM([.E$3:.E30])" office:value-type="float" office:value="351905" calcext:value-type="float">
            <text:p>351905</text:p>
          </table:table-cell>
          <table:table-cell table:formula="of:=SUM([.F$3:.F30])" office:value-type="float" office:value="534.8768" calcext:value-type="float">
            <text:p>534.9</text:p>
          </table:table-cell>
          <table:table-cell table:formula="of:=([.I30]+[.J30])/[.K30]" office:value-type="float" office:value="1802.10470897223" calcext:value-type="float">
            <text:p>1802</text:p>
          </table:table-cell>
          <table:table-cell table:formula="of:=[.I30]/[.K30]" office:value-type="float" office:value="1144.18684826113" calcext:value-type="float">
            <text:p>11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042" calcext:value-type="float">
            <text:p>55042</text:p>
          </table:table-cell>
          <table:table-cell office:value-type="float" office:value="15.3323772125691" calcext:value-type="float">
            <text:p>15.3323772125691</text:p>
          </table:table-cell>
          <table:table-cell office:value-type="float" office:value="8971" calcext:value-type="float">
            <text:p>8971</text:p>
          </table:table-cell>
          <table:table-cell office:value-type="float" office:value="2196" calcext:value-type="float">
            <text:p>2196</text:p>
          </table:table-cell>
          <table:table-cell office:value-type="float" office:value="63.3947" calcext:value-type="float">
            <text:p>63.3947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SUM([.D$3:.D31])" office:value-type="float" office:value="620970" calcext:value-type="float">
            <text:p>620970</text:p>
          </table:table-cell>
          <table:table-cell table:formula="of:=SUM([.E$3:.E31])" office:value-type="float" office:value="354101" calcext:value-type="float">
            <text:p>354101</text:p>
          </table:table-cell>
          <table:table-cell table:formula="of:=SUM([.F$3:.F31])" office:value-type="float" office:value="598.2715" calcext:value-type="float">
            <text:p>598.3</text:p>
          </table:table-cell>
          <table:table-cell table:formula="of:=([.I31]+[.J31])/[.K31]" office:value-type="float" office:value="1629.8135545484" calcext:value-type="float">
            <text:p>1630</text:p>
          </table:table-cell>
          <table:table-cell table:formula="of:=[.I31]/[.K31]" office:value-type="float" office:value="1037.9401325318" calcext:value-type="float">
            <text:p>10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090" calcext:value-type="float">
            <text:p>55090</text:p>
          </table:table-cell>
          <table:table-cell office:value-type="float" office:value="15.8427460905164" calcext:value-type="float">
            <text:p>15.8427460905164</text:p>
          </table:table-cell>
          <table:table-cell office:value-type="float" office:value="358" calcext:value-type="float">
            <text:p>358</text:p>
          </table:table-cell>
          <table:table-cell office:value-type="float" office:value="195" calcext:value-type="float">
            <text:p>195</text:p>
          </table:table-cell>
          <table:table-cell office:value-type="float" office:value="0.258319" calcext:value-type="float">
            <text:p>0.258319</text:p>
          </table:table-cell>
          <table:table-cell office:value-type="float" office:value="2141" calcext:value-type="float">
            <text:p>2141</text:p>
          </table:table-cell>
          <table:table-cell/>
          <table:table-cell table:formula="of:=SUM([.D$3:.D32])" office:value-type="float" office:value="621328" calcext:value-type="float">
            <text:p>621328</text:p>
          </table:table-cell>
          <table:table-cell table:formula="of:=SUM([.E$3:.E32])" office:value-type="float" office:value="354296" calcext:value-type="float">
            <text:p>354296</text:p>
          </table:table-cell>
          <table:table-cell table:formula="of:=SUM([.F$3:.F32])" office:value-type="float" office:value="598.529819" calcext:value-type="float">
            <text:p>598.5</text:p>
          </table:table-cell>
          <table:table-cell table:formula="of:=([.I32]+[.J32])/[.K32]" office:value-type="float" office:value="1630.03407521121" calcext:value-type="float">
            <text:p>1630</text:p>
          </table:table-cell>
          <table:table-cell table:formula="of:=[.I32]/[.K32]" office:value-type="float" office:value="1038.09030106151" calcext:value-type="float">
            <text:p>10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123" calcext:value-type="float">
            <text:p>55123</text:p>
          </table:table-cell>
          <table:table-cell office:value-type="float" office:value="16.0487975388765" calcext:value-type="float">
            <text:p>16.0487975388765</text:p>
          </table:table-cell>
          <table:table-cell office:value-type="float" office:value="26101" calcext:value-type="float">
            <text:p>26101</text:p>
          </table:table-cell>
          <table:table-cell office:value-type="float" office:value="11940" calcext:value-type="float">
            <text:p>11940</text:p>
          </table:table-cell>
          <table:table-cell office:value-type="float" office:value="28.4635" calcext:value-type="float">
            <text:p>28.4635</text:p>
          </table:table-cell>
          <table:table-cell office:value-type="float" office:value="1336" calcext:value-type="float">
            <text:p>1336</text:p>
          </table:table-cell>
          <table:table-cell/>
          <table:table-cell table:formula="of:=SUM([.D$3:.D33])" office:value-type="float" office:value="647429" calcext:value-type="float">
            <text:p>647429</text:p>
          </table:table-cell>
          <table:table-cell table:formula="of:=SUM([.E$3:.E33])" office:value-type="float" office:value="366236" calcext:value-type="float">
            <text:p>366236</text:p>
          </table:table-cell>
          <table:table-cell table:formula="of:=SUM([.F$3:.F33])" office:value-type="float" office:value="626.993319" calcext:value-type="float">
            <text:p>627.0</text:p>
          </table:table-cell>
          <table:table-cell table:formula="of:=([.I33]+[.J33])/[.K33]" office:value-type="float" office:value="1616.70781694565" calcext:value-type="float">
            <text:p>1617</text:p>
          </table:table-cell>
          <table:table-cell table:formula="of:=[.I33]/[.K33]" office:value-type="float" office:value="1032.59313995976" calcext:value-type="float">
            <text:p>10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071" calcext:value-type="float">
            <text:p>55071</text:p>
          </table:table-cell>
          <table:table-cell office:value-type="float" office:value="16.3105014936626" calcext:value-type="float">
            <text:p>16.3105014936626</text:p>
          </table:table-cell>
          <table:table-cell office:value-type="float" office:value="5601" calcext:value-type="float">
            <text:p>5601</text:p>
          </table:table-cell>
          <table:table-cell office:value-type="float" office:value="1357" calcext:value-type="float">
            <text:p>1357</text:p>
          </table:table-cell>
          <table:table-cell office:value-type="float" office:value="13.2964" calcext:value-type="float">
            <text:p>13.2964</text:p>
          </table:table-cell>
          <table:table-cell office:value-type="float" office:value="523" calcext:value-type="float">
            <text:p>523</text:p>
          </table:table-cell>
          <table:table-cell/>
          <table:table-cell table:formula="of:=SUM([.D$3:.D34])" office:value-type="float" office:value="653030" calcext:value-type="float">
            <text:p>653030</text:p>
          </table:table-cell>
          <table:table-cell table:formula="of:=SUM([.E$3:.E34])" office:value-type="float" office:value="367593" calcext:value-type="float">
            <text:p>367593</text:p>
          </table:table-cell>
          <table:table-cell table:formula="of:=SUM([.F$3:.F34])" office:value-type="float" office:value="640.289719" calcext:value-type="float">
            <text:p>640.3</text:p>
          </table:table-cell>
          <table:table-cell table:formula="of:=([.I34]+[.J34])/[.K34]" office:value-type="float" office:value="1594.00185527577" calcext:value-type="float">
            <text:p>1594</text:p>
          </table:table-cell>
          <table:table-cell table:formula="of:=[.I34]/[.K34]" office:value-type="float" office:value="1019.89768166182" calcext:value-type="float">
            <text:p>10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110" calcext:value-type="float">
            <text:p>55110</text:p>
          </table:table-cell>
          <table:table-cell office:value-type="float" office:value="17.0628221791238" calcext:value-type="float">
            <text:p>17.0628221791238</text:p>
          </table:table-cell>
          <table:table-cell office:value-type="float" office:value="38815" calcext:value-type="float">
            <text:p>38815</text:p>
          </table:table-cell>
          <table:table-cell office:value-type="float" office:value="19623" calcext:value-type="float">
            <text:p>19623</text:p>
          </table:table-cell>
          <table:table-cell office:value-type="float" office:value="62.5375" calcext:value-type="float">
            <text:p>62.5375</text:p>
          </table:table-cell>
          <table:table-cell office:value-type="float" office:value="934" calcext:value-type="float">
            <text:p>934</text:p>
          </table:table-cell>
          <table:table-cell/>
          <table:table-cell table:formula="of:=SUM([.D$3:.D35])" office:value-type="float" office:value="691845" calcext:value-type="float">
            <text:p>691845</text:p>
          </table:table-cell>
          <table:table-cell table:formula="of:=SUM([.E$3:.E35])" office:value-type="float" office:value="387216" calcext:value-type="float">
            <text:p>387216</text:p>
          </table:table-cell>
          <table:table-cell table:formula="of:=SUM([.F$3:.F35])" office:value-type="float" office:value="702.827219" calcext:value-type="float">
            <text:p>702.8</text:p>
          </table:table-cell>
          <table:table-cell table:formula="of:=([.I35]+[.J35])/[.K35]" office:value-type="float" office:value="1535.31475564551" calcext:value-type="float">
            <text:p>1535</text:p>
          </table:table-cell>
          <table:table-cell table:formula="of:=[.I35]/[.K35]" office:value-type="float" office:value="984.374226405708" calcext:value-type="float">
            <text:p>9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115" calcext:value-type="float">
            <text:p>55115</text:p>
          </table:table-cell>
          <table:table-cell office:value-type="float" office:value="17.2537562933564" calcext:value-type="float">
            <text:p>17.2537562933564</text:p>
          </table:table-cell>
          <table:table-cell office:value-type="float" office:value="9138" calcext:value-type="float">
            <text:p>9138</text:p>
          </table:table-cell>
          <table:table-cell office:value-type="float" office:value="1982" calcext:value-type="float">
            <text:p>1982</text:p>
          </table:table-cell>
          <table:table-cell office:value-type="float" office:value="17.3674" calcext:value-type="float">
            <text:p>17.3674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SUM([.D$3:.D36])" office:value-type="float" office:value="700983" calcext:value-type="float">
            <text:p>700983</text:p>
          </table:table-cell>
          <table:table-cell table:formula="of:=SUM([.E$3:.E36])" office:value-type="float" office:value="389198" calcext:value-type="float">
            <text:p>389198</text:p>
          </table:table-cell>
          <table:table-cell table:formula="of:=SUM([.F$3:.F36])" office:value-type="float" office:value="720.194619" calcext:value-type="float">
            <text:p>720.2</text:p>
          </table:table-cell>
          <table:table-cell table:formula="of:=([.I36]+[.J36])/[.K36]" office:value-type="float" office:value="1513.73110995154" calcext:value-type="float">
            <text:p>1514</text:p>
          </table:table-cell>
          <table:table-cell table:formula="of:=[.I36]/[.K36]" office:value-type="float" office:value="973.324406357443" calcext:value-type="float">
            <text:p>9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129" calcext:value-type="float">
            <text:p>55129</text:p>
          </table:table-cell>
          <table:table-cell office:value-type="float" office:value="17.7288866919279" calcext:value-type="float">
            <text:p>17.7288866919279</text:p>
          </table:table-cell>
          <table:table-cell office:value-type="float" office:value="22390" calcext:value-type="float">
            <text:p>22390</text:p>
          </table:table-cell>
          <table:table-cell office:value-type="float" office:value="2202" calcext:value-type="float">
            <text:p>2202</text:p>
          </table:table-cell>
          <table:table-cell office:value-type="float" office:value="50.6622" calcext:value-type="float">
            <text:p>50.6622</text:p>
          </table:table-cell>
          <table:table-cell office:value-type="float" office:value="485" calcext:value-type="float">
            <text:p>485</text:p>
          </table:table-cell>
          <table:table-cell/>
          <table:table-cell table:formula="of:=SUM([.D$3:.D37])" office:value-type="float" office:value="723373" calcext:value-type="float">
            <text:p>723373</text:p>
          </table:table-cell>
          <table:table-cell table:formula="of:=SUM([.E$3:.E37])" office:value-type="float" office:value="391400" calcext:value-type="float">
            <text:p>391400</text:p>
          </table:table-cell>
          <table:table-cell table:formula="of:=SUM([.F$3:.F37])" office:value-type="float" office:value="770.856819" calcext:value-type="float">
            <text:p>770.9</text:p>
          </table:table-cell>
          <table:table-cell table:formula="of:=([.I37]+[.J37])/[.K37]" office:value-type="float" office:value="1446.14793892094" calcext:value-type="float">
            <text:p>1446</text:p>
          </table:table-cell>
          <table:table-cell table:formula="of:=[.I37]/[.K37]" office:value-type="float" office:value="938.401246730101" calcext:value-type="float">
            <text:p>9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122" calcext:value-type="float">
            <text:p>55122</text:p>
          </table:table-cell>
          <table:table-cell office:value-type="float" office:value="17.9357323960215" calcext:value-type="float">
            <text:p>17.9357323960215</text:p>
          </table:table-cell>
          <table:table-cell office:value-type="float" office:value="31291" calcext:value-type="float">
            <text:p>31291</text:p>
          </table:table-cell>
          <table:table-cell office:value-type="float" office:value="14103" calcext:value-type="float">
            <text:p>14103</text:p>
          </table:table-cell>
          <table:table-cell office:value-type="float" office:value="29.1785" calcext:value-type="float">
            <text:p>29.1785</text:p>
          </table:table-cell>
          <table:table-cell office:value-type="float" office:value="1556" calcext:value-type="float">
            <text:p>1556</text:p>
          </table:table-cell>
          <table:table-cell/>
          <table:table-cell table:formula="of:=SUM([.D$3:.D38])" office:value-type="float" office:value="754664" calcext:value-type="float">
            <text:p>754664</text:p>
          </table:table-cell>
          <table:table-cell table:formula="of:=SUM([.E$3:.E38])" office:value-type="float" office:value="405503" calcext:value-type="float">
            <text:p>405503</text:p>
          </table:table-cell>
          <table:table-cell table:formula="of:=SUM([.F$3:.F38])" office:value-type="float" office:value="800.035319" calcext:value-type="float">
            <text:p>800.0</text:p>
          </table:table-cell>
          <table:table-cell table:formula="of:=([.I38]+[.J38])/[.K38]" office:value-type="float" office:value="1450.14472792294" calcext:value-type="float">
            <text:p>1450</text:p>
          </table:table-cell>
          <table:table-cell table:formula="of:=[.I38]/[.K38]" office:value-type="float" office:value="943.288354998237" calcext:value-type="float">
            <text:p>9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016" calcext:value-type="float">
            <text:p>55016</text:p>
          </table:table-cell>
          <table:table-cell office:value-type="float" office:value="19.5323270697892" calcext:value-type="float">
            <text:p>19.5323270697892</text:p>
          </table:table-cell>
          <table:table-cell office:value-type="float" office:value="35040" calcext:value-type="float">
            <text:p>35040</text:p>
          </table:table-cell>
          <table:table-cell office:value-type="float" office:value="6168" calcext:value-type="float">
            <text:p>6168</text:p>
          </table:table-cell>
          <table:table-cell office:value-type="float" office:value="75.5659" calcext:value-type="float">
            <text:p>75.5659</text:p>
          </table:table-cell>
          <table:table-cell office:value-type="float" office:value="545" calcext:value-type="float">
            <text:p>545</text:p>
          </table:table-cell>
          <table:table-cell/>
          <table:table-cell table:formula="of:=SUM([.D$3:.D39])" office:value-type="float" office:value="789704" calcext:value-type="float">
            <text:p>789704</text:p>
          </table:table-cell>
          <table:table-cell table:formula="of:=SUM([.E$3:.E39])" office:value-type="float" office:value="411671" calcext:value-type="float">
            <text:p>411671</text:p>
          </table:table-cell>
          <table:table-cell table:formula="of:=SUM([.F$3:.F39])" office:value-type="float" office:value="875.601219" calcext:value-type="float">
            <text:p>875.6</text:p>
          </table:table-cell>
          <table:table-cell table:formula="of:=([.I39]+[.J39])/[.K39]" office:value-type="float" office:value="1372.0572492716" calcext:value-type="float">
            <text:p>1372</text:p>
          </table:table-cell>
          <table:table-cell table:formula="of:=[.I39]/[.K39]" office:value-type="float" office:value="901.899155533268" calcext:value-type="float">
            <text:p>902</text:p>
          </table:table-cell>
          <table:table-cell table:number-columns-repeated="4"/>
        </table:table-row>
      </table:table>
      <table:table table:name="Milwaukee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2" table:default-cell-style-name="ce4"/>
        <table:table-column table:style-name="co1" table:number-columns-repeated="4" table:default-cell-style-name="Default"/>
        <table:table-row table:style-name="ro1">
          <table:table-cell table:number-columns-repeated="5"/>
          <table:table-cell table:style-name="ce1"/>
          <table:table-cell table:number-columns-repeated="2"/>
          <table:table-cell table:style-name="ce3" office:value-type="string" calcext:value-type="string" table:number-columns-spanned="4" table:number-rows-spanned="1">
            <text:p>Cumulative</text:p>
          </table:table-cell>
          <table:covered-table-cell/>
          <table:covered-table-cell table:number-columns-repeated="2" table:style-name="Default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Zipco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Employment</text:p>
          </table:table-cell>
          <table:table-cell table:style-name="ce1" office:value-type="string" calcext:value-type="string">
            <text:p>Area</text:p>
          </table:table-cell>
          <table:table-cell office:value-type="string" calcext:value-type="string">
            <text:p>Density</text:p>
          </table:table-cell>
          <table:table-cell/>
          <table:table-cell office:value-type="string" calcext:value-type="string">
            <text:p>Population</text:p>
          </table:table-cell>
          <table:table-cell office:value-type="string" calcext:value-type="string">
            <text:p>Employment</text:p>
          </table:table-cell>
          <table:table-cell table:style-name="Default" office:value-type="string" calcext:value-type="string">
            <text:p>Area</text:p>
          </table:table-cell>
          <table:table-cell table:style-name="Default" office:value-type="string" calcext:value-type="string">
            <text:p>Total Den</text:p>
          </table:table-cell>
          <table:table-cell table:style-name="Default" office:value-type="string" calcext:value-type="string">
            <text:p>Pop Dens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203" calcext:value-type="float">
            <text:p>53203</text:p>
          </table:table-cell>
          <table:table-cell office:value-type="float" office:value="0.0895167643766036" calcext:value-type="float">
            <text:p>0.09</text:p>
          </table:table-cell>
          <table:table-cell office:value-type="float" office:value="1177" calcext:value-type="float">
            <text:p>1177</text:p>
          </table:table-cell>
          <table:table-cell office:value-type="float" office:value="15176" calcext:value-type="float">
            <text:p>15176</text:p>
          </table:table-cell>
          <table:table-cell office:value-type="float" office:value="1.16005" calcext:value-type="float">
            <text:p>1.2</text:p>
          </table:table-cell>
          <table:table-cell office:value-type="float" office:value="14097" calcext:value-type="float">
            <text:p>14097</text:p>
          </table:table-cell>
          <table:table-cell/>
          <table:table-cell table:formula="of:=SUM([.D$3:.D3])" office:value-type="float" office:value="1177" calcext:value-type="float">
            <text:p>1177</text:p>
          </table:table-cell>
          <table:table-cell table:formula="of:=SUM([.E$3:.E3])" office:value-type="float" office:value="15176" calcext:value-type="float">
            <text:p>15176</text:p>
          </table:table-cell>
          <table:table-cell table:formula="of:=SUM([.F$3:.F3])" office:value-type="float" office:value="1.16005" calcext:value-type="float">
            <text:p>1.2</text:p>
          </table:table-cell>
          <table:table-cell table:formula="of:=([.I3]+[.J3])/[.K3]" office:value-type="float" office:value="14096.8061721478" calcext:value-type="float">
            <text:p>14097</text:p>
          </table:table-cell>
          <table:table-cell table:formula="of:=[.I3]/[.K3]" office:value-type="float" office:value="1014.61143916211" calcext:value-type="float">
            <text:p>10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233" calcext:value-type="float">
            <text:p>53233</text:p>
          </table:table-cell>
          <table:table-cell office:value-type="float" office:value="1.46058954862878" calcext:value-type="float">
            <text:p>1.46</text:p>
          </table:table-cell>
          <table:table-cell office:value-type="float" office:value="15731" calcext:value-type="float">
            <text:p>15731</text:p>
          </table:table-cell>
          <table:table-cell office:value-type="float" office:value="18445" calcext:value-type="float">
            <text:p>18445</text:p>
          </table:table-cell>
          <table:table-cell office:value-type="float" office:value="4.37739" calcext:value-type="float">
            <text:p>4.4</text:p>
          </table:table-cell>
          <table:table-cell office:value-type="float" office:value="7807" calcext:value-type="float">
            <text:p>7807</text:p>
          </table:table-cell>
          <table:table-cell/>
          <table:table-cell table:formula="of:=SUM([.D$3:.D4])" office:value-type="float" office:value="16908" calcext:value-type="float">
            <text:p>16908</text:p>
          </table:table-cell>
          <table:table-cell table:formula="of:=SUM([.E$3:.E4])" office:value-type="float" office:value="33621" calcext:value-type="float">
            <text:p>33621</text:p>
          </table:table-cell>
          <table:table-cell table:formula="of:=SUM([.F$3:.F4])" office:value-type="float" office:value="5.53744" calcext:value-type="float">
            <text:p>5.5</text:p>
          </table:table-cell>
          <table:table-cell table:formula="of:=([.I4]+[.J4])/[.K4]" office:value-type="float" office:value="9124.97471755902" calcext:value-type="float">
            <text:p>9125</text:p>
          </table:table-cell>
          <table:table-cell table:formula="of:=[.I4]/[.K4]" office:value-type="float" office:value="3053.39651535728" calcext:value-type="float">
            <text:p>30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205" calcext:value-type="float">
            <text:p>53205</text:p>
          </table:table-cell>
          <table:table-cell office:value-type="float" office:value="2.18524593458511" calcext:value-type="float">
            <text:p>2.19</text:p>
          </table:table-cell>
          <table:table-cell office:value-type="float" office:value="10091" calcext:value-type="float">
            <text:p>10091</text:p>
          </table:table-cell>
          <table:table-cell office:value-type="float" office:value="1582" calcext:value-type="float">
            <text:p>1582</text:p>
          </table:table-cell>
          <table:table-cell office:value-type="float" office:value="3.66152" calcext:value-type="float">
            <text:p>3.7</text:p>
          </table:table-cell>
          <table:table-cell office:value-type="float" office:value="3188" calcext:value-type="float">
            <text:p>3188</text:p>
          </table:table-cell>
          <table:table-cell/>
          <table:table-cell table:formula="of:=SUM([.D$3:.D5])" office:value-type="float" office:value="26999" calcext:value-type="float">
            <text:p>26999</text:p>
          </table:table-cell>
          <table:table-cell table:formula="of:=SUM([.E$3:.E5])" office:value-type="float" office:value="35203" calcext:value-type="float">
            <text:p>35203</text:p>
          </table:table-cell>
          <table:table-cell table:formula="of:=SUM([.F$3:.F5])" office:value-type="float" office:value="9.19896" calcext:value-type="float">
            <text:p>9.2</text:p>
          </table:table-cell>
          <table:table-cell table:formula="of:=([.I5]+[.J5])/[.K5]" office:value-type="float" office:value="6761.85133971666" calcext:value-type="float">
            <text:p>6762</text:p>
          </table:table-cell>
          <table:table-cell table:formula="of:=[.I5]/[.K5]" office:value-type="float" office:value="2935.0056962961" calcext:value-type="float">
            <text:p>29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202" calcext:value-type="float">
            <text:p>53202</text:p>
          </table:table-cell>
          <table:table-cell office:value-type="float" office:value="2.256444962807" calcext:value-type="float">
            <text:p>2.26</text:p>
          </table:table-cell>
          <table:table-cell office:value-type="float" office:value="24604" calcext:value-type="float">
            <text:p>24604</text:p>
          </table:table-cell>
          <table:table-cell office:value-type="float" office:value="58231" calcext:value-type="float">
            <text:p>58231</text:p>
          </table:table-cell>
          <table:table-cell office:value-type="float" office:value="5.46805" calcext:value-type="float">
            <text:p>5.5</text:p>
          </table:table-cell>
          <table:table-cell office:value-type="float" office:value="15149" calcext:value-type="float">
            <text:p>15149</text:p>
          </table:table-cell>
          <table:table-cell/>
          <table:table-cell table:formula="of:=SUM([.D$3:.D6])" office:value-type="float" office:value="51603" calcext:value-type="float">
            <text:p>51603</text:p>
          </table:table-cell>
          <table:table-cell table:formula="of:=SUM([.E$3:.E6])" office:value-type="float" office:value="93434" calcext:value-type="float">
            <text:p>93434</text:p>
          </table:table-cell>
          <table:table-cell table:formula="of:=SUM([.F$3:.F6])" office:value-type="float" office:value="14.66701" calcext:value-type="float">
            <text:p>14.7</text:p>
          </table:table-cell>
          <table:table-cell table:formula="of:=([.I6]+[.J6])/[.K6]" office:value-type="float" office:value="9888.65487921533" calcext:value-type="float">
            <text:p>9889</text:p>
          </table:table-cell>
          <table:table-cell table:formula="of:=[.I6]/[.K6]" office:value-type="float" office:value="3518.3040033381" calcext:value-type="float">
            <text:p>35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204" calcext:value-type="float">
            <text:p>53204</text:p>
          </table:table-cell>
          <table:table-cell office:value-type="float" office:value="2.37813280100003" calcext:value-type="float">
            <text:p>2.38</text:p>
          </table:table-cell>
          <table:table-cell office:value-type="float" office:value="39611" calcext:value-type="float">
            <text:p>39611</text:p>
          </table:table-cell>
          <table:table-cell office:value-type="float" office:value="16051" calcext:value-type="float">
            <text:p>16051</text:p>
          </table:table-cell>
          <table:table-cell office:value-type="float" office:value="8.49928" calcext:value-type="float">
            <text:p>8.5</text:p>
          </table:table-cell>
          <table:table-cell office:value-type="float" office:value="6549" calcext:value-type="float">
            <text:p>6549</text:p>
          </table:table-cell>
          <table:table-cell/>
          <table:table-cell table:formula="of:=SUM([.D$3:.D7])" office:value-type="float" office:value="91214" calcext:value-type="float">
            <text:p>91214</text:p>
          </table:table-cell>
          <table:table-cell table:formula="of:=SUM([.E$3:.E7])" office:value-type="float" office:value="109485" calcext:value-type="float">
            <text:p>109485</text:p>
          </table:table-cell>
          <table:table-cell table:formula="of:=SUM([.F$3:.F7])" office:value-type="float" office:value="23.16629" calcext:value-type="float">
            <text:p>23.2</text:p>
          </table:table-cell>
          <table:table-cell table:formula="of:=([.I7]+[.J7])/[.K7]" office:value-type="float" office:value="8663.40704532318" calcext:value-type="float">
            <text:p>8663</text:p>
          </table:table-cell>
          <table:table-cell table:formula="of:=[.I7]/[.K7]" office:value-type="float" office:value="3937.35898152013" calcext:value-type="float">
            <text:p>39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212" calcext:value-type="float">
            <text:p>53212</text:p>
          </table:table-cell>
          <table:table-cell office:value-type="float" office:value="3.94974109947681" calcext:value-type="float">
            <text:p>3.95</text:p>
          </table:table-cell>
          <table:table-cell office:value-type="float" office:value="31595" calcext:value-type="float">
            <text:p>31595</text:p>
          </table:table-cell>
          <table:table-cell office:value-type="float" office:value="20746" calcext:value-type="float">
            <text:p>20746</text:p>
          </table:table-cell>
          <table:table-cell office:value-type="float" office:value="10.5198" calcext:value-type="float">
            <text:p>10.5</text:p>
          </table:table-cell>
          <table:table-cell office:value-type="float" office:value="4975" calcext:value-type="float">
            <text:p>4975</text:p>
          </table:table-cell>
          <table:table-cell/>
          <table:table-cell table:formula="of:=SUM([.D$3:.D8])" office:value-type="float" office:value="122809" calcext:value-type="float">
            <text:p>122809</text:p>
          </table:table-cell>
          <table:table-cell table:formula="of:=SUM([.E$3:.E8])" office:value-type="float" office:value="130231" calcext:value-type="float">
            <text:p>130231</text:p>
          </table:table-cell>
          <table:table-cell table:formula="of:=SUM([.F$3:.F8])" office:value-type="float" office:value="33.68609" calcext:value-type="float">
            <text:p>33.7</text:p>
          </table:table-cell>
          <table:table-cell table:formula="of:=([.I8]+[.J8])/[.K8]" office:value-type="float" office:value="7511.70587028652" calcext:value-type="float">
            <text:p>7512</text:p>
          </table:table-cell>
          <table:table-cell table:formula="of:=[.I8]/[.K8]" office:value-type="float" office:value="3645.68876945944" calcext:value-type="float">
            <text:p>36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208" calcext:value-type="float">
            <text:p>53208</text:p>
          </table:table-cell>
          <table:table-cell office:value-type="float" office:value="4.25804014960304" calcext:value-type="float">
            <text:p>4.26</text:p>
          </table:table-cell>
          <table:table-cell office:value-type="float" office:value="31295" calcext:value-type="float">
            <text:p>31295</text:p>
          </table:table-cell>
          <table:table-cell office:value-type="float" office:value="12336" calcext:value-type="float">
            <text:p>12336</text:p>
          </table:table-cell>
          <table:table-cell office:value-type="float" office:value="10.1077" calcext:value-type="float">
            <text:p>10.1</text:p>
          </table:table-cell>
          <table:table-cell office:value-type="float" office:value="4317" calcext:value-type="float">
            <text:p>4317</text:p>
          </table:table-cell>
          <table:table-cell/>
          <table:table-cell table:formula="of:=SUM([.D$3:.D9])" office:value-type="float" office:value="154104" calcext:value-type="float">
            <text:p>154104</text:p>
          </table:table-cell>
          <table:table-cell table:formula="of:=SUM([.E$3:.E9])" office:value-type="float" office:value="142567" calcext:value-type="float">
            <text:p>142567</text:p>
          </table:table-cell>
          <table:table-cell table:formula="of:=SUM([.F$3:.F9])" office:value-type="float" office:value="43.79379" calcext:value-type="float">
            <text:p>43.8</text:p>
          </table:table-cell>
          <table:table-cell table:formula="of:=([.I9]+[.J9])/[.K9]" office:value-type="float" office:value="6774.27096398827" calcext:value-type="float">
            <text:p>6774</text:p>
          </table:table-cell>
          <table:table-cell table:formula="of:=[.I9]/[.K9]" office:value-type="float" office:value="3518.85507054767" calcext:value-type="float">
            <text:p>35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206" calcext:value-type="float">
            <text:p>53206</text:p>
          </table:table-cell>
          <table:table-cell office:value-type="float" office:value="4.29256379881874" calcext:value-type="float">
            <text:p>4.29</text:p>
          </table:table-cell>
          <table:table-cell office:value-type="float" office:value="26661" calcext:value-type="float">
            <text:p>26661</text:p>
          </table:table-cell>
          <table:table-cell office:value-type="float" office:value="1971" calcext:value-type="float">
            <text:p>1971</text:p>
          </table:table-cell>
          <table:table-cell office:value-type="float" office:value="6.96039" calcext:value-type="float">
            <text:p>7.0</text:p>
          </table:table-cell>
          <table:table-cell office:value-type="float" office:value="4114" calcext:value-type="float">
            <text:p>4114</text:p>
          </table:table-cell>
          <table:table-cell/>
          <table:table-cell table:formula="of:=SUM([.D$3:.D10])" office:value-type="float" office:value="180765" calcext:value-type="float">
            <text:p>180765</text:p>
          </table:table-cell>
          <table:table-cell table:formula="of:=SUM([.E$3:.E10])" office:value-type="float" office:value="144538" calcext:value-type="float">
            <text:p>144538</text:p>
          </table:table-cell>
          <table:table-cell table:formula="of:=SUM([.F$3:.F10])" office:value-type="float" office:value="50.75418" calcext:value-type="float">
            <text:p>50.8</text:p>
          </table:table-cell>
          <table:table-cell table:formula="of:=([.I10]+[.J10])/[.K10]" office:value-type="float" office:value="6409.38342418299" calcext:value-type="float">
            <text:p>6409</text:p>
          </table:table-cell>
          <table:table-cell table:formula="of:=[.I10]/[.K10]" office:value-type="float" office:value="3561.57857342981" calcext:value-type="float">
            <text:p>35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215" calcext:value-type="float">
            <text:p>53215</text:p>
          </table:table-cell>
          <table:table-cell office:value-type="float" office:value="4.89702343761921" calcext:value-type="float">
            <text:p>4.90</text:p>
          </table:table-cell>
          <table:table-cell office:value-type="float" office:value="62120" calcext:value-type="float">
            <text:p>62120</text:p>
          </table:table-cell>
          <table:table-cell office:value-type="float" office:value="20951" calcext:value-type="float">
            <text:p>20951</text:p>
          </table:table-cell>
          <table:table-cell office:value-type="float" office:value="14.6632" calcext:value-type="float">
            <text:p>14.7</text:p>
          </table:table-cell>
          <table:table-cell office:value-type="float" office:value="5665" calcext:value-type="float">
            <text:p>5665</text:p>
          </table:table-cell>
          <table:table-cell/>
          <table:table-cell table:formula="of:=SUM([.D$3:.D11])" office:value-type="float" office:value="242885" calcext:value-type="float">
            <text:p>242885</text:p>
          </table:table-cell>
          <table:table-cell table:formula="of:=SUM([.E$3:.E11])" office:value-type="float" office:value="165489" calcext:value-type="float">
            <text:p>165489</text:p>
          </table:table-cell>
          <table:table-cell table:formula="of:=SUM([.F$3:.F11])" office:value-type="float" office:value="65.41738" calcext:value-type="float">
            <text:p>65.4</text:p>
          </table:table-cell>
          <table:table-cell table:formula="of:=([.I11]+[.J11])/[.K11]" office:value-type="float" office:value="6242.59180052763" calcext:value-type="float">
            <text:p>6243</text:p>
          </table:table-cell>
          <table:table-cell table:formula="of:=[.I11]/[.K11]" office:value-type="float" office:value="3712.85123311267" calcext:value-type="float">
            <text:p>37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295" calcext:value-type="float">
            <text:p>53295</text:p>
          </table:table-cell>
          <table:table-cell office:value-type="float" office:value="5.19851670892909" calcext:value-type="float">
            <text:p>5.20</text:p>
          </table:table-cell>
          <table:table-cell office:value-type="float" office:value="224" calcext:value-type="float">
            <text:p>224</text:p>
          </table:table-cell>
          <table:table-cell office:value-type="float" office:value="4039" calcext:value-type="float">
            <text:p>4039</text:p>
          </table:table-cell>
          <table:table-cell office:value-type="float" office:value="0.606085" calcext:value-type="float">
            <text:p>0.6</text:p>
          </table:table-cell>
          <table:table-cell office:value-type="float" office:value="7034" calcext:value-type="float">
            <text:p>7034</text:p>
          </table:table-cell>
          <table:table-cell/>
          <table:table-cell table:formula="of:=SUM([.D$3:.D12])" office:value-type="float" office:value="243109" calcext:value-type="float">
            <text:p>243109</text:p>
          </table:table-cell>
          <table:table-cell table:formula="of:=SUM([.E$3:.E12])" office:value-type="float" office:value="169528" calcext:value-type="float">
            <text:p>169528</text:p>
          </table:table-cell>
          <table:table-cell table:formula="of:=SUM([.F$3:.F12])" office:value-type="float" office:value="66.023465" calcext:value-type="float">
            <text:p>66.0</text:p>
          </table:table-cell>
          <table:table-cell table:formula="of:=([.I12]+[.J12])/[.K12]" office:value-type="float" office:value="6249.85374517984" calcext:value-type="float">
            <text:p>6250</text:p>
          </table:table-cell>
          <table:table-cell table:formula="of:=[.I12]/[.K12]" office:value-type="float" office:value="3682.16057730384" calcext:value-type="float">
            <text:p>36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211" calcext:value-type="float">
            <text:p>53211</text:p>
          </table:table-cell>
          <table:table-cell office:value-type="float" office:value="5.60546273482963" calcext:value-type="float">
            <text:p>5.61</text:p>
          </table:table-cell>
          <table:table-cell office:value-type="float" office:value="35402" calcext:value-type="float">
            <text:p>35402</text:p>
          </table:table-cell>
          <table:table-cell office:value-type="float" office:value="8204" calcext:value-type="float">
            <text:p>8204</text:p>
          </table:table-cell>
          <table:table-cell office:value-type="float" office:value="10.1482" calcext:value-type="float">
            <text:p>10.1</text:p>
          </table:table-cell>
          <table:table-cell office:value-type="float" office:value="4297" calcext:value-type="float">
            <text:p>4297</text:p>
          </table:table-cell>
          <table:table-cell/>
          <table:table-cell table:formula="of:=SUM([.D$3:.D13])" office:value-type="float" office:value="278511" calcext:value-type="float">
            <text:p>278511</text:p>
          </table:table-cell>
          <table:table-cell table:formula="of:=SUM([.E$3:.E13])" office:value-type="float" office:value="177732" calcext:value-type="float">
            <text:p>177732</text:p>
          </table:table-cell>
          <table:table-cell table:formula="of:=SUM([.F$3:.F13])" office:value-type="float" office:value="76.171665" calcext:value-type="float">
            <text:p>76.2</text:p>
          </table:table-cell>
          <table:table-cell table:formula="of:=([.I13]+[.J13])/[.K13]" office:value-type="float" office:value="5989.66820536219" calcext:value-type="float">
            <text:p>5990</text:p>
          </table:table-cell>
          <table:table-cell table:formula="of:=[.I13]/[.K13]" office:value-type="float" office:value="3656.35961876375" calcext:value-type="float">
            <text:p>36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210" calcext:value-type="float">
            <text:p>53210</text:p>
          </table:table-cell>
          <table:table-cell office:value-type="float" office:value="5.75976221702993" calcext:value-type="float">
            <text:p>5.76</text:p>
          </table:table-cell>
          <table:table-cell office:value-type="float" office:value="26868" calcext:value-type="float">
            <text:p>26868</text:p>
          </table:table-cell>
          <table:table-cell office:value-type="float" office:value="5623" calcext:value-type="float">
            <text:p>5623</text:p>
          </table:table-cell>
          <table:table-cell office:value-type="float" office:value="6.59297" calcext:value-type="float">
            <text:p>6.6</text:p>
          </table:table-cell>
          <table:table-cell office:value-type="float" office:value="4928" calcext:value-type="float">
            <text:p>4928</text:p>
          </table:table-cell>
          <table:table-cell/>
          <table:table-cell table:formula="of:=SUM([.D$3:.D14])" office:value-type="float" office:value="305379" calcext:value-type="float">
            <text:p>305379</text:p>
          </table:table-cell>
          <table:table-cell table:formula="of:=SUM([.E$3:.E14])" office:value-type="float" office:value="183355" calcext:value-type="float">
            <text:p>183355</text:p>
          </table:table-cell>
          <table:table-cell table:formula="of:=SUM([.F$3:.F14])" office:value-type="float" office:value="82.764635" calcext:value-type="float">
            <text:p>82.8</text:p>
          </table:table-cell>
          <table:table-cell table:formula="of:=([.I14]+[.J14])/[.K14]" office:value-type="float" office:value="5905.1066920068" calcext:value-type="float">
            <text:p>5905</text:p>
          </table:table-cell>
          <table:table-cell table:formula="of:=[.I14]/[.K14]" office:value-type="float" office:value="3689.72810669678" calcext:value-type="float">
            <text:p>36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207" calcext:value-type="float">
            <text:p>53207</text:p>
          </table:table-cell>
          <table:table-cell office:value-type="float" office:value="6.94913535743952" calcext:value-type="float">
            <text:p>6.95</text:p>
          </table:table-cell>
          <table:table-cell office:value-type="float" office:value="36700" calcext:value-type="float">
            <text:p>36700</text:p>
          </table:table-cell>
          <table:table-cell office:value-type="float" office:value="14378" calcext:value-type="float">
            <text:p>14378</text:p>
          </table:table-cell>
          <table:table-cell office:value-type="float" office:value="25.4431" calcext:value-type="float">
            <text:p>25.4</text:p>
          </table:table-cell>
          <table:table-cell office:value-type="float" office:value="2008" calcext:value-type="float">
            <text:p>2008</text:p>
          </table:table-cell>
          <table:table-cell/>
          <table:table-cell table:formula="of:=SUM([.D$3:.D15])" office:value-type="float" office:value="342079" calcext:value-type="float">
            <text:p>342079</text:p>
          </table:table-cell>
          <table:table-cell table:formula="of:=SUM([.E$3:.E15])" office:value-type="float" office:value="197733" calcext:value-type="float">
            <text:p>197733</text:p>
          </table:table-cell>
          <table:table-cell table:formula="of:=SUM([.F$3:.F15])" office:value-type="float" office:value="108.207735" calcext:value-type="float">
            <text:p>108.2</text:p>
          </table:table-cell>
          <table:table-cell table:formula="of:=([.I15]+[.J15])/[.K15]" office:value-type="float" office:value="4988.66370320015" calcext:value-type="float">
            <text:p>4989</text:p>
          </table:table-cell>
          <table:table-cell table:formula="of:=[.I15]/[.K15]" office:value-type="float" office:value="3161.3174418631" calcext:value-type="float">
            <text:p>3161</text:p>
          </table:table-cell>
          <table:table-cell/>
          <table:table-cell table:style-name="ce4" table:formula="of:=([.I15]-[.I14])*(100-[.K14])/([.K15]-[.K14])+[.I14]" office:value-type="float" office:value="330239.881555314" calcext:value-type="float">
            <text:p>330240</text:p>
          </table:table-cell>
          <table:table-cell table:style-name="ce4" table:formula="of:=([.J15]-[.J14])*(100-[.K14])/([.K15]-[.K14])+[.J14]" office:value-type="float" office:value="193094.775340662" calcext:value-type="float">
            <text:p>193095</text:p>
          </table:table-cell>
          <table:table-cell office:value-type="string" calcext:value-type="string">
            <text:p>100 km^2</text:p>
          </table:table-cell>
        </table:table-row>
        <table:table-row table:style-name="ro1">
          <table:table-cell/>
          <table:table-cell office:value-type="float" office:value="53213" calcext:value-type="float">
            <text:p>53213</text:p>
          </table:table-cell>
          <table:table-cell office:value-type="float" office:value="7.03036041643471" calcext:value-type="float">
            <text:p>7.03</text:p>
          </table:table-cell>
          <table:table-cell office:value-type="float" office:value="26772" calcext:value-type="float">
            <text:p>26772</text:p>
          </table:table-cell>
          <table:table-cell office:value-type="float" office:value="9122" calcext:value-type="float">
            <text:p>9122</text:p>
          </table:table-cell>
          <table:table-cell office:value-type="float" office:value="10.45" calcext:value-type="float">
            <text:p>10.5</text:p>
          </table:table-cell>
          <table:table-cell office:value-type="float" office:value="3435" calcext:value-type="float">
            <text:p>3435</text:p>
          </table:table-cell>
          <table:table-cell/>
          <table:table-cell table:formula="of:=SUM([.D$3:.D16])" office:value-type="float" office:value="368851" calcext:value-type="float">
            <text:p>368851</text:p>
          </table:table-cell>
          <table:table-cell table:formula="of:=SUM([.E$3:.E16])" office:value-type="float" office:value="206855" calcext:value-type="float">
            <text:p>206855</text:p>
          </table:table-cell>
          <table:table-cell table:formula="of:=SUM([.F$3:.F16])" office:value-type="float" office:value="118.657735" calcext:value-type="float">
            <text:p>118.7</text:p>
          </table:table-cell>
          <table:table-cell table:formula="of:=([.I16]+[.J16])/[.K16]" office:value-type="float" office:value="4851.82023742489" calcext:value-type="float">
            <text:p>4852</text:p>
          </table:table-cell>
          <table:table-cell table:formula="of:=[.I16]/[.K16]" office:value-type="float" office:value="3108.52891301187" calcext:value-type="float">
            <text:p>31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216" calcext:value-type="float">
            <text:p>53216</text:p>
          </table:table-cell>
          <table:table-cell office:value-type="float" office:value="7.21446641340852" calcext:value-type="float">
            <text:p>7.21</text:p>
          </table:table-cell>
          <table:table-cell office:value-type="float" office:value="33386" calcext:value-type="float">
            <text:p>33386</text:p>
          </table:table-cell>
          <table:table-cell office:value-type="float" office:value="5628" calcext:value-type="float">
            <text:p>5628</text:p>
          </table:table-cell>
          <table:table-cell office:value-type="float" office:value="12.0134" calcext:value-type="float">
            <text:p>12.0</text:p>
          </table:table-cell>
          <table:table-cell office:value-type="float" office:value="3248" calcext:value-type="float">
            <text:p>3248</text:p>
          </table:table-cell>
          <table:table-cell/>
          <table:table-cell table:formula="of:=SUM([.D$3:.D17])" office:value-type="float" office:value="402237" calcext:value-type="float">
            <text:p>402237</text:p>
          </table:table-cell>
          <table:table-cell table:formula="of:=SUM([.E$3:.E17])" office:value-type="float" office:value="212483" calcext:value-type="float">
            <text:p>212483</text:p>
          </table:table-cell>
          <table:table-cell table:formula="of:=SUM([.F$3:.F17])" office:value-type="float" office:value="130.671135" calcext:value-type="float">
            <text:p>130.7</text:p>
          </table:table-cell>
          <table:table-cell table:formula="of:=([.I17]+[.J17])/[.K17]" office:value-type="float" office:value="4704.32892467032" calcext:value-type="float">
            <text:p>4704</text:p>
          </table:table-cell>
          <table:table-cell table:formula="of:=[.I17]/[.K17]" office:value-type="float" office:value="3078.23912297081" calcext:value-type="float">
            <text:p>30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219" calcext:value-type="float">
            <text:p>53219</text:p>
          </table:table-cell>
          <table:table-cell office:value-type="float" office:value="7.94607108917087" calcext:value-type="float">
            <text:p>7.95</text:p>
          </table:table-cell>
          <table:table-cell office:value-type="float" office:value="35234" calcext:value-type="float">
            <text:p>35234</text:p>
          </table:table-cell>
          <table:table-cell office:value-type="float" office:value="5382" calcext:value-type="float">
            <text:p>5382</text:p>
          </table:table-cell>
          <table:table-cell office:value-type="float" office:value="12.8128" calcext:value-type="float">
            <text:p>12.8</text:p>
          </table:table-cell>
          <table:table-cell office:value-type="float" office:value="3170" calcext:value-type="float">
            <text:p>3170</text:p>
          </table:table-cell>
          <table:table-cell/>
          <table:table-cell table:formula="of:=SUM([.D$3:.D18])" office:value-type="float" office:value="437471" calcext:value-type="float">
            <text:p>437471</text:p>
          </table:table-cell>
          <table:table-cell table:formula="of:=SUM([.E$3:.E18])" office:value-type="float" office:value="217865" calcext:value-type="float">
            <text:p>217865</text:p>
          </table:table-cell>
          <table:table-cell table:formula="of:=SUM([.F$3:.F18])" office:value-type="float" office:value="143.483935" calcext:value-type="float">
            <text:p>143.5</text:p>
          </table:table-cell>
          <table:table-cell table:formula="of:=([.I18]+[.J18])/[.K18]" office:value-type="float" office:value="4567.312709956" calcext:value-type="float">
            <text:p>4567</text:p>
          </table:table-cell>
          <table:table-cell table:formula="of:=[.I18]/[.K18]" office:value-type="float" office:value="3048.91972749423" calcext:value-type="float">
            <text:p>30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214" calcext:value-type="float">
            <text:p>53214</text:p>
          </table:table-cell>
          <table:table-cell office:value-type="float" office:value="8.1237022472173" calcext:value-type="float">
            <text:p>8.12</text:p>
          </table:table-cell>
          <table:table-cell office:value-type="float" office:value="34755" calcext:value-type="float">
            <text:p>34755</text:p>
          </table:table-cell>
          <table:table-cell office:value-type="float" office:value="23947" calcext:value-type="float">
            <text:p>23947</text:p>
          </table:table-cell>
          <table:table-cell office:value-type="float" office:value="18.838" calcext:value-type="float">
            <text:p>18.8</text:p>
          </table:table-cell>
          <table:table-cell office:value-type="float" office:value="3116" calcext:value-type="float">
            <text:p>3116</text:p>
          </table:table-cell>
          <table:table-cell/>
          <table:table-cell table:formula="of:=SUM([.D$3:.D19])" office:value-type="float" office:value="472226" calcext:value-type="float">
            <text:p>472226</text:p>
          </table:table-cell>
          <table:table-cell table:formula="of:=SUM([.E$3:.E19])" office:value-type="float" office:value="241812" calcext:value-type="float">
            <text:p>241812</text:p>
          </table:table-cell>
          <table:table-cell table:formula="of:=SUM([.F$3:.F19])" office:value-type="float" office:value="162.321935" calcext:value-type="float">
            <text:p>162.3</text:p>
          </table:table-cell>
          <table:table-cell table:formula="of:=([.I19]+[.J19])/[.K19]" office:value-type="float" office:value="4398.90024721551" calcext:value-type="float">
            <text:p>4399</text:p>
          </table:table-cell>
          <table:table-cell table:formula="of:=[.I19]/[.K19]" office:value-type="float" office:value="2909.19400387877" calcext:value-type="float">
            <text:p>29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235" calcext:value-type="float">
            <text:p>53235</text:p>
          </table:table-cell>
          <table:table-cell office:value-type="float" office:value="8.2651864958927" calcext:value-type="float">
            <text:p>8.27</text:p>
          </table:table-cell>
          <table:table-cell office:value-type="float" office:value="9497" calcext:value-type="float">
            <text:p>9497</text:p>
          </table:table-cell>
          <table:table-cell office:value-type="float" office:value="2387" calcext:value-type="float">
            <text:p>2387</text:p>
          </table:table-cell>
          <table:table-cell office:value-type="float" office:value="6.59169" calcext:value-type="float">
            <text:p>6.6</text:p>
          </table:table-cell>
          <table:table-cell office:value-type="float" office:value="1803" calcext:value-type="float">
            <text:p>1803</text:p>
          </table:table-cell>
          <table:table-cell/>
          <table:table-cell table:formula="of:=SUM([.D$3:.D20])" office:value-type="float" office:value="481723" calcext:value-type="float">
            <text:p>481723</text:p>
          </table:table-cell>
          <table:table-cell table:formula="of:=SUM([.E$3:.E20])" office:value-type="float" office:value="244199" calcext:value-type="float">
            <text:p>244199</text:p>
          </table:table-cell>
          <table:table-cell table:formula="of:=SUM([.F$3:.F20])" office:value-type="float" office:value="168.913625" calcext:value-type="float">
            <text:p>168.9</text:p>
          </table:table-cell>
          <table:table-cell table:formula="of:=([.I20]+[.J20])/[.K20]" office:value-type="float" office:value="4297.59292656232" calcext:value-type="float">
            <text:p>4298</text:p>
          </table:table-cell>
          <table:table-cell table:formula="of:=[.I20]/[.K20]" office:value-type="float" office:value="2851.88953821813" calcext:value-type="float">
            <text:p>2852</text:p>
          </table:table-cell>
          <table:table-cell/>
          <table:table-cell table:style-name="ce4" table:number-columns-repeated="2"/>
          <table:table-cell/>
        </table:table-row>
        <table:table-row table:style-name="ro1">
          <table:table-cell/>
          <table:table-cell office:value-type="float" office:value="53221" calcext:value-type="float">
            <text:p>53221</text:p>
          </table:table-cell>
          <table:table-cell office:value-type="float" office:value="9.67349126514047" calcext:value-type="float">
            <text:p>9.67</text:p>
          </table:table-cell>
          <table:table-cell office:value-type="float" office:value="40295" calcext:value-type="float">
            <text:p>40295</text:p>
          </table:table-cell>
          <table:table-cell office:value-type="float" office:value="9700" calcext:value-type="float">
            <text:p>9700</text:p>
          </table:table-cell>
          <table:table-cell office:value-type="float" office:value="23.8469" calcext:value-type="float">
            <text:p>23.8</text:p>
          </table:table-cell>
          <table:table-cell office:value-type="float" office:value="2097" calcext:value-type="float">
            <text:p>2097</text:p>
          </table:table-cell>
          <table:table-cell/>
          <table:table-cell table:formula="of:=SUM([.D$3:.D21])" office:value-type="float" office:value="522018" calcext:value-type="float">
            <text:p>522018</text:p>
          </table:table-cell>
          <table:table-cell table:formula="of:=SUM([.E$3:.E21])" office:value-type="float" office:value="253899" calcext:value-type="float">
            <text:p>253899</text:p>
          </table:table-cell>
          <table:table-cell table:formula="of:=SUM([.F$3:.F21])" office:value-type="float" office:value="192.760525" calcext:value-type="float">
            <text:p>192.8</text:p>
          </table:table-cell>
          <table:table-cell table:formula="of:=([.I21]+[.J21])/[.K21]" office:value-type="float" office:value="4025.28992904538" calcext:value-type="float">
            <text:p>4025</text:p>
          </table:table-cell>
          <table:table-cell table:formula="of:=[.I21]/[.K21]" office:value-type="float" office:value="2708.11671632457" calcext:value-type="float">
            <text:p>27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220" calcext:value-type="float">
            <text:p>53220</text:p>
          </table:table-cell>
          <table:table-cell office:value-type="float" office:value="10.201418986246" calcext:value-type="float">
            <text:p>10.20</text:p>
          </table:table-cell>
          <table:table-cell office:value-type="float" office:value="26431" calcext:value-type="float">
            <text:p>26431</text:p>
          </table:table-cell>
          <table:table-cell office:value-type="float" office:value="6235" calcext:value-type="float">
            <text:p>6235</text:p>
          </table:table-cell>
          <table:table-cell office:value-type="float" office:value="14.339" calcext:value-type="float">
            <text:p>14.3</text:p>
          </table:table-cell>
          <table:table-cell office:value-type="float" office:value="2278" calcext:value-type="float">
            <text:p>2278</text:p>
          </table:table-cell>
          <table:table-cell/>
          <table:table-cell table:formula="of:=SUM([.D$3:.D22])" office:value-type="float" office:value="548449" calcext:value-type="float">
            <text:p>548449</text:p>
          </table:table-cell>
          <table:table-cell table:formula="of:=SUM([.E$3:.E22])" office:value-type="float" office:value="260134" calcext:value-type="float">
            <text:p>260134</text:p>
          </table:table-cell>
          <table:table-cell table:formula="of:=SUM([.F$3:.F22])" office:value-type="float" office:value="207.099525" calcext:value-type="float">
            <text:p>207.1</text:p>
          </table:table-cell>
          <table:table-cell table:formula="of:=([.I22]+[.J22])/[.K22]" office:value-type="float" office:value="3904.32088146991" calcext:value-type="float">
            <text:p>3904</text:p>
          </table:table-cell>
          <table:table-cell table:formula="of:=[.I22]/[.K22]" office:value-type="float" office:value="2648.23881175005" calcext:value-type="float">
            <text:p>2648</text:p>
          </table:table-cell>
          <table:table-cell/>
          <table:table-cell table:style-name="ce4" table:formula="of:=([.I22]-[.I21])*(200-[.K21])/([.K22]-[.K21])+[.I21]" office:value-type="float" office:value="535362.48453344" calcext:value-type="float">
            <text:p>535362</text:p>
          </table:table-cell>
          <table:table-cell table:style-name="ce4" table:formula="of:=([.J22]-[.J21])*(200-[.K21])/([.K22]-[.K21])+[.J21]" office:value-type="float" office:value="257046.927095683" calcext:value-type="float">
            <text:p>257047</text:p>
          </table:table-cell>
          <table:table-cell office:value-type="string" calcext:value-type="string">
            <text:p>200 km^2</text:p>
          </table:table-cell>
        </table:table-row>
        <table:table-row table:style-name="ro1">
          <table:table-cell/>
          <table:table-cell office:value-type="float" office:value="53209" calcext:value-type="float">
            <text:p>53209</text:p>
          </table:table-cell>
          <table:table-cell office:value-type="float" office:value="10.257676285319" calcext:value-type="float">
            <text:p>10.26</text:p>
          </table:table-cell>
          <table:table-cell office:value-type="float" office:value="45350" calcext:value-type="float">
            <text:p>45350</text:p>
          </table:table-cell>
          <table:table-cell office:value-type="float" office:value="16899" calcext:value-type="float">
            <text:p>16899</text:p>
          </table:table-cell>
          <table:table-cell office:value-type="float" office:value="28.1954" calcext:value-type="float">
            <text:p>28.2</text:p>
          </table:table-cell>
          <table:table-cell office:value-type="float" office:value="2208" calcext:value-type="float">
            <text:p>2208</text:p>
          </table:table-cell>
          <table:table-cell/>
          <table:table-cell table:formula="of:=SUM([.D$3:.D23])" office:value-type="float" office:value="593799" calcext:value-type="float">
            <text:p>593799</text:p>
          </table:table-cell>
          <table:table-cell table:formula="of:=SUM([.E$3:.E23])" office:value-type="float" office:value="277033" calcext:value-type="float">
            <text:p>277033</text:p>
          </table:table-cell>
          <table:table-cell table:formula="of:=SUM([.F$3:.F23])" office:value-type="float" office:value="235.294925" calcext:value-type="float">
            <text:p>235.3</text:p>
          </table:table-cell>
          <table:table-cell table:formula="of:=([.I23]+[.J23])/[.K23]" office:value-type="float" office:value="3701.0233008638" calcext:value-type="float">
            <text:p>3701</text:p>
          </table:table-cell>
          <table:table-cell table:formula="of:=[.I23]/[.K23]" office:value-type="float" office:value="2523.63709077023" calcext:value-type="float">
            <text:p>25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226" calcext:value-type="float">
            <text:p>53226</text:p>
          </table:table-cell>
          <table:table-cell office:value-type="float" office:value="10.3077888580039" calcext:value-type="float">
            <text:p>10.31</text:p>
          </table:table-cell>
          <table:table-cell office:value-type="float" office:value="18951" calcext:value-type="float">
            <text:p>18951</text:p>
          </table:table-cell>
          <table:table-cell office:value-type="float" office:value="37685" calcext:value-type="float">
            <text:p>37685</text:p>
          </table:table-cell>
          <table:table-cell office:value-type="float" office:value="17.8124" calcext:value-type="float">
            <text:p>17.8</text:p>
          </table:table-cell>
          <table:table-cell office:value-type="float" office:value="3180" calcext:value-type="float">
            <text:p>3180</text:p>
          </table:table-cell>
          <table:table-cell/>
          <table:table-cell table:formula="of:=SUM([.D$3:.D24])" office:value-type="float" office:value="612750" calcext:value-type="float">
            <text:p>612750</text:p>
          </table:table-cell>
          <table:table-cell table:formula="of:=SUM([.E$3:.E24])" office:value-type="float" office:value="314718" calcext:value-type="float">
            <text:p>314718</text:p>
          </table:table-cell>
          <table:table-cell table:formula="of:=SUM([.F$3:.F24])" office:value-type="float" office:value="253.107325" calcext:value-type="float">
            <text:p>253.1</text:p>
          </table:table-cell>
          <table:table-cell table:formula="of:=([.I24]+[.J24])/[.K24]" office:value-type="float" office:value="3664.32698065929" calcext:value-type="float">
            <text:p>3664</text:p>
          </table:table-cell>
          <table:table-cell table:formula="of:=[.I24]/[.K24]" office:value-type="float" office:value="2420.90978599691" calcext:value-type="float">
            <text:p>24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218" calcext:value-type="float">
            <text:p>53218</text:p>
          </table:table-cell>
          <table:table-cell office:value-type="float" office:value="10.4109080727026" calcext:value-type="float">
            <text:p>10.41</text:p>
          </table:table-cell>
          <table:table-cell office:value-type="float" office:value="41846" calcext:value-type="float">
            <text:p>41846</text:p>
          </table:table-cell>
          <table:table-cell office:value-type="float" office:value="5712" calcext:value-type="float">
            <text:p>5712</text:p>
          </table:table-cell>
          <table:table-cell office:value-type="float" office:value="15.2093" calcext:value-type="float">
            <text:p>15.2</text:p>
          </table:table-cell>
          <table:table-cell office:value-type="float" office:value="3127" calcext:value-type="float">
            <text:p>3127</text:p>
          </table:table-cell>
          <table:table-cell/>
          <table:table-cell table:formula="of:=SUM([.D$3:.D25])" office:value-type="float" office:value="654596" calcext:value-type="float">
            <text:p>654596</text:p>
          </table:table-cell>
          <table:table-cell table:formula="of:=SUM([.E$3:.E25])" office:value-type="float" office:value="320430" calcext:value-type="float">
            <text:p>320430</text:p>
          </table:table-cell>
          <table:table-cell table:formula="of:=SUM([.F$3:.F25])" office:value-type="float" office:value="268.316625" calcext:value-type="float">
            <text:p>268.3</text:p>
          </table:table-cell>
          <table:table-cell table:formula="of:=([.I25]+[.J25])/[.K25]" office:value-type="float" office:value="3633.86353715503" calcext:value-type="float">
            <text:p>3634</text:p>
          </table:table-cell>
          <table:table-cell table:formula="of:=[.I25]/[.K25]" office:value-type="float" office:value="2439.64010802536" calcext:value-type="float">
            <text:p>24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110" calcext:value-type="float">
            <text:p>53110</text:p>
          </table:table-cell>
          <table:table-cell office:value-type="float" office:value="10.7682437271997" calcext:value-type="float">
            <text:p>10.77</text:p>
          </table:table-cell>
          <table:table-cell office:value-type="float" office:value="18406" calcext:value-type="float">
            <text:p>18406</text:p>
          </table:table-cell>
          <table:table-cell office:value-type="float" office:value="7600" calcext:value-type="float">
            <text:p>7600</text:p>
          </table:table-cell>
          <table:table-cell office:value-type="float" office:value="12.3495" calcext:value-type="float">
            <text:p>12.3</text:p>
          </table:table-cell>
          <table:table-cell office:value-type="float" office:value="2106" calcext:value-type="float">
            <text:p>2106</text:p>
          </table:table-cell>
          <table:table-cell/>
          <table:table-cell table:formula="of:=SUM([.D$3:.D26])" office:value-type="float" office:value="673002" calcext:value-type="float">
            <text:p>673002</text:p>
          </table:table-cell>
          <table:table-cell table:formula="of:=SUM([.E$3:.E26])" office:value-type="float" office:value="328030" calcext:value-type="float">
            <text:p>328030</text:p>
          </table:table-cell>
          <table:table-cell table:formula="of:=SUM([.F$3:.F26])" office:value-type="float" office:value="280.666125" calcext:value-type="float">
            <text:p>280.7</text:p>
          </table:table-cell>
          <table:table-cell table:formula="of:=([.I26]+[.J26])/[.K26]" office:value-type="float" office:value="3566.6292111312" calcext:value-type="float">
            <text:p>3567</text:p>
          </table:table-cell>
          <table:table-cell table:formula="of:=[.I26]/[.K26]" office:value-type="float" office:value="2397.87398639576" calcext:value-type="float">
            <text:p>23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222" calcext:value-type="float">
            <text:p>53222</text:p>
          </table:table-cell>
          <table:table-cell office:value-type="float" office:value="10.9216186460853" calcext:value-type="float">
            <text:p>10.92</text:p>
          </table:table-cell>
          <table:table-cell office:value-type="float" office:value="25722" calcext:value-type="float">
            <text:p>25722</text:p>
          </table:table-cell>
          <table:table-cell office:value-type="float" office:value="12923" calcext:value-type="float">
            <text:p>12923</text:p>
          </table:table-cell>
          <table:table-cell office:value-type="float" office:value="14.3438" calcext:value-type="float">
            <text:p>14.3</text:p>
          </table:table-cell>
          <table:table-cell office:value-type="float" office:value="2694" calcext:value-type="float">
            <text:p>2694</text:p>
          </table:table-cell>
          <table:table-cell/>
          <table:table-cell table:formula="of:=SUM([.D$3:.D27])" office:value-type="float" office:value="698724" calcext:value-type="float">
            <text:p>698724</text:p>
          </table:table-cell>
          <table:table-cell table:formula="of:=SUM([.E$3:.E27])" office:value-type="float" office:value="340953" calcext:value-type="float">
            <text:p>340953</text:p>
          </table:table-cell>
          <table:table-cell table:formula="of:=SUM([.F$3:.F27])" office:value-type="float" office:value="295.009925" calcext:value-type="float">
            <text:p>295.0</text:p>
          </table:table-cell>
          <table:table-cell table:formula="of:=([.I27]+[.J27])/[.K27]" office:value-type="float" office:value="3524.21024479092" calcext:value-type="float">
            <text:p>3524</text:p>
          </table:table-cell>
          <table:table-cell table:formula="of:=[.I27]/[.K27]" office:value-type="float" office:value="2368.47624702796" calcext:value-type="float">
            <text:p>23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227" calcext:value-type="float">
            <text:p>53227</text:p>
          </table:table-cell>
          <table:table-cell office:value-type="float" office:value="11.2851685243472" calcext:value-type="float">
            <text:p>11.29</text:p>
          </table:table-cell>
          <table:table-cell office:value-type="float" office:value="23112" calcext:value-type="float">
            <text:p>23112</text:p>
          </table:table-cell>
          <table:table-cell office:value-type="float" office:value="14114" calcext:value-type="float">
            <text:p>14114</text:p>
          </table:table-cell>
          <table:table-cell office:value-type="float" office:value="13.1841" calcext:value-type="float">
            <text:p>13.2</text:p>
          </table:table-cell>
          <table:table-cell office:value-type="float" office:value="2824" calcext:value-type="float">
            <text:p>2824</text:p>
          </table:table-cell>
          <table:table-cell/>
          <table:table-cell table:formula="of:=SUM([.D$3:.D28])" office:value-type="float" office:value="721836" calcext:value-type="float">
            <text:p>721836</text:p>
          </table:table-cell>
          <table:table-cell table:formula="of:=SUM([.E$3:.E28])" office:value-type="float" office:value="355067" calcext:value-type="float">
            <text:p>355067</text:p>
          </table:table-cell>
          <table:table-cell table:formula="of:=SUM([.F$3:.F28])" office:value-type="float" office:value="308.194025" calcext:value-type="float">
            <text:p>308.2</text:p>
          </table:table-cell>
          <table:table-cell table:formula="of:=([.I28]+[.J28])/[.K28]" office:value-type="float" office:value="3494.23711248133" calcext:value-type="float">
            <text:p>3494</text:p>
          </table:table-cell>
          <table:table-cell table:formula="of:=[.I28]/[.K28]" office:value-type="float" office:value="2342.14793748841" calcext:value-type="float">
            <text:p>2342</text:p>
          </table:table-cell>
          <table:table-cell/>
          <table:table-cell table:style-name="ce4" table:formula="of:=([.I28]-[.I27])*(300-[.K27])/([.K28]-[.K27])+[.I27]" office:value-type="float" office:value="707471.70468974" calcext:value-type="float">
            <text:p>707472</text:p>
          </table:table-cell>
          <table:table-cell table:style-name="ce4" table:formula="of:=([.J28]-[.J27])*(300-[.K27])/([.K28]-[.K27])+[.J27]" office:value-type="float" office:value="346295.034613663" calcext:value-type="float">
            <text:p>346295</text:p>
          </table:table-cell>
          <table:table-cell office:value-type="string" calcext:value-type="string">
            <text:p>300 km^2</text:p>
          </table:table-cell>
        </table:table-row>
        <table:table-row table:style-name="ro1">
          <table:table-cell/>
          <table:table-cell office:value-type="float" office:value="53228" calcext:value-type="float">
            <text:p>53228</text:p>
          </table:table-cell>
          <table:table-cell office:value-type="float" office:value="12.9062800524384" calcext:value-type="float">
            <text:p>12.91</text:p>
          </table:table-cell>
          <table:table-cell office:value-type="float" office:value="14731" calcext:value-type="float">
            <text:p>14731</text:p>
          </table:table-cell>
          <table:table-cell office:value-type="float" office:value="4501" calcext:value-type="float">
            <text:p>4501</text:p>
          </table:table-cell>
          <table:table-cell office:value-type="float" office:value="13.472" calcext:value-type="float">
            <text:p>13.5</text:p>
          </table:table-cell>
          <table:table-cell office:value-type="float" office:value="1428" calcext:value-type="float">
            <text:p>1428</text:p>
          </table:table-cell>
          <table:table-cell/>
          <table:table-cell table:formula="of:=SUM([.D$3:.D29])" office:value-type="float" office:value="736567" calcext:value-type="float">
            <text:p>736567</text:p>
          </table:table-cell>
          <table:table-cell table:formula="of:=SUM([.E$3:.E29])" office:value-type="float" office:value="359568" calcext:value-type="float">
            <text:p>359568</text:p>
          </table:table-cell>
          <table:table-cell table:formula="of:=SUM([.F$3:.F29])" office:value-type="float" office:value="321.666025" calcext:value-type="float">
            <text:p>321.7</text:p>
          </table:table-cell>
          <table:table-cell table:formula="of:=([.I29]+[.J29])/[.K29]" office:value-type="float" office:value="3407.6803728339" calcext:value-type="float">
            <text:p>3408</text:p>
          </table:table-cell>
          <table:table-cell table:formula="of:=[.I29]/[.K29]" office:value-type="float" office:value="2289.85016369074" calcext:value-type="float">
            <text:p>22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129" calcext:value-type="float">
            <text:p>53129</text:p>
          </table:table-cell>
          <table:table-cell office:value-type="float" office:value="12.9480860339105" calcext:value-type="float">
            <text:p>12.95</text:p>
          </table:table-cell>
          <table:table-cell office:value-type="float" office:value="14275" calcext:value-type="float">
            <text:p>14275</text:p>
          </table:table-cell>
          <table:table-cell office:value-type="float" office:value="4695" calcext:value-type="float">
            <text:p>4695</text:p>
          </table:table-cell>
          <table:table-cell office:value-type="float" office:value="13.3316" calcext:value-type="float">
            <text:p>13.3</text:p>
          </table:table-cell>
          <table:table-cell office:value-type="float" office:value="1423" calcext:value-type="float">
            <text:p>1423</text:p>
          </table:table-cell>
          <table:table-cell/>
          <table:table-cell table:formula="of:=SUM([.D$3:.D30])" office:value-type="float" office:value="750842" calcext:value-type="float">
            <text:p>750842</text:p>
          </table:table-cell>
          <table:table-cell table:formula="of:=SUM([.E$3:.E30])" office:value-type="float" office:value="364263" calcext:value-type="float">
            <text:p>364263</text:p>
          </table:table-cell>
          <table:table-cell table:formula="of:=SUM([.F$3:.F30])" office:value-type="float" office:value="334.997625" calcext:value-type="float">
            <text:p>335.0</text:p>
          </table:table-cell>
          <table:table-cell table:formula="of:=([.I30]+[.J30])/[.K30]" office:value-type="float" office:value="3328.69524074984" calcext:value-type="float">
            <text:p>3329</text:p>
          </table:table-cell>
          <table:table-cell table:formula="of:=[.I30]/[.K30]" office:value-type="float" office:value="2241.33529304872" calcext:value-type="float">
            <text:p>22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217" calcext:value-type="float">
            <text:p>53217</text:p>
          </table:table-cell>
          <table:table-cell office:value-type="float" office:value="13.2721233441308" calcext:value-type="float">
            <text:p>13.27</text:p>
          </table:table-cell>
          <table:table-cell office:value-type="float" office:value="29383" calcext:value-type="float">
            <text:p>29383</text:p>
          </table:table-cell>
          <table:table-cell office:value-type="float" office:value="14081" calcext:value-type="float">
            <text:p>14081</text:p>
          </table:table-cell>
          <table:table-cell office:value-type="float" office:value="36.6708" calcext:value-type="float">
            <text:p>36.7</text:p>
          </table:table-cell>
          <table:table-cell office:value-type="float" office:value="1185" calcext:value-type="float">
            <text:p>1185</text:p>
          </table:table-cell>
          <table:table-cell/>
          <table:table-cell table:formula="of:=SUM([.D$3:.D31])" office:value-type="float" office:value="780225" calcext:value-type="float">
            <text:p>780225</text:p>
          </table:table-cell>
          <table:table-cell table:formula="of:=SUM([.E$3:.E31])" office:value-type="float" office:value="378344" calcext:value-type="float">
            <text:p>378344</text:p>
          </table:table-cell>
          <table:table-cell table:formula="of:=SUM([.F$3:.F31])" office:value-type="float" office:value="371.668425" calcext:value-type="float">
            <text:p>371.7</text:p>
          </table:table-cell>
          <table:table-cell table:formula="of:=([.I31]+[.J31])/[.K31]" office:value-type="float" office:value="3117.21126162385" calcext:value-type="float">
            <text:p>3117</text:p>
          </table:table-cell>
          <table:table-cell table:formula="of:=[.I31]/[.K31]" office:value-type="float" office:value="2099.25015825598" calcext:value-type="float">
            <text:p>20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225" calcext:value-type="float">
            <text:p>53225</text:p>
          </table:table-cell>
          <table:table-cell office:value-type="float" office:value="13.3454166013375" calcext:value-type="float">
            <text:p>13.35</text:p>
          </table:table-cell>
          <table:table-cell office:value-type="float" office:value="25879" calcext:value-type="float">
            <text:p>25879</text:p>
          </table:table-cell>
          <table:table-cell office:value-type="float" office:value="8271" calcext:value-type="float">
            <text:p>8271</text:p>
          </table:table-cell>
          <table:table-cell office:value-type="float" office:value="17.7923" calcext:value-type="float">
            <text:p>17.8</text:p>
          </table:table-cell>
          <table:table-cell office:value-type="float" office:value="1919" calcext:value-type="float">
            <text:p>1919</text:p>
          </table:table-cell>
          <table:table-cell/>
          <table:table-cell table:formula="of:=SUM([.D$3:.D32])" office:value-type="float" office:value="806104" calcext:value-type="float">
            <text:p>806104</text:p>
          </table:table-cell>
          <table:table-cell table:formula="of:=SUM([.E$3:.E32])" office:value-type="float" office:value="386615" calcext:value-type="float">
            <text:p>386615</text:p>
          </table:table-cell>
          <table:table-cell table:formula="of:=SUM([.F$3:.F32])" office:value-type="float" office:value="389.460725" calcext:value-type="float">
            <text:p>389.5</text:p>
          </table:table-cell>
          <table:table-cell table:formula="of:=([.I32]+[.J32])/[.K32]" office:value-type="float" office:value="3062.48852178869" calcext:value-type="float">
            <text:p>3062</text:p>
          </table:table-cell>
          <table:table-cell table:formula="of:=[.I32]/[.K32]" office:value-type="float" office:value="2069.79535612994" calcext:value-type="float">
            <text:p>20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122" calcext:value-type="float">
            <text:p>53122</text:p>
          </table:table-cell>
          <table:table-cell office:value-type="float" office:value="13.914495042935" calcext:value-type="float">
            <text:p>13.91</text:p>
          </table:table-cell>
          <table:table-cell office:value-type="float" office:value="6077" calcext:value-type="float">
            <text:p>6077</text:p>
          </table:table-cell>
          <table:table-cell office:value-type="float" office:value="2995" calcext:value-type="float">
            <text:p>2995</text:p>
          </table:table-cell>
          <table:table-cell office:value-type="float" office:value="8.47211" calcext:value-type="float">
            <text:p>8.5</text:p>
          </table:table-cell>
          <table:table-cell office:value-type="float" office:value="1071" calcext:value-type="float">
            <text:p>1071</text:p>
          </table:table-cell>
          <table:table-cell/>
          <table:table-cell table:formula="of:=SUM([.D$3:.D33])" office:value-type="float" office:value="812181" calcext:value-type="float">
            <text:p>812181</text:p>
          </table:table-cell>
          <table:table-cell table:formula="of:=SUM([.E$3:.E33])" office:value-type="float" office:value="389610" calcext:value-type="float">
            <text:p>389610</text:p>
          </table:table-cell>
          <table:table-cell table:formula="of:=SUM([.F$3:.F33])" office:value-type="float" office:value="397.932835" calcext:value-type="float">
            <text:p>397.9</text:p>
          </table:table-cell>
          <table:table-cell table:formula="of:=([.I33]+[.J33])/[.K33]" office:value-type="float" office:value="3020.0850352045" calcext:value-type="float">
            <text:p>3020</text:p>
          </table:table-cell>
          <table:table-cell table:formula="of:=[.I33]/[.K33]" office:value-type="float" office:value="2041.00021050035" calcext:value-type="float">
            <text:p>20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172" calcext:value-type="float">
            <text:p>53172</text:p>
          </table:table-cell>
          <table:table-cell office:value-type="float" office:value="14.7953147231787" calcext:value-type="float">
            <text:p>14.80</text:p>
          </table:table-cell>
          <table:table-cell office:value-type="float" office:value="21229" calcext:value-type="float">
            <text:p>21229</text:p>
          </table:table-cell>
          <table:table-cell office:value-type="float" office:value="4178" calcext:value-type="float">
            <text:p>4178</text:p>
          </table:table-cell>
          <table:table-cell office:value-type="float" office:value="12.4282" calcext:value-type="float">
            <text:p>12.4</text:p>
          </table:table-cell>
          <table:table-cell office:value-type="float" office:value="2044" calcext:value-type="float">
            <text:p>2044</text:p>
          </table:table-cell>
          <table:table-cell/>
          <table:table-cell table:formula="of:=SUM([.D$3:.D34])" office:value-type="float" office:value="833410" calcext:value-type="float">
            <text:p>833410</text:p>
          </table:table-cell>
          <table:table-cell table:formula="of:=SUM([.E$3:.E34])" office:value-type="float" office:value="393788" calcext:value-type="float">
            <text:p>393788</text:p>
          </table:table-cell>
          <table:table-cell table:formula="of:=SUM([.F$3:.F34])" office:value-type="float" office:value="410.361035" calcext:value-type="float">
            <text:p>410.4</text:p>
          </table:table-cell>
          <table:table-cell table:formula="of:=([.I34]+[.J34])/[.K34]" office:value-type="float" office:value="2990.53247099837" calcext:value-type="float">
            <text:p>2991</text:p>
          </table:table-cell>
          <table:table-cell table:formula="of:=[.I34]/[.K34]" office:value-type="float" office:value="2030.91894433886" calcext:value-type="float">
            <text:p>20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007" calcext:value-type="float">
            <text:p>53007</text:p>
          </table:table-cell>
          <table:table-cell office:value-type="float" office:value="14.8524481856078" calcext:value-type="float">
            <text:p>14.85</text:p>
          </table:table-cell>
          <table:table-cell office:value-type="float" office:value="1763" calcext:value-type="float">
            <text:p>1763</text:p>
          </table:table-cell>
          <table:table-cell office:value-type="float" office:value="3198" calcext:value-type="float">
            <text:p>3198</text:p>
          </table:table-cell>
          <table:table-cell office:value-type="float" office:value="2.01196" calcext:value-type="float">
            <text:p>2.0</text:p>
          </table:table-cell>
          <table:table-cell office:value-type="float" office:value="2466" calcext:value-type="float">
            <text:p>2466</text:p>
          </table:table-cell>
          <table:table-cell/>
          <table:table-cell table:formula="of:=SUM([.D$3:.D35])" office:value-type="float" office:value="835173" calcext:value-type="float">
            <text:p>835173</text:p>
          </table:table-cell>
          <table:table-cell table:formula="of:=SUM([.E$3:.E35])" office:value-type="float" office:value="396986" calcext:value-type="float">
            <text:p>396986</text:p>
          </table:table-cell>
          <table:table-cell table:formula="of:=SUM([.F$3:.F35])" office:value-type="float" office:value="412.372995" calcext:value-type="float">
            <text:p>412.4</text:p>
          </table:table-cell>
          <table:table-cell table:formula="of:=([.I35]+[.J35])/[.K35]" office:value-type="float" office:value="2987.97209065545" calcext:value-type="float">
            <text:p>2988</text:p>
          </table:table-cell>
          <table:table-cell table:formula="of:=[.I35]/[.K35]" office:value-type="float" office:value="2025.28538514022" calcext:value-type="float">
            <text:p>2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005" calcext:value-type="float">
            <text:p>53005</text:p>
          </table:table-cell>
          <table:table-cell office:value-type="float" office:value="15.065237570107" calcext:value-type="float">
            <text:p>15.07</text:p>
          </table:table-cell>
          <table:table-cell office:value-type="float" office:value="19792" calcext:value-type="float">
            <text:p>19792</text:p>
          </table:table-cell>
          <table:table-cell office:value-type="float" office:value="27150" calcext:value-type="float">
            <text:p>27150</text:p>
          </table:table-cell>
          <table:table-cell office:value-type="float" office:value="38.0291" calcext:value-type="float">
            <text:p>38.0</text:p>
          </table:table-cell>
          <table:table-cell office:value-type="float" office:value="1234" calcext:value-type="float">
            <text:p>1234</text:p>
          </table:table-cell>
          <table:table-cell/>
          <table:table-cell table:formula="of:=SUM([.D$3:.D36])" office:value-type="float" office:value="854965" calcext:value-type="float">
            <text:p>854965</text:p>
          </table:table-cell>
          <table:table-cell table:formula="of:=SUM([.E$3:.E36])" office:value-type="float" office:value="424136" calcext:value-type="float">
            <text:p>424136</text:p>
          </table:table-cell>
          <table:table-cell table:formula="of:=SUM([.F$3:.F36])" office:value-type="float" office:value="450.402095" calcext:value-type="float">
            <text:p>450.4</text:p>
          </table:table-cell>
          <table:table-cell table:formula="of:=([.I36]+[.J36])/[.K36]" office:value-type="float" office:value="2839.909081684" calcext:value-type="float">
            <text:p>2840</text:p>
          </table:table-cell>
          <table:table-cell table:formula="of:=[.I36]/[.K36]" office:value-type="float" office:value="1898.22607286052" calcext:value-type="float">
            <text:p>18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223" calcext:value-type="float">
            <text:p>53223</text:p>
          </table:table-cell>
          <table:table-cell office:value-type="float" office:value="15.1129078064114" calcext:value-type="float">
            <text:p>15.11</text:p>
          </table:table-cell>
          <table:table-cell office:value-type="float" office:value="28918" calcext:value-type="float">
            <text:p>28918</text:p>
          </table:table-cell>
          <table:table-cell office:value-type="float" office:value="15955" calcext:value-type="float">
            <text:p>15955</text:p>
          </table:table-cell>
          <table:table-cell office:value-type="float" office:value="26.3725" calcext:value-type="float">
            <text:p>26.4</text:p>
          </table:table-cell>
          <table:table-cell office:value-type="float" office:value="1702" calcext:value-type="float">
            <text:p>1702</text:p>
          </table:table-cell>
          <table:table-cell/>
          <table:table-cell table:formula="of:=SUM([.D$3:.D37])" office:value-type="float" office:value="883883" calcext:value-type="float">
            <text:p>883883</text:p>
          </table:table-cell>
          <table:table-cell table:formula="of:=SUM([.E$3:.E37])" office:value-type="float" office:value="440091" calcext:value-type="float">
            <text:p>440091</text:p>
          </table:table-cell>
          <table:table-cell table:formula="of:=SUM([.F$3:.F37])" office:value-type="float" office:value="476.774595" calcext:value-type="float">
            <text:p>476.8</text:p>
          </table:table-cell>
          <table:table-cell table:formula="of:=([.I37]+[.J37])/[.K37]" office:value-type="float" office:value="2776.93906907938" calcext:value-type="float">
            <text:p>2777</text:p>
          </table:table-cell>
          <table:table-cell table:formula="of:=[.I37]/[.K37]" office:value-type="float" office:value="1853.8802387321" calcext:value-type="float">
            <text:p>18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130" calcext:value-type="float">
            <text:p>53130</text:p>
          </table:table-cell>
          <table:table-cell office:value-type="float" office:value="15.3209846068919" calcext:value-type="float">
            <text:p>15.32</text:p>
          </table:table-cell>
          <table:table-cell office:value-type="float" office:value="7775" calcext:value-type="float">
            <text:p>7775</text:p>
          </table:table-cell>
          <table:table-cell office:value-type="float" office:value="3369" calcext:value-type="float">
            <text:p>3369</text:p>
          </table:table-cell>
          <table:table-cell office:value-type="float" office:value="8.31854" calcext:value-type="float">
            <text:p>8.3</text:p>
          </table:table-cell>
          <table:table-cell office:value-type="float" office:value="1340" calcext:value-type="float">
            <text:p>1340</text:p>
          </table:table-cell>
          <table:table-cell/>
          <table:table-cell table:formula="of:=SUM([.D$3:.D38])" office:value-type="float" office:value="891658" calcext:value-type="float">
            <text:p>891658</text:p>
          </table:table-cell>
          <table:table-cell table:formula="of:=SUM([.E$3:.E38])" office:value-type="float" office:value="443460" calcext:value-type="float">
            <text:p>443460</text:p>
          </table:table-cell>
          <table:table-cell table:formula="of:=SUM([.F$3:.F38])" office:value-type="float" office:value="485.093135" calcext:value-type="float">
            <text:p>485.1</text:p>
          </table:table-cell>
          <table:table-cell table:formula="of:=([.I38]+[.J38])/[.K38]" office:value-type="float" office:value="2752.29209335234" calcext:value-type="float">
            <text:p>2752</text:p>
          </table:table-cell>
          <table:table-cell table:formula="of:=[.I38]/[.K38]" office:value-type="float" office:value="1838.11712775527" calcext:value-type="float">
            <text:p>18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151" calcext:value-type="float">
            <text:p>53151</text:p>
          </table:table-cell>
          <table:table-cell office:value-type="float" office:value="16.4400578413904" calcext:value-type="float">
            <text:p>16.44</text:p>
          </table:table-cell>
          <table:table-cell office:value-type="float" office:value="31748" calcext:value-type="float">
            <text:p>31748</text:p>
          </table:table-cell>
          <table:table-cell office:value-type="float" office:value="22058" calcext:value-type="float">
            <text:p>22058</text:p>
          </table:table-cell>
          <table:table-cell office:value-type="float" office:value="46.0121" calcext:value-type="float">
            <text:p>46.0</text:p>
          </table:table-cell>
          <table:table-cell office:value-type="float" office:value="1169" calcext:value-type="float">
            <text:p>1169</text:p>
          </table:table-cell>
          <table:table-cell/>
          <table:table-cell table:formula="of:=SUM([.D$3:.D39])" office:value-type="float" office:value="923406" calcext:value-type="float">
            <text:p>923406</text:p>
          </table:table-cell>
          <table:table-cell table:formula="of:=SUM([.E$3:.E39])" office:value-type="float" office:value="465518" calcext:value-type="float">
            <text:p>465518</text:p>
          </table:table-cell>
          <table:table-cell table:formula="of:=SUM([.F$3:.F39])" office:value-type="float" office:value="531.105235" calcext:value-type="float">
            <text:p>531.1</text:p>
          </table:table-cell>
          <table:table-cell table:formula="of:=([.I39]+[.J39])/[.K39]" office:value-type="float" office:value="2615.15780389549" calcext:value-type="float">
            <text:p>2615</text:p>
          </table:table-cell>
          <table:table-cell table:formula="of:=[.I39]/[.K39]" office:value-type="float" office:value="1738.64978001959" calcext:value-type="float">
            <text:p>17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224" calcext:value-type="float">
            <text:p>53224</text:p>
          </table:table-cell>
          <table:table-cell office:value-type="float" office:value="17.0914203496277" calcext:value-type="float">
            <text:p>17.09</text:p>
          </table:table-cell>
          <table:table-cell office:value-type="float" office:value="21478" calcext:value-type="float">
            <text:p>21478</text:p>
          </table:table-cell>
          <table:table-cell office:value-type="float" office:value="15696" calcext:value-type="float">
            <text:p>15696</text:p>
          </table:table-cell>
          <table:table-cell office:value-type="float" office:value="25.4373" calcext:value-type="float">
            <text:p>25.4</text:p>
          </table:table-cell>
          <table:table-cell office:value-type="float" office:value="1461" calcext:value-type="float">
            <text:p>1461</text:p>
          </table:table-cell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float" office:value="53154" calcext:value-type="float">
            <text:p>53154</text:p>
          </table:table-cell>
          <table:table-cell office:value-type="float" office:value="17.8237357188016" calcext:value-type="float">
            <text:p>17.82</text:p>
          </table:table-cell>
          <table:table-cell office:value-type="float" office:value="34974" calcext:value-type="float">
            <text:p>34974</text:p>
          </table:table-cell>
          <table:table-cell office:value-type="float" office:value="16034" calcext:value-type="float">
            <text:p>16034</text:p>
          </table:table-cell>
          <table:table-cell office:value-type="float" office:value="73.8168" calcext:value-type="float">
            <text:p>73.8</text:p>
          </table:table-cell>
          <table:table-cell office:value-type="float" office:value="691" calcext:value-type="float">
            <text:p>691</text:p>
          </table:table-cell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float" office:value="53132" calcext:value-type="float">
            <text:p>53132</text:p>
          </table:table-cell>
          <table:table-cell office:value-type="float" office:value="18.8641246853024" calcext:value-type="float">
            <text:p>18.86</text:p>
          </table:table-cell>
          <table:table-cell office:value-type="float" office:value="35502" calcext:value-type="float">
            <text:p>35502</text:p>
          </table:table-cell>
          <table:table-cell office:value-type="float" office:value="12166" calcext:value-type="float">
            <text:p>12166</text:p>
          </table:table-cell>
          <table:table-cell office:value-type="float" office:value="90.1111" calcext:value-type="float">
            <text:p>90.1</text:p>
          </table:table-cell>
          <table:table-cell office:value-type="float" office:value="529" calcext:value-type="float">
            <text:p>529</text:p>
          </table:table-cell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float" office:value="53045" calcext:value-type="float">
            <text:p>53045</text:p>
          </table:table-cell>
          <table:table-cell office:value-type="float" office:value="19.3236479587108" calcext:value-type="float">
            <text:p>19.32</text:p>
          </table:table-cell>
          <table:table-cell office:value-type="float" office:value="21342" calcext:value-type="float">
            <text:p>21342</text:p>
          </table:table-cell>
          <table:table-cell office:value-type="float" office:value="17323" calcext:value-type="float">
            <text:p>17323</text:p>
          </table:table-cell>
          <table:table-cell office:value-type="float" office:value="37.2457" calcext:value-type="float">
            <text:p>37.2</text:p>
          </table:table-cell>
          <table:table-cell office:value-type="float" office:value="1038" calcext:value-type="float">
            <text:p>1038</text:p>
          </table:table-cell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float" office:value="53092" calcext:value-type="float">
            <text:p>53092</text:p>
          </table:table-cell>
          <table:table-cell office:value-type="float" office:value="19.7800107561797" calcext:value-type="float">
            <text:p>19.78</text:p>
          </table:table-cell>
          <table:table-cell office:value-type="float" office:value="21236" calcext:value-type="float">
            <text:p>21236</text:p>
          </table:table-cell>
          <table:table-cell office:value-type="float" office:value="13485" calcext:value-type="float">
            <text:p>13485</text:p>
          </table:table-cell>
          <table:table-cell office:value-type="float" office:value="52.8421" calcext:value-type="float">
            <text:p>52.8</text:p>
          </table:table-cell>
          <table:table-cell office:value-type="float" office:value="657" calcext:value-type="float">
            <text:p>657</text:p>
          </table:table-cell>
          <table:table-cell table:number-columns-repeated="3"/>
          <table:table-cell table:style-name="Default" table:number-columns-repeated="3"/>
          <table:table-cell table:number-columns-repeated="4"/>
        </table:table-row>
      </table:table>
      <table:table table:name="Chicago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2" table:default-cell-style-name="ce4"/>
        <table:table-column table:style-name="co1" table:number-columns-repeated="4" table:default-cell-style-name="Default"/>
        <table:table-row table:style-name="ro1">
          <table:table-cell table:number-columns-repeated="5"/>
          <table:table-cell table:style-name="ce1"/>
          <table:table-cell table:number-columns-repeated="2"/>
          <table:table-cell table:style-name="ce3" office:value-type="string" calcext:value-type="string" table:number-columns-spanned="4" table:number-rows-spanned="1">
            <text:p>Cumulative</text:p>
          </table:table-cell>
          <table:covered-table-cell/>
          <table:covered-table-cell table:number-columns-repeated="2" table:style-name="Default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Zipco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Employment</text:p>
          </table:table-cell>
          <table:table-cell table:style-name="ce1" office:value-type="string" calcext:value-type="string">
            <text:p>Area</text:p>
          </table:table-cell>
          <table:table-cell office:value-type="string" calcext:value-type="string">
            <text:p>Density</text:p>
          </table:table-cell>
          <table:table-cell/>
          <table:table-cell office:value-type="string" calcext:value-type="string">
            <text:p>Population</text:p>
          </table:table-cell>
          <table:table-cell office:value-type="string" calcext:value-type="string">
            <text:p>Employment</text:p>
          </table:table-cell>
          <table:table-cell table:style-name="Default" office:value-type="string" calcext:value-type="string">
            <text:p>Area</text:p>
          </table:table-cell>
          <table:table-cell table:style-name="Default" office:value-type="string" calcext:value-type="string">
            <text:p>Total Den</text:p>
          </table:table-cell>
          <table:table-cell table:style-name="Default" office:value-type="string" calcext:value-type="string">
            <text:p>Pop Dens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06" calcext:value-type="float">
            <text:p>60606</text:p>
          </table:table-cell>
          <table:table-cell office:value-type="float" office:value="0.471668301948812" calcext:value-type="float">
            <text:p>0.47</text:p>
          </table:table-cell>
          <table:table-cell office:value-type="float" office:value="3098" calcext:value-type="float">
            <text:p>3098</text:p>
          </table:table-cell>
          <table:table-cell office:value-type="float" office:value="155467" calcext:value-type="float">
            <text:p>155467</text:p>
          </table:table-cell>
          <table:table-cell office:value-type="float" office:value="0.661667" calcext:value-type="float">
            <text:p>0.7</text:p>
          </table:table-cell>
          <table:table-cell office:value-type="float" office:value="239645" calcext:value-type="float">
            <text:p>239645</text:p>
          </table:table-cell>
          <table:table-cell/>
          <table:table-cell table:formula="of:=SUM([.D$3:.D3])" office:value-type="float" office:value="3098" calcext:value-type="float">
            <text:p>3098</text:p>
          </table:table-cell>
          <table:table-cell table:formula="of:=SUM([.E$3:.E3])" office:value-type="float" office:value="155467" calcext:value-type="float">
            <text:p>155467</text:p>
          </table:table-cell>
          <table:table-cell table:formula="of:=SUM([.F$3:.F3])" office:value-type="float" office:value="0.661667" calcext:value-type="float">
            <text:p>0.7</text:p>
          </table:table-cell>
          <table:table-cell table:formula="of:=([.I3]+[.J3])/[.K3]" office:value-type="float" office:value="239644.715544224" calcext:value-type="float">
            <text:p>239645</text:p>
          </table:table-cell>
          <table:table-cell table:formula="of:=[.I3]/[.K3]" office:value-type="float" office:value="4682.11351027027" calcext:value-type="float">
            <text:p>46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61" calcext:value-type="float">
            <text:p>60661</text:p>
          </table:table-cell>
          <table:table-cell office:value-type="float" office:value="0.700184053389821" calcext:value-type="float">
            <text:p>0.70</text:p>
          </table:table-cell>
          <table:table-cell office:value-type="float" office:value="8875" calcext:value-type="float">
            <text:p>8875</text:p>
          </table:table-cell>
          <table:table-cell office:value-type="float" office:value="38859" calcext:value-type="float">
            <text:p>38859</text:p>
          </table:table-cell>
          <table:table-cell office:value-type="float" office:value="0.770289" calcext:value-type="float">
            <text:p>0.8</text:p>
          </table:table-cell>
          <table:table-cell office:value-type="float" office:value="61969" calcext:value-type="float">
            <text:p>61969</text:p>
          </table:table-cell>
          <table:table-cell/>
          <table:table-cell table:formula="of:=SUM([.D$3:.D4])" office:value-type="float" office:value="11973" calcext:value-type="float">
            <text:p>11973</text:p>
          </table:table-cell>
          <table:table-cell table:formula="of:=SUM([.E$3:.E4])" office:value-type="float" office:value="194326" calcext:value-type="float">
            <text:p>194326</text:p>
          </table:table-cell>
          <table:table-cell table:formula="of:=SUM([.F$3:.F4])" office:value-type="float" office:value="1.431956" calcext:value-type="float">
            <text:p>1.4</text:p>
          </table:table-cell>
          <table:table-cell table:formula="of:=([.I4]+[.J4])/[.K4]" office:value-type="float" office:value="144067.97415563" calcext:value-type="float">
            <text:p>144068</text:p>
          </table:table-cell>
          <table:table-cell table:formula="of:=[.I4]/[.K4]" office:value-type="float" office:value="8361.29043071156" calcext:value-type="float">
            <text:p>83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04" calcext:value-type="float">
            <text:p>60604</text:p>
          </table:table-cell>
          <table:table-cell office:value-type="float" office:value="0.871201946558431" calcext:value-type="float">
            <text:p>0.87</text:p>
          </table:table-cell>
          <table:table-cell office:value-type="float" office:value="545" calcext:value-type="float">
            <text:p>545</text:p>
          </table:table-cell>
          <table:table-cell office:value-type="float" office:value="33788" calcext:value-type="float">
            <text:p>33788</text:p>
          </table:table-cell>
          <table:table-cell office:value-type="float" office:value="0.239758" calcext:value-type="float">
            <text:p>0.2</text:p>
          </table:table-cell>
          <table:table-cell office:value-type="float" office:value="143199" calcext:value-type="float">
            <text:p>143199</text:p>
          </table:table-cell>
          <table:table-cell/>
          <table:table-cell table:formula="of:=SUM([.D$3:.D5])" office:value-type="float" office:value="12518" calcext:value-type="float">
            <text:p>12518</text:p>
          </table:table-cell>
          <table:table-cell table:formula="of:=SUM([.E$3:.E5])" office:value-type="float" office:value="228114" calcext:value-type="float">
            <text:p>228114</text:p>
          </table:table-cell>
          <table:table-cell table:formula="of:=SUM([.F$3:.F5])" office:value-type="float" office:value="1.671714" calcext:value-type="float">
            <text:p>1.7</text:p>
          </table:table-cell>
          <table:table-cell table:formula="of:=([.I5]+[.J5])/[.K5]" office:value-type="float" office:value="143943.282164294" calcext:value-type="float">
            <text:p>143943</text:p>
          </table:table-cell>
          <table:table-cell table:formula="of:=[.I5]/[.K5]" office:value-type="float" office:value="7488.12296840249" calcext:value-type="float">
            <text:p>74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02" calcext:value-type="float">
            <text:p>60602</text:p>
          </table:table-cell>
          <table:table-cell office:value-type="float" office:value="0.990227269926108" calcext:value-type="float">
            <text:p>0.99</text:p>
          </table:table-cell>
          <table:table-cell office:value-type="float" office:value="1294" calcext:value-type="float">
            <text:p>1294</text:p>
          </table:table-cell>
          <table:table-cell office:value-type="float" office:value="35041" calcext:value-type="float">
            <text:p>35041</text:p>
          </table:table-cell>
          <table:table-cell office:value-type="float" office:value="0.225428" calcext:value-type="float">
            <text:p>0.2</text:p>
          </table:table-cell>
          <table:table-cell office:value-type="float" office:value="161182" calcext:value-type="float">
            <text:p>161182</text:p>
          </table:table-cell>
          <table:table-cell/>
          <table:table-cell table:formula="of:=SUM([.D$3:.D6])" office:value-type="float" office:value="13812" calcext:value-type="float">
            <text:p>13812</text:p>
          </table:table-cell>
          <table:table-cell table:formula="of:=SUM([.E$3:.E6])" office:value-type="float" office:value="263155" calcext:value-type="float">
            <text:p>263155</text:p>
          </table:table-cell>
          <table:table-cell table:formula="of:=SUM([.F$3:.F6])" office:value-type="float" office:value="1.897142" calcext:value-type="float">
            <text:p>1.9</text:p>
          </table:table-cell>
          <table:table-cell table:formula="of:=([.I6]+[.J6])/[.K6]" office:value-type="float" office:value="145991.707526374" calcext:value-type="float">
            <text:p>145992</text:p>
          </table:table-cell>
          <table:table-cell table:formula="of:=[.I6]/[.K6]" office:value-type="float" office:value="7280.42497609562" calcext:value-type="float">
            <text:p>72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07" calcext:value-type="float">
            <text:p>60607</text:p>
          </table:table-cell>
          <table:table-cell office:value-type="float" office:value="1.09575231419876" calcext:value-type="float">
            <text:p>1.10</text:p>
          </table:table-cell>
          <table:table-cell office:value-type="float" office:value="27557" calcext:value-type="float">
            <text:p>27557</text:p>
          </table:table-cell>
          <table:table-cell office:value-type="float" office:value="38986" calcext:value-type="float">
            <text:p>38986</text:p>
          </table:table-cell>
          <table:table-cell office:value-type="float" office:value="6.00905" calcext:value-type="float">
            <text:p>6.0</text:p>
          </table:table-cell>
          <table:table-cell office:value-type="float" office:value="11074" calcext:value-type="float">
            <text:p>11074</text:p>
          </table:table-cell>
          <table:table-cell/>
          <table:table-cell table:formula="of:=SUM([.D$3:.D7])" office:value-type="float" office:value="41369" calcext:value-type="float">
            <text:p>41369</text:p>
          </table:table-cell>
          <table:table-cell table:formula="of:=SUM([.E$3:.E7])" office:value-type="float" office:value="302141" calcext:value-type="float">
            <text:p>302141</text:p>
          </table:table-cell>
          <table:table-cell table:formula="of:=SUM([.F$3:.F7])" office:value-type="float" office:value="7.906192" calcext:value-type="float">
            <text:p>7.9</text:p>
          </table:table-cell>
          <table:table-cell table:formula="of:=([.I7]+[.J7])/[.K7]" office:value-type="float" office:value="43448.2238731364" calcext:value-type="float">
            <text:p>43448</text:p>
          </table:table-cell>
          <table:table-cell table:formula="of:=[.I7]/[.K7]" office:value-type="float" office:value="5232.48107306273" calcext:value-type="float">
            <text:p>52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03" calcext:value-type="float">
            <text:p>60603</text:p>
          </table:table-cell>
          <table:table-cell office:value-type="float" office:value="1.14143794535659" calcext:value-type="float">
            <text:p>1.14</text:p>
          </table:table-cell>
          <table:table-cell office:value-type="float" office:value="1076" calcext:value-type="float">
            <text:p>1076</text:p>
          </table:table-cell>
          <table:table-cell office:value-type="float" office:value="54896" calcext:value-type="float">
            <text:p>54896</text:p>
          </table:table-cell>
          <table:table-cell office:value-type="float" office:value="0.375295" calcext:value-type="float">
            <text:p>0.4</text:p>
          </table:table-cell>
          <table:table-cell office:value-type="float" office:value="149141" calcext:value-type="float">
            <text:p>149141</text:p>
          </table:table-cell>
          <table:table-cell/>
          <table:table-cell table:formula="of:=SUM([.D$3:.D8])" office:value-type="float" office:value="42445" calcext:value-type="float">
            <text:p>42445</text:p>
          </table:table-cell>
          <table:table-cell table:formula="of:=SUM([.E$3:.E8])" office:value-type="float" office:value="357037" calcext:value-type="float">
            <text:p>357037</text:p>
          </table:table-cell>
          <table:table-cell table:formula="of:=SUM([.F$3:.F8])" office:value-type="float" office:value="8.281487" calcext:value-type="float">
            <text:p>8.3</text:p>
          </table:table-cell>
          <table:table-cell table:formula="of:=([.I8]+[.J8])/[.K8]" office:value-type="float" office:value="48237.955333384" calcext:value-type="float">
            <text:p>48238</text:p>
          </table:table-cell>
          <table:table-cell table:formula="of:=[.I8]/[.K8]" office:value-type="float" office:value="5125.28728234434" calcext:value-type="float">
            <text:p>5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54" calcext:value-type="float">
            <text:p>60654</text:p>
          </table:table-cell>
          <table:table-cell office:value-type="float" office:value="1.59326324669179" calcext:value-type="float">
            <text:p>1.59</text:p>
          </table:table-cell>
          <table:table-cell office:value-type="float" office:value="15934" calcext:value-type="float">
            <text:p>15934</text:p>
          </table:table-cell>
          <table:table-cell office:value-type="float" office:value="52163" calcext:value-type="float">
            <text:p>52163</text:p>
          </table:table-cell>
          <table:table-cell office:value-type="float" office:value="1.57456" calcext:value-type="float">
            <text:p>1.6</text:p>
          </table:table-cell>
          <table:table-cell office:value-type="float" office:value="43248" calcext:value-type="float">
            <text:p>43248</text:p>
          </table:table-cell>
          <table:table-cell/>
          <table:table-cell table:formula="of:=SUM([.D$3:.D9])" office:value-type="float" office:value="58379" calcext:value-type="float">
            <text:p>58379</text:p>
          </table:table-cell>
          <table:table-cell table:formula="of:=SUM([.E$3:.E9])" office:value-type="float" office:value="409200" calcext:value-type="float">
            <text:p>409200</text:p>
          </table:table-cell>
          <table:table-cell table:formula="of:=SUM([.F$3:.F9])" office:value-type="float" office:value="9.856047" calcext:value-type="float">
            <text:p>9.9</text:p>
          </table:table-cell>
          <table:table-cell table:formula="of:=([.I9]+[.J9])/[.K9]" office:value-type="float" office:value="47440.8249067806" calcext:value-type="float">
            <text:p>47441</text:p>
          </table:table-cell>
          <table:table-cell table:formula="of:=[.I9]/[.K9]" office:value-type="float" office:value="5923.16574789061" calcext:value-type="float">
            <text:p>59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01" calcext:value-type="float">
            <text:p>60601</text:p>
          </table:table-cell>
          <table:table-cell office:value-type="float" office:value="1.61490506072994" calcext:value-type="float">
            <text:p>1.61</text:p>
          </table:table-cell>
          <table:table-cell office:value-type="float" office:value="11905" calcext:value-type="float">
            <text:p>11905</text:p>
          </table:table-cell>
          <table:table-cell office:value-type="float" office:value="83761" calcext:value-type="float">
            <text:p>83761</text:p>
          </table:table-cell>
          <table:table-cell office:value-type="float" office:value="1.00085" calcext:value-type="float">
            <text:p>1.0</text:p>
          </table:table-cell>
          <table:table-cell office:value-type="float" office:value="95585" calcext:value-type="float">
            <text:p>95585</text:p>
          </table:table-cell>
          <table:table-cell/>
          <table:table-cell table:formula="of:=SUM([.D$3:.D10])" office:value-type="float" office:value="70284" calcext:value-type="float">
            <text:p>70284</text:p>
          </table:table-cell>
          <table:table-cell table:formula="of:=SUM([.E$3:.E10])" office:value-type="float" office:value="492961" calcext:value-type="float">
            <text:p>492961</text:p>
          </table:table-cell>
          <table:table-cell table:formula="of:=SUM([.F$3:.F10])" office:value-type="float" office:value="10.856897" calcext:value-type="float">
            <text:p>10.9</text:p>
          </table:table-cell>
          <table:table-cell table:formula="of:=([.I10]+[.J10])/[.K10]" office:value-type="float" office:value="51879.0037337556" calcext:value-type="float">
            <text:p>51879</text:p>
          </table:table-cell>
          <table:table-cell table:formula="of:=[.I10]/[.K10]" office:value-type="float" office:value="6473.67291040893" calcext:value-type="float">
            <text:p>64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05" calcext:value-type="float">
            <text:p>60605</text:p>
          </table:table-cell>
          <table:table-cell office:value-type="float" office:value="2.14100320134312" calcext:value-type="float">
            <text:p>2.14</text:p>
          </table:table-cell>
          <table:table-cell office:value-type="float" office:value="27238" calcext:value-type="float">
            <text:p>27238</text:p>
          </table:table-cell>
          <table:table-cell office:value-type="float" office:value="25169" calcext:value-type="float">
            <text:p>25169</text:p>
          </table:table-cell>
          <table:table-cell office:value-type="float" office:value="3.22541" calcext:value-type="float">
            <text:p>3.2</text:p>
          </table:table-cell>
          <table:table-cell office:value-type="float" office:value="16248" calcext:value-type="float">
            <text:p>16248</text:p>
          </table:table-cell>
          <table:table-cell/>
          <table:table-cell table:formula="of:=SUM([.D$3:.D11])" office:value-type="float" office:value="97522" calcext:value-type="float">
            <text:p>97522</text:p>
          </table:table-cell>
          <table:table-cell table:formula="of:=SUM([.E$3:.E11])" office:value-type="float" office:value="518130" calcext:value-type="float">
            <text:p>518130</text:p>
          </table:table-cell>
          <table:table-cell table:formula="of:=SUM([.F$3:.F11])" office:value-type="float" office:value="14.082307" calcext:value-type="float">
            <text:p>14.1</text:p>
          </table:table-cell>
          <table:table-cell table:formula="of:=([.I11]+[.J11])/[.K11]" office:value-type="float" office:value="43718.1209016392" calcext:value-type="float">
            <text:p>43718</text:p>
          </table:table-cell>
          <table:table-cell table:formula="of:=[.I11]/[.K11]" office:value-type="float" office:value="6925.14372822578" calcext:value-type="float">
            <text:p>69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11" calcext:value-type="float">
            <text:p>60611</text:p>
          </table:table-cell>
          <table:table-cell office:value-type="float" office:value="2.8654997019656" calcext:value-type="float">
            <text:p>2.87</text:p>
          </table:table-cell>
          <table:table-cell office:value-type="float" office:value="31165" calcext:value-type="float">
            <text:p>31165</text:p>
          </table:table-cell>
          <table:table-cell office:value-type="float" office:value="85020" calcext:value-type="float">
            <text:p>85020</text:p>
          </table:table-cell>
          <table:table-cell office:value-type="float" office:value="2.13802" calcext:value-type="float">
            <text:p>2.1</text:p>
          </table:table-cell>
          <table:table-cell office:value-type="float" office:value="54342" calcext:value-type="float">
            <text:p>54342</text:p>
          </table:table-cell>
          <table:table-cell/>
          <table:table-cell table:formula="of:=SUM([.D$3:.D12])" office:value-type="float" office:value="128687" calcext:value-type="float">
            <text:p>128687</text:p>
          </table:table-cell>
          <table:table-cell table:formula="of:=SUM([.E$3:.E12])" office:value-type="float" office:value="603150" calcext:value-type="float">
            <text:p>603150</text:p>
          </table:table-cell>
          <table:table-cell table:formula="of:=SUM([.F$3:.F12])" office:value-type="float" office:value="16.220327" calcext:value-type="float">
            <text:p>16.2</text:p>
          </table:table-cell>
          <table:table-cell table:formula="of:=([.I12]+[.J12])/[.K12]" office:value-type="float" office:value="45118.5108660263" calcext:value-type="float">
            <text:p>45119</text:p>
          </table:table-cell>
          <table:table-cell table:formula="of:=[.I12]/[.K12]" office:value-type="float" office:value="7933.68715686188" calcext:value-type="float">
            <text:p>79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42" calcext:value-type="float">
            <text:p>60642</text:p>
          </table:table-cell>
          <table:table-cell office:value-type="float" office:value="3.12083140918985" calcext:value-type="float">
            <text:p>3.12</text:p>
          </table:table-cell>
          <table:table-cell office:value-type="float" office:value="19989" calcext:value-type="float">
            <text:p>19989</text:p>
          </table:table-cell>
          <table:table-cell office:value-type="float" office:value="15488" calcext:value-type="float">
            <text:p>15488</text:p>
          </table:table-cell>
          <table:table-cell office:value-type="float" office:value="4.40504" calcext:value-type="float">
            <text:p>4.4</text:p>
          </table:table-cell>
          <table:table-cell office:value-type="float" office:value="8054" calcext:value-type="float">
            <text:p>8054</text:p>
          </table:table-cell>
          <table:table-cell/>
          <table:table-cell table:formula="of:=SUM([.D$3:.D13])" office:value-type="float" office:value="148676" calcext:value-type="float">
            <text:p>148676</text:p>
          </table:table-cell>
          <table:table-cell table:formula="of:=SUM([.E$3:.E13])" office:value-type="float" office:value="618638" calcext:value-type="float">
            <text:p>618638</text:p>
          </table:table-cell>
          <table:table-cell table:formula="of:=SUM([.F$3:.F13])" office:value-type="float" office:value="20.625367" calcext:value-type="float">
            <text:p>20.6</text:p>
          </table:table-cell>
          <table:table-cell table:formula="of:=([.I13]+[.J13])/[.K13]" office:value-type="float" office:value="37202.4410523216" calcext:value-type="float">
            <text:p>37202</text:p>
          </table:table-cell>
          <table:table-cell table:formula="of:=[.I13]/[.K13]" office:value-type="float" office:value="7208.40506741044" calcext:value-type="float">
            <text:p>72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10" calcext:value-type="float">
            <text:p>60610</text:p>
          </table:table-cell>
          <table:table-cell office:value-type="float" office:value="3.24383556079119" calcext:value-type="float">
            <text:p>3.24</text:p>
          </table:table-cell>
          <table:table-cell office:value-type="float" office:value="39598" calcext:value-type="float">
            <text:p>39598</text:p>
          </table:table-cell>
          <table:table-cell office:value-type="float" office:value="30307" calcext:value-type="float">
            <text:p>30307</text:p>
          </table:table-cell>
          <table:table-cell office:value-type="float" office:value="3.03676" calcext:value-type="float">
            <text:p>3.0</text:p>
          </table:table-cell>
          <table:table-cell office:value-type="float" office:value="23020" calcext:value-type="float">
            <text:p>23020</text:p>
          </table:table-cell>
          <table:table-cell/>
          <table:table-cell table:formula="of:=SUM([.D$3:.D14])" office:value-type="float" office:value="188274" calcext:value-type="float">
            <text:p>188274</text:p>
          </table:table-cell>
          <table:table-cell table:formula="of:=SUM([.E$3:.E14])" office:value-type="float" office:value="648945" calcext:value-type="float">
            <text:p>648945</text:p>
          </table:table-cell>
          <table:table-cell table:formula="of:=SUM([.F$3:.F14])" office:value-type="float" office:value="23.662127" calcext:value-type="float">
            <text:p>23.7</text:p>
          </table:table-cell>
          <table:table-cell table:formula="of:=([.I14]+[.J14])/[.K14]" office:value-type="float" office:value="35382.2376154096" calcext:value-type="float">
            <text:p>35382</text:p>
          </table:table-cell>
          <table:table-cell table:formula="of:=[.I14]/[.K14]" office:value-type="float" office:value="7956.76567875745" calcext:value-type="float">
            <text:p>79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16" calcext:value-type="float">
            <text:p>60616</text:p>
          </table:table-cell>
          <table:table-cell office:value-type="float" office:value="3.88008445797488" calcext:value-type="float">
            <text:p>3.88</text:p>
          </table:table-cell>
          <table:table-cell office:value-type="float" office:value="52214" calcext:value-type="float">
            <text:p>52214</text:p>
          </table:table-cell>
          <table:table-cell office:value-type="float" office:value="24571" calcext:value-type="float">
            <text:p>24571</text:p>
          </table:table-cell>
          <table:table-cell office:value-type="float" office:value="10.4884" calcext:value-type="float">
            <text:p>10.5</text:p>
          </table:table-cell>
          <table:table-cell office:value-type="float" office:value="7321" calcext:value-type="float">
            <text:p>7321</text:p>
          </table:table-cell>
          <table:table-cell/>
          <table:table-cell table:formula="of:=SUM([.D$3:.D15])" office:value-type="float" office:value="240488" calcext:value-type="float">
            <text:p>240488</text:p>
          </table:table-cell>
          <table:table-cell table:formula="of:=SUM([.E$3:.E15])" office:value-type="float" office:value="673516" calcext:value-type="float">
            <text:p>673516</text:p>
          </table:table-cell>
          <table:table-cell table:formula="of:=SUM([.F$3:.F15])" office:value-type="float" office:value="34.150527" calcext:value-type="float">
            <text:p>34.2</text:p>
          </table:table-cell>
          <table:table-cell table:formula="of:=([.I15]+[.J15])/[.K15]" office:value-type="float" office:value="26763.9793669948" calcext:value-type="float">
            <text:p>26764</text:p>
          </table:table-cell>
          <table:table-cell table:formula="of:=[.I15]/[.K15]" office:value-type="float" office:value="7041.99967397282" calcext:value-type="float">
            <text:p>7042</text:p>
          </table:table-cell>
          <table:table-cell/>
          <table:table-cell table:style-name="ce4" table:number-columns-repeated="2"/>
          <table:table-cell/>
        </table:table-row>
        <table:table-row table:style-name="ro1">
          <table:table-cell/>
          <table:table-cell office:value-type="float" office:value="60612" calcext:value-type="float">
            <text:p>60612</text:p>
          </table:table-cell>
          <table:table-cell office:value-type="float" office:value="4.03900179265067" calcext:value-type="float">
            <text:p>4.04</text:p>
          </table:table-cell>
          <table:table-cell office:value-type="float" office:value="36531" calcext:value-type="float">
            <text:p>36531</text:p>
          </table:table-cell>
          <table:table-cell office:value-type="float" office:value="36415" calcext:value-type="float">
            <text:p>36415</text:p>
          </table:table-cell>
          <table:table-cell office:value-type="float" office:value="9.7052" calcext:value-type="float">
            <text:p>9.7</text:p>
          </table:table-cell>
          <table:table-cell office:value-type="float" office:value="7516" calcext:value-type="float">
            <text:p>7516</text:p>
          </table:table-cell>
          <table:table-cell/>
          <table:table-cell table:formula="of:=SUM([.D$3:.D16])" office:value-type="float" office:value="277019" calcext:value-type="float">
            <text:p>277019</text:p>
          </table:table-cell>
          <table:table-cell table:formula="of:=SUM([.E$3:.E16])" office:value-type="float" office:value="709931" calcext:value-type="float">
            <text:p>709931</text:p>
          </table:table-cell>
          <table:table-cell table:formula="of:=SUM([.F$3:.F16])" office:value-type="float" office:value="43.855727" calcext:value-type="float">
            <text:p>43.9</text:p>
          </table:table-cell>
          <table:table-cell table:formula="of:=([.I16]+[.J16])/[.K16]" office:value-type="float" office:value="22504.4724489461" calcext:value-type="float">
            <text:p>22504</text:p>
          </table:table-cell>
          <table:table-cell table:formula="of:=[.I16]/[.K16]" office:value-type="float" office:value="6316.59805799138" calcext:value-type="float">
            <text:p>63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08" calcext:value-type="float">
            <text:p>60608</text:p>
          </table:table-cell>
          <table:table-cell office:value-type="float" office:value="4.3353981759958" calcext:value-type="float">
            <text:p>4.34</text:p>
          </table:table-cell>
          <table:table-cell office:value-type="float" office:value="79607" calcext:value-type="float">
            <text:p>79607</text:p>
          </table:table-cell>
          <table:table-cell office:value-type="float" office:value="27009" calcext:value-type="float">
            <text:p>27009</text:p>
          </table:table-cell>
          <table:table-cell office:value-type="float" office:value="16.4486" calcext:value-type="float">
            <text:p>16.4</text:p>
          </table:table-cell>
          <table:table-cell office:value-type="float" office:value="6482" calcext:value-type="float">
            <text:p>6482</text:p>
          </table:table-cell>
          <table:table-cell/>
          <table:table-cell table:formula="of:=SUM([.D$3:.D17])" office:value-type="float" office:value="356626" calcext:value-type="float">
            <text:p>356626</text:p>
          </table:table-cell>
          <table:table-cell table:formula="of:=SUM([.E$3:.E17])" office:value-type="float" office:value="736940" calcext:value-type="float">
            <text:p>736940</text:p>
          </table:table-cell>
          <table:table-cell table:formula="of:=SUM([.F$3:.F17])" office:value-type="float" office:value="60.304327" calcext:value-type="float">
            <text:p>60.3</text:p>
          </table:table-cell>
          <table:table-cell table:formula="of:=([.I17]+[.J17])/[.K17]" office:value-type="float" office:value="18134.1216194984" calcext:value-type="float">
            <text:p>18134</text:p>
          </table:table-cell>
          <table:table-cell table:formula="of:=[.I17]/[.K17]" office:value-type="float" office:value="5913.77132854828" calcext:value-type="float">
            <text:p>59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22" calcext:value-type="float">
            <text:p>60622</text:p>
          </table:table-cell>
          <table:table-cell office:value-type="float" office:value="4.54283460779116" calcext:value-type="float">
            <text:p>4.54</text:p>
          </table:table-cell>
          <table:table-cell office:value-type="float" office:value="55516" calcext:value-type="float">
            <text:p>55516</text:p>
          </table:table-cell>
          <table:table-cell office:value-type="float" office:value="24305" calcext:value-type="float">
            <text:p>24305</text:p>
          </table:table-cell>
          <table:table-cell office:value-type="float" office:value="6.35901" calcext:value-type="float">
            <text:p>6.4</text:p>
          </table:table-cell>
          <table:table-cell office:value-type="float" office:value="12552" calcext:value-type="float">
            <text:p>12552</text:p>
          </table:table-cell>
          <table:table-cell/>
          <table:table-cell table:formula="of:=SUM([.D$3:.D18])" office:value-type="float" office:value="412142" calcext:value-type="float">
            <text:p>412142</text:p>
          </table:table-cell>
          <table:table-cell table:formula="of:=SUM([.E$3:.E18])" office:value-type="float" office:value="761245" calcext:value-type="float">
            <text:p>761245</text:p>
          </table:table-cell>
          <table:table-cell table:formula="of:=SUM([.F$3:.F18])" office:value-type="float" office:value="66.663337" calcext:value-type="float">
            <text:p>66.7</text:p>
          </table:table-cell>
          <table:table-cell table:formula="of:=([.I18]+[.J18])/[.K18]" office:value-type="float" office:value="17601.6841161132" calcext:value-type="float">
            <text:p>17602</text:p>
          </table:table-cell>
          <table:table-cell table:formula="of:=[.I18]/[.K18]" office:value-type="float" office:value="6182.43878190496" calcext:value-type="float">
            <text:p>61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14" calcext:value-type="float">
            <text:p>60614</text:p>
          </table:table-cell>
          <table:table-cell office:value-type="float" office:value="5.04180467493832" calcext:value-type="float">
            <text:p>5.04</text:p>
          </table:table-cell>
          <table:table-cell office:value-type="float" office:value="69423" calcext:value-type="float">
            <text:p>69423</text:p>
          </table:table-cell>
          <table:table-cell office:value-type="float" office:value="28285" calcext:value-type="float">
            <text:p>28285</text:p>
          </table:table-cell>
          <table:table-cell office:value-type="float" office:value="8.20032" calcext:value-type="float">
            <text:p>8.2</text:p>
          </table:table-cell>
          <table:table-cell office:value-type="float" office:value="11915" calcext:value-type="float">
            <text:p>11915</text:p>
          </table:table-cell>
          <table:table-cell/>
          <table:table-cell table:formula="of:=SUM([.D$3:.D19])" office:value-type="float" office:value="481565" calcext:value-type="float">
            <text:p>481565</text:p>
          </table:table-cell>
          <table:table-cell table:formula="of:=SUM([.E$3:.E19])" office:value-type="float" office:value="789530" calcext:value-type="float">
            <text:p>789530</text:p>
          </table:table-cell>
          <table:table-cell table:formula="of:=SUM([.F$3:.F19])" office:value-type="float" office:value="74.863657" calcext:value-type="float">
            <text:p>74.9</text:p>
          </table:table-cell>
          <table:table-cell table:formula="of:=([.I19]+[.J19])/[.K19]" office:value-type="float" office:value="16978.7992056012" calcext:value-type="float">
            <text:p>16979</text:p>
          </table:table-cell>
          <table:table-cell table:formula="of:=[.I19]/[.K19]" office:value-type="float" office:value="6432.56046121284" calcext:value-type="float">
            <text:p>64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57" calcext:value-type="float">
            <text:p>60657</text:p>
          </table:table-cell>
          <table:table-cell office:value-type="float" office:value="6.94785462006927" calcext:value-type="float">
            <text:p>6.95</text:p>
          </table:table-cell>
          <table:table-cell office:value-type="float" office:value="69147" calcext:value-type="float">
            <text:p>69147</text:p>
          </table:table-cell>
          <table:table-cell office:value-type="float" office:value="21354" calcext:value-type="float">
            <text:p>21354</text:p>
          </table:table-cell>
          <table:table-cell office:value-type="float" office:value="5.88832" calcext:value-type="float">
            <text:p>5.9</text:p>
          </table:table-cell>
          <table:table-cell office:value-type="float" office:value="15370" calcext:value-type="float">
            <text:p>15370</text:p>
          </table:table-cell>
          <table:table-cell/>
          <table:table-cell table:formula="of:=SUM([.D$3:.D20])" office:value-type="float" office:value="550712" calcext:value-type="float">
            <text:p>550712</text:p>
          </table:table-cell>
          <table:table-cell table:formula="of:=SUM([.E$3:.E20])" office:value-type="float" office:value="810884" calcext:value-type="float">
            <text:p>810884</text:p>
          </table:table-cell>
          <table:table-cell table:formula="of:=SUM([.F$3:.F20])" office:value-type="float" office:value="80.751977" calcext:value-type="float">
            <text:p>80.8</text:p>
          </table:table-cell>
          <table:table-cell table:formula="of:=([.I20]+[.J20])/[.K20]" office:value-type="float" office:value="16861.4571504547" calcext:value-type="float">
            <text:p>16861</text:p>
          </table:table-cell>
          <table:table-cell table:formula="of:=[.I20]/[.K20]" office:value-type="float" office:value="6819.79587942472" calcext:value-type="float">
            <text:p>6820</text:p>
          </table:table-cell>
          <table:table-cell/>
          <table:table-cell table:style-name="ce4" table:number-columns-repeated="2"/>
          <table:table-cell/>
        </table:table-row>
        <table:table-row table:style-name="ro1">
          <table:table-cell/>
          <table:table-cell office:value-type="float" office:value="60653" calcext:value-type="float">
            <text:p>60653</text:p>
          </table:table-cell>
          <table:table-cell office:value-type="float" office:value="6.99935383088887" calcext:value-type="float">
            <text:p>7.00</text:p>
          </table:table-cell>
          <table:table-cell office:value-type="float" office:value="30683" calcext:value-type="float">
            <text:p>30683</text:p>
          </table:table-cell>
          <table:table-cell office:value-type="float" office:value="3254" calcext:value-type="float">
            <text:p>3254</text:p>
          </table:table-cell>
          <table:table-cell office:value-type="float" office:value="6.04173" calcext:value-type="float">
            <text:p>6.0</text:p>
          </table:table-cell>
          <table:table-cell office:value-type="float" office:value="5617" calcext:value-type="float">
            <text:p>5617</text:p>
          </table:table-cell>
          <table:table-cell/>
          <table:table-cell table:formula="of:=SUM([.D$3:.D21])" office:value-type="float" office:value="581395" calcext:value-type="float">
            <text:p>581395</text:p>
          </table:table-cell>
          <table:table-cell table:formula="of:=SUM([.E$3:.E21])" office:value-type="float" office:value="814138" calcext:value-type="float">
            <text:p>814138</text:p>
          </table:table-cell>
          <table:table-cell table:formula="of:=SUM([.F$3:.F21])" office:value-type="float" office:value="86.793707" calcext:value-type="float">
            <text:p>86.8</text:p>
          </table:table-cell>
          <table:table-cell table:formula="of:=([.I21]+[.J21])/[.K21]" office:value-type="float" office:value="16078.7348326993" calcext:value-type="float">
            <text:p>16079</text:p>
          </table:table-cell>
          <table:table-cell table:formula="of:=[.I21]/[.K21]" office:value-type="float" office:value="6698.58472573363" calcext:value-type="float">
            <text:p>66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47" calcext:value-type="float">
            <text:p>60647</text:p>
          </table:table-cell>
          <table:table-cell office:value-type="float" office:value="7.02234587967396" calcext:value-type="float">
            <text:p>7.02</text:p>
          </table:table-cell>
          <table:table-cell office:value-type="float" office:value="88269" calcext:value-type="float">
            <text:p>88269</text:p>
          </table:table-cell>
          <table:table-cell office:value-type="float" office:value="18770" calcext:value-type="float">
            <text:p>18770</text:p>
          </table:table-cell>
          <table:table-cell office:value-type="float" office:value="10.4837" calcext:value-type="float">
            <text:p>10.5</text:p>
          </table:table-cell>
          <table:table-cell office:value-type="float" office:value="10210" calcext:value-type="float">
            <text:p>10210</text:p>
          </table:table-cell>
          <table:table-cell/>
          <table:table-cell table:formula="of:=SUM([.D$3:.D22])" office:value-type="float" office:value="669664" calcext:value-type="float">
            <text:p>669664</text:p>
          </table:table-cell>
          <table:table-cell table:formula="of:=SUM([.E$3:.E22])" office:value-type="float" office:value="832908" calcext:value-type="float">
            <text:p>832908</text:p>
          </table:table-cell>
          <table:table-cell table:formula="of:=SUM([.F$3:.F22])" office:value-type="float" office:value="97.277407" calcext:value-type="float">
            <text:p>97.3</text:p>
          </table:table-cell>
          <table:table-cell table:formula="of:=([.I22]+[.J22])/[.K22]" office:value-type="float" office:value="15446.258759755" calcext:value-type="float">
            <text:p>15446</text:p>
          </table:table-cell>
          <table:table-cell table:formula="of:=[.I22]/[.K22]" office:value-type="float" office:value="6884.06507381514" calcext:value-type="float">
            <text:p>6884</text:p>
          </table:table-cell>
          <table:table-cell/>
          <table:table-cell table:style-name="ce4" table:number-columns-repeated="2"/>
          <table:table-cell/>
        </table:table-row>
        <table:table-row table:style-name="ro1">
          <table:table-cell/>
          <table:table-cell office:value-type="float" office:value="60624" calcext:value-type="float">
            <text:p>60624</text:p>
          </table:table-cell>
          <table:table-cell office:value-type="float" office:value="7.06969841368496" calcext:value-type="float">
            <text:p>7.07</text:p>
          </table:table-cell>
          <table:table-cell office:value-type="float" office:value="38140" calcext:value-type="float">
            <text:p>38140</text:p>
          </table:table-cell>
          <table:table-cell office:value-type="float" office:value="6078" calcext:value-type="float">
            <text:p>6078</text:p>
          </table:table-cell>
          <table:table-cell office:value-type="float" office:value="9.15526" calcext:value-type="float">
            <text:p>9.2</text:p>
          </table:table-cell>
          <table:table-cell office:value-type="float" office:value="4830" calcext:value-type="float">
            <text:p>4830</text:p>
          </table:table-cell>
          <table:table-cell/>
          <table:table-cell table:formula="of:=SUM([.D$3:.D23])" office:value-type="float" office:value="707804" calcext:value-type="float">
            <text:p>707804</text:p>
          </table:table-cell>
          <table:table-cell table:formula="of:=SUM([.E$3:.E23])" office:value-type="float" office:value="838986" calcext:value-type="float">
            <text:p>838986</text:p>
          </table:table-cell>
          <table:table-cell table:formula="of:=SUM([.F$3:.F23])" office:value-type="float" office:value="106.432667" calcext:value-type="float">
            <text:p>106.4</text:p>
          </table:table-cell>
          <table:table-cell table:formula="of:=([.I23]+[.J23])/[.K23]" office:value-type="float" office:value="14533.0380568214" calcext:value-type="float">
            <text:p>14533</text:p>
          </table:table-cell>
          <table:table-cell table:formula="of:=[.I23]/[.K23]" office:value-type="float" office:value="6650.25146837672" calcext:value-type="float">
            <text:p>6650</text:p>
          </table:table-cell>
          <table:table-cell/>
          <table:table-cell table:style-name="ce4" table:formula="of:=([.I23]-[.I22])*(100-[.K22])/([.K23]-[.K22])+[.I22]" office:value-type="float" office:value="681006.080620321" calcext:value-type="float">
            <text:p>681006</text:p>
          </table:table-cell>
          <table:table-cell table:style-name="ce4" table:formula="of:=([.J23]-[.J22])*(100-[.K22])/([.K23]-[.K22])+[.J22]" office:value-type="float" office:value="834715.476822504" calcext:value-type="float">
            <text:p>834715</text:p>
          </table:table-cell>
          <table:table-cell office:value-type="string" calcext:value-type="string">
            <text:p>100 km^2</text:p>
          </table:table-cell>
        </table:table-row>
        <table:table-row table:style-name="ro1">
          <table:table-cell/>
          <table:table-cell office:value-type="float" office:value="60623" calcext:value-type="float">
            <text:p>60623</text:p>
          </table:table-cell>
          <table:table-cell office:value-type="float" office:value="7.26356713738293" calcext:value-type="float">
            <text:p>7.26</text:p>
          </table:table-cell>
          <table:table-cell office:value-type="float" office:value="88635" calcext:value-type="float">
            <text:p>88635</text:p>
          </table:table-cell>
          <table:table-cell office:value-type="float" office:value="11816" calcext:value-type="float">
            <text:p>11816</text:p>
          </table:table-cell>
          <table:table-cell office:value-type="float" office:value="13.8726" calcext:value-type="float">
            <text:p>13.9</text:p>
          </table:table-cell>
          <table:table-cell office:value-type="float" office:value="7241" calcext:value-type="float">
            <text:p>7241</text:p>
          </table:table-cell>
          <table:table-cell/>
          <table:table-cell table:formula="of:=SUM([.D$3:.D24])" office:value-type="float" office:value="796439" calcext:value-type="float">
            <text:p>796439</text:p>
          </table:table-cell>
          <table:table-cell table:formula="of:=SUM([.E$3:.E24])" office:value-type="float" office:value="850802" calcext:value-type="float">
            <text:p>850802</text:p>
          </table:table-cell>
          <table:table-cell table:formula="of:=SUM([.F$3:.F24])" office:value-type="float" office:value="120.305267" calcext:value-type="float">
            <text:p>120.3</text:p>
          </table:table-cell>
          <table:table-cell table:formula="of:=([.I24]+[.J24])/[.K24]" office:value-type="float" office:value="13692.1769185717" calcext:value-type="float">
            <text:p>13692</text:p>
          </table:table-cell>
          <table:table-cell table:formula="of:=[.I24]/[.K24]" office:value-type="float" office:value="6620.15072041692" calcext:value-type="float">
            <text:p>66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09" calcext:value-type="float">
            <text:p>60609</text:p>
          </table:table-cell>
          <table:table-cell office:value-type="float" office:value="7.40356298390776" calcext:value-type="float">
            <text:p>7.40</text:p>
          </table:table-cell>
          <table:table-cell office:value-type="float" office:value="62010" calcext:value-type="float">
            <text:p>62010</text:p>
          </table:table-cell>
          <table:table-cell office:value-type="float" office:value="17108" calcext:value-type="float">
            <text:p>17108</text:p>
          </table:table-cell>
          <table:table-cell office:value-type="float" office:value="20.0927" calcext:value-type="float">
            <text:p>20.1</text:p>
          </table:table-cell>
          <table:table-cell office:value-type="float" office:value="3938" calcext:value-type="float">
            <text:p>3938</text:p>
          </table:table-cell>
          <table:table-cell/>
          <table:table-cell table:formula="of:=SUM([.D$3:.D25])" office:value-type="float" office:value="858449" calcext:value-type="float">
            <text:p>858449</text:p>
          </table:table-cell>
          <table:table-cell table:formula="of:=SUM([.E$3:.E25])" office:value-type="float" office:value="867910" calcext:value-type="float">
            <text:p>867910</text:p>
          </table:table-cell>
          <table:table-cell table:formula="of:=SUM([.F$3:.F25])" office:value-type="float" office:value="140.397967" calcext:value-type="float">
            <text:p>140.4</text:p>
          </table:table-cell>
          <table:table-cell table:formula="of:=([.I25]+[.J25])/[.K25]" office:value-type="float" office:value="12296.1823229249" calcext:value-type="float">
            <text:p>12296</text:p>
          </table:table-cell>
          <table:table-cell table:formula="of:=[.I25]/[.K25]" office:value-type="float" office:value="6114.39765363554" calcext:value-type="float">
            <text:p>61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51" calcext:value-type="float">
            <text:p>60651</text:p>
          </table:table-cell>
          <table:table-cell office:value-type="float" office:value="8.83509394191205" calcext:value-type="float">
            <text:p>8.84</text:p>
          </table:table-cell>
          <table:table-cell office:value-type="float" office:value="61287" calcext:value-type="float">
            <text:p>61287</text:p>
          </table:table-cell>
          <table:table-cell office:value-type="float" office:value="6505" calcext:value-type="float">
            <text:p>6505</text:p>
          </table:table-cell>
          <table:table-cell office:value-type="float" office:value="9.05266" calcext:value-type="float">
            <text:p>9.1</text:p>
          </table:table-cell>
          <table:table-cell office:value-type="float" office:value="7489" calcext:value-type="float">
            <text:p>7489</text:p>
          </table:table-cell>
          <table:table-cell/>
          <table:table-cell table:formula="of:=SUM([.D$3:.D26])" office:value-type="float" office:value="919736" calcext:value-type="float">
            <text:p>919736</text:p>
          </table:table-cell>
          <table:table-cell table:formula="of:=SUM([.E$3:.E26])" office:value-type="float" office:value="874415" calcext:value-type="float">
            <text:p>874415</text:p>
          </table:table-cell>
          <table:table-cell table:formula="of:=SUM([.F$3:.F26])" office:value-type="float" office:value="149.450627" calcext:value-type="float">
            <text:p>149.5</text:p>
          </table:table-cell>
          <table:table-cell table:formula="of:=([.I26]+[.J26])/[.K26]" office:value-type="float" office:value="12004.9747265363" calcext:value-type="float">
            <text:p>12005</text:p>
          </table:table-cell>
          <table:table-cell table:formula="of:=[.I26]/[.K26]" office:value-type="float" office:value="6154.11268900197" calcext:value-type="float">
            <text:p>61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13" calcext:value-type="float">
            <text:p>60613</text:p>
          </table:table-cell>
          <table:table-cell office:value-type="float" office:value="8.85726856917143" calcext:value-type="float">
            <text:p>8.86</text:p>
          </table:table-cell>
          <table:table-cell office:value-type="float" office:value="49389" calcext:value-type="float">
            <text:p>49389</text:p>
          </table:table-cell>
          <table:table-cell office:value-type="float" office:value="12721" calcext:value-type="float">
            <text:p>12721</text:p>
          </table:table-cell>
          <table:table-cell office:value-type="float" office:value="5.63204" calcext:value-type="float">
            <text:p>5.6</text:p>
          </table:table-cell>
          <table:table-cell office:value-type="float" office:value="11028" calcext:value-type="float">
            <text:p>11028</text:p>
          </table:table-cell>
          <table:table-cell/>
          <table:table-cell table:formula="of:=SUM([.D$3:.D27])" office:value-type="float" office:value="969125" calcext:value-type="float">
            <text:p>969125</text:p>
          </table:table-cell>
          <table:table-cell table:formula="of:=SUM([.E$3:.E27])" office:value-type="float" office:value="887136" calcext:value-type="float">
            <text:p>887136</text:p>
          </table:table-cell>
          <table:table-cell table:formula="of:=SUM([.F$3:.F27])" office:value-type="float" office:value="155.082667" calcext:value-type="float">
            <text:p>155.1</text:p>
          </table:table-cell>
          <table:table-cell table:formula="of:=([.I27]+[.J27])/[.K27]" office:value-type="float" office:value="11969.49366366" calcext:value-type="float">
            <text:p>11969</text:p>
          </table:table-cell>
          <table:table-cell table:formula="of:=[.I27]/[.K27]" office:value-type="float" office:value="6249.086495269" calcext:value-type="float">
            <text:p>62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15" calcext:value-type="float">
            <text:p>60615</text:p>
          </table:table-cell>
          <table:table-cell office:value-type="float" office:value="9.18520683333278" calcext:value-type="float">
            <text:p>9.19</text:p>
          </table:table-cell>
          <table:table-cell office:value-type="float" office:value="41210" calcext:value-type="float">
            <text:p>41210</text:p>
          </table:table-cell>
          <table:table-cell office:value-type="float" office:value="5926" calcext:value-type="float">
            <text:p>5926</text:p>
          </table:table-cell>
          <table:table-cell office:value-type="float" office:value="5.73034" calcext:value-type="float">
            <text:p>5.7</text:p>
          </table:table-cell>
          <table:table-cell office:value-type="float" office:value="8226" calcext:value-type="float">
            <text:p>8226</text:p>
          </table:table-cell>
          <table:table-cell/>
          <table:table-cell table:formula="of:=SUM([.D$3:.D28])" office:value-type="float" office:value="1010335" calcext:value-type="float">
            <text:p>1010335</text:p>
          </table:table-cell>
          <table:table-cell table:formula="of:=SUM([.E$3:.E28])" office:value-type="float" office:value="893062" calcext:value-type="float">
            <text:p>893062</text:p>
          </table:table-cell>
          <table:table-cell table:formula="of:=SUM([.F$3:.F28])" office:value-type="float" office:value="160.813007" calcext:value-type="float">
            <text:p>160.8</text:p>
          </table:table-cell>
          <table:table-cell table:formula="of:=([.I28]+[.J28])/[.K28]" office:value-type="float" office:value="11836.0886069371" calcext:value-type="float">
            <text:p>11836</text:p>
          </table:table-cell>
          <table:table-cell table:formula="of:=[.I28]/[.K28]" office:value-type="float" office:value="6282.66965992372" calcext:value-type="float">
            <text:p>6283</text:p>
          </table:table-cell>
          <table:table-cell/>
          <table:table-cell table:style-name="ce4" table:number-columns-repeated="2"/>
          <table:table-cell/>
        </table:table-row>
        <table:table-row table:style-name="ro1">
          <table:table-cell/>
          <table:table-cell office:value-type="float" office:value="60618" calcext:value-type="float">
            <text:p>60618</text:p>
          </table:table-cell>
          <table:table-cell office:value-type="float" office:value="9.28534345228225" calcext:value-type="float">
            <text:p>9.29</text:p>
          </table:table-cell>
          <table:table-cell office:value-type="float" office:value="97324" calcext:value-type="float">
            <text:p>97324</text:p>
          </table:table-cell>
          <table:table-cell office:value-type="float" office:value="21964" calcext:value-type="float">
            <text:p>21964</text:p>
          </table:table-cell>
          <table:table-cell office:value-type="float" office:value="13.1078" calcext:value-type="float">
            <text:p>13.1</text:p>
          </table:table-cell>
          <table:table-cell office:value-type="float" office:value="9101" calcext:value-type="float">
            <text:p>9101</text:p>
          </table:table-cell>
          <table:table-cell/>
          <table:table-cell table:formula="of:=SUM([.D$3:.D29])" office:value-type="float" office:value="1107659" calcext:value-type="float">
            <text:p>1107659</text:p>
          </table:table-cell>
          <table:table-cell table:formula="of:=SUM([.E$3:.E29])" office:value-type="float" office:value="915026" calcext:value-type="float">
            <text:p>915026</text:p>
          </table:table-cell>
          <table:table-cell table:formula="of:=SUM([.F$3:.F29])" office:value-type="float" office:value="173.920807" calcext:value-type="float">
            <text:p>173.9</text:p>
          </table:table-cell>
          <table:table-cell table:formula="of:=([.I29]+[.J29])/[.K29]" office:value-type="float" office:value="11629.9195874821" calcext:value-type="float">
            <text:p>11630</text:p>
          </table:table-cell>
          <table:table-cell table:formula="of:=[.I29]/[.K29]" office:value-type="float" office:value="6368.75494718697" calcext:value-type="float">
            <text:p>63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44" calcext:value-type="float">
            <text:p>60644</text:p>
          </table:table-cell>
          <table:table-cell office:value-type="float" office:value="9.70687234438956" calcext:value-type="float">
            <text:p>9.71</text:p>
          </table:table-cell>
          <table:table-cell office:value-type="float" office:value="49080" calcext:value-type="float">
            <text:p>49080</text:p>
          </table:table-cell>
          <table:table-cell office:value-type="float" office:value="5402" calcext:value-type="float">
            <text:p>5402</text:p>
          </table:table-cell>
          <table:table-cell office:value-type="float" office:value="9.07468" calcext:value-type="float">
            <text:p>9.1</text:p>
          </table:table-cell>
          <table:table-cell office:value-type="float" office:value="6004" calcext:value-type="float">
            <text:p>6004</text:p>
          </table:table-cell>
          <table:table-cell/>
          <table:table-cell table:formula="of:=SUM([.D$3:.D30])" office:value-type="float" office:value="1156739" calcext:value-type="float">
            <text:p>1156739</text:p>
          </table:table-cell>
          <table:table-cell table:formula="of:=SUM([.E$3:.E30])" office:value-type="float" office:value="920428" calcext:value-type="float">
            <text:p>920428</text:p>
          </table:table-cell>
          <table:table-cell table:formula="of:=SUM([.F$3:.F30])" office:value-type="float" office:value="182.995487" calcext:value-type="float">
            <text:p>183.0</text:p>
          </table:table-cell>
          <table:table-cell table:formula="of:=([.I30]+[.J30])/[.K30]" office:value-type="float" office:value="11350.9192715774" calcext:value-type="float">
            <text:p>11351</text:p>
          </table:table-cell>
          <table:table-cell table:formula="of:=[.I30]/[.K30]" office:value-type="float" office:value="6321.13402884083" calcext:value-type="float">
            <text:p>63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32" calcext:value-type="float">
            <text:p>60632</text:p>
          </table:table-cell>
          <table:table-cell office:value-type="float" office:value="9.7193438141048" calcext:value-type="float">
            <text:p>9.72</text:p>
          </table:table-cell>
          <table:table-cell office:value-type="float" office:value="91310" calcext:value-type="float">
            <text:p>91310</text:p>
          </table:table-cell>
          <table:table-cell office:value-type="float" office:value="19074" calcext:value-type="float">
            <text:p>19074</text:p>
          </table:table-cell>
          <table:table-cell office:value-type="float" office:value="19.2507" calcext:value-type="float">
            <text:p>19.3</text:p>
          </table:table-cell>
          <table:table-cell office:value-type="float" office:value="5734" calcext:value-type="float">
            <text:p>5734</text:p>
          </table:table-cell>
          <table:table-cell/>
          <table:table-cell table:formula="of:=SUM([.D$3:.D31])" office:value-type="float" office:value="1248049" calcext:value-type="float">
            <text:p>1248049</text:p>
          </table:table-cell>
          <table:table-cell table:formula="of:=SUM([.E$3:.E31])" office:value-type="float" office:value="939502" calcext:value-type="float">
            <text:p>939502</text:p>
          </table:table-cell>
          <table:table-cell table:formula="of:=SUM([.F$3:.F31])" office:value-type="float" office:value="202.246187" calcext:value-type="float">
            <text:p>202.2</text:p>
          </table:table-cell>
          <table:table-cell table:formula="of:=([.I31]+[.J31])/[.K31]" office:value-type="float" office:value="10816.2780838978" calcext:value-type="float">
            <text:p>10816</text:p>
          </table:table-cell>
          <table:table-cell table:formula="of:=[.I31]/[.K31]" office:value-type="float" office:value="6170.93957870266" calcext:value-type="float">
            <text:p>6171</text:p>
          </table:table-cell>
          <table:table-cell/>
          <table:table-cell table:style-name="ce4" table:formula="of:=([.I31]-[.I30])*(200-[.K30])/([.K31]-[.K30])+[.I30]" office:value-type="float" office:value="1237394.87651514" calcext:value-type="float">
            <text:p>1237395</text:p>
          </table:table-cell>
          <table:table-cell table:style-name="ce4" table:formula="of:=([.J31]-[.J30])*(200-[.K30])/([.K31]-[.K30])+[.J30]" office:value-type="float" office:value="937276.430496657" calcext:value-type="float">
            <text:p>937276</text:p>
          </table:table-cell>
          <table:table-cell office:value-type="string" calcext:value-type="string">
            <text:p>200 km^2</text:p>
          </table:table-cell>
        </table:table-row>
        <table:table-row table:style-name="ro1">
          <table:table-cell/>
          <table:table-cell office:value-type="float" office:value="60640" calcext:value-type="float">
            <text:p>60640</text:p>
          </table:table-cell>
          <table:table-cell office:value-type="float" office:value="10.71442049101" calcext:value-type="float">
            <text:p>10.71</text:p>
          </table:table-cell>
          <table:table-cell office:value-type="float" office:value="66050" calcext:value-type="float">
            <text:p>66050</text:p>
          </table:table-cell>
          <table:table-cell office:value-type="float" office:value="17417" calcext:value-type="float">
            <text:p>17417</text:p>
          </table:table-cell>
          <table:table-cell office:value-type="float" office:value="6.23695" calcext:value-type="float">
            <text:p>6.2</text:p>
          </table:table-cell>
          <table:table-cell office:value-type="float" office:value="13383" calcext:value-type="float">
            <text:p>13383</text:p>
          </table:table-cell>
          <table:table-cell/>
          <table:table-cell table:formula="of:=SUM([.D$3:.D32])" office:value-type="float" office:value="1314099" calcext:value-type="float">
            <text:p>1314099</text:p>
          </table:table-cell>
          <table:table-cell table:formula="of:=SUM([.E$3:.E32])" office:value-type="float" office:value="956919" calcext:value-type="float">
            <text:p>956919</text:p>
          </table:table-cell>
          <table:table-cell table:formula="of:=SUM([.F$3:.F32])" office:value-type="float" office:value="208.483137" calcext:value-type="float">
            <text:p>208.5</text:p>
          </table:table-cell>
          <table:table-cell table:formula="of:=([.I32]+[.J32])/[.K32]" office:value-type="float" office:value="10893.0536669736" calcext:value-type="float">
            <text:p>10893</text:p>
          </table:table-cell>
          <table:table-cell table:formula="of:=[.I32]/[.K32]" office:value-type="float" office:value="6303.14287721026" calcext:value-type="float">
            <text:p>63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39" calcext:value-type="float">
            <text:p>60639</text:p>
          </table:table-cell>
          <table:table-cell office:value-type="float" office:value="10.767426305674" calcext:value-type="float">
            <text:p>10.77</text:p>
          </table:table-cell>
          <table:table-cell office:value-type="float" office:value="91379" calcext:value-type="float">
            <text:p>91379</text:p>
          </table:table-cell>
          <table:table-cell office:value-type="float" office:value="13635" calcext:value-type="float">
            <text:p>13635</text:p>
          </table:table-cell>
          <table:table-cell office:value-type="float" office:value="12.6329" calcext:value-type="float">
            <text:p>12.6</text:p>
          </table:table-cell>
          <table:table-cell office:value-type="float" office:value="8313" calcext:value-type="float">
            <text:p>8313</text:p>
          </table:table-cell>
          <table:table-cell/>
          <table:table-cell table:formula="of:=SUM([.D$3:.D33])" office:value-type="float" office:value="1405478" calcext:value-type="float">
            <text:p>1405478</text:p>
          </table:table-cell>
          <table:table-cell table:formula="of:=SUM([.E$3:.E33])" office:value-type="float" office:value="970554" calcext:value-type="float">
            <text:p>970554</text:p>
          </table:table-cell>
          <table:table-cell table:formula="of:=SUM([.F$3:.F33])" office:value-type="float" office:value="221.116037" calcext:value-type="float">
            <text:p>221.1</text:p>
          </table:table-cell>
          <table:table-cell table:formula="of:=([.I33]+[.J33])/[.K33]" office:value-type="float" office:value="10745.6339767884" calcext:value-type="float">
            <text:p>10746</text:p>
          </table:table-cell>
          <table:table-cell table:formula="of:=[.I33]/[.K33]" office:value-type="float" office:value="6356.29156106845" calcext:value-type="float">
            <text:p>63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804" calcext:value-type="float">
            <text:p>60804</text:p>
          </table:table-cell>
          <table:table-cell office:value-type="float" office:value="10.9376146256179" calcext:value-type="float">
            <text:p>10.94</text:p>
          </table:table-cell>
          <table:table-cell office:value-type="float" office:value="84361" calcext:value-type="float">
            <text:p>84361</text:p>
          </table:table-cell>
          <table:table-cell office:value-type="float" office:value="15491" calcext:value-type="float">
            <text:p>15491</text:p>
          </table:table-cell>
          <table:table-cell office:value-type="float" office:value="19.8485" calcext:value-type="float">
            <text:p>19.8</text:p>
          </table:table-cell>
          <table:table-cell office:value-type="float" office:value="5031" calcext:value-type="float">
            <text:p>5031</text:p>
          </table:table-cell>
          <table:table-cell/>
          <table:table-cell table:formula="of:=SUM([.D$3:.D34])" office:value-type="float" office:value="1489839" calcext:value-type="float">
            <text:p>1489839</text:p>
          </table:table-cell>
          <table:table-cell table:formula="of:=SUM([.E$3:.E34])" office:value-type="float" office:value="986045" calcext:value-type="float">
            <text:p>986045</text:p>
          </table:table-cell>
          <table:table-cell table:formula="of:=SUM([.F$3:.F34])" office:value-type="float" office:value="240.964537" calcext:value-type="float">
            <text:p>241.0</text:p>
          </table:table-cell>
          <table:table-cell table:formula="of:=([.I34]+[.J34])/[.K34]" office:value-type="float" office:value="10274.8895369612" calcext:value-type="float">
            <text:p>10275</text:p>
          </table:table-cell>
          <table:table-cell table:formula="of:=[.I34]/[.K34]" office:value-type="float" office:value="6182.81436160044" calcext:value-type="float">
            <text:p>61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37" calcext:value-type="float">
            <text:p>60637</text:p>
          </table:table-cell>
          <table:table-cell office:value-type="float" office:value="11.1812029308826" calcext:value-type="float">
            <text:p>11.18</text:p>
          </table:table-cell>
          <table:table-cell office:value-type="float" office:value="50326" calcext:value-type="float">
            <text:p>50326</text:p>
          </table:table-cell>
          <table:table-cell office:value-type="float" office:value="27106" calcext:value-type="float">
            <text:p>27106</text:p>
          </table:table-cell>
          <table:table-cell office:value-type="float" office:value="11.6728" calcext:value-type="float">
            <text:p>11.7</text:p>
          </table:table-cell>
          <table:table-cell office:value-type="float" office:value="6634" calcext:value-type="float">
            <text:p>6634</text:p>
          </table:table-cell>
          <table:table-cell/>
          <table:table-cell table:formula="of:=SUM([.D$3:.D35])" office:value-type="float" office:value="1540165" calcext:value-type="float">
            <text:p>1540165</text:p>
          </table:table-cell>
          <table:table-cell table:formula="of:=SUM([.E$3:.E35])" office:value-type="float" office:value="1013151" calcext:value-type="float">
            <text:p>1013151</text:p>
          </table:table-cell>
          <table:table-cell table:formula="of:=SUM([.F$3:.F35])" office:value-type="float" office:value="252.637337" calcext:value-type="float">
            <text:p>252.6</text:p>
          </table:table-cell>
          <table:table-cell table:formula="of:=([.I35]+[.J35])/[.K35]" office:value-type="float" office:value="10106.6454797218" calcext:value-type="float">
            <text:p>10107</text:p>
          </table:table-cell>
          <table:table-cell table:formula="of:=[.I35]/[.K35]" office:value-type="float" office:value="6096.34750860282" calcext:value-type="float">
            <text:p>60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21" calcext:value-type="float">
            <text:p>60621</text:p>
          </table:table-cell>
          <table:table-cell office:value-type="float" office:value="11.2840375372767" calcext:value-type="float">
            <text:p>11.28</text:p>
          </table:table-cell>
          <table:table-cell office:value-type="float" office:value="31881" calcext:value-type="float">
            <text:p>31881</text:p>
          </table:table-cell>
          <table:table-cell office:value-type="float" office:value="3346" calcext:value-type="float">
            <text:p>3346</text:p>
          </table:table-cell>
          <table:table-cell office:value-type="float" office:value="9.65669" calcext:value-type="float">
            <text:p>9.7</text:p>
          </table:table-cell>
          <table:table-cell office:value-type="float" office:value="3648" calcext:value-type="float">
            <text:p>3648</text:p>
          </table:table-cell>
          <table:table-cell/>
          <table:table-cell table:formula="of:=SUM([.D$3:.D36])" office:value-type="float" office:value="1572046" calcext:value-type="float">
            <text:p>1572046</text:p>
          </table:table-cell>
          <table:table-cell table:formula="of:=SUM([.E$3:.E36])" office:value-type="float" office:value="1016497" calcext:value-type="float">
            <text:p>1016497</text:p>
          </table:table-cell>
          <table:table-cell table:formula="of:=SUM([.F$3:.F36])" office:value-type="float" office:value="262.294027" calcext:value-type="float">
            <text:p>262.3</text:p>
          </table:table-cell>
          <table:table-cell table:formula="of:=([.I36]+[.J36])/[.K36]" office:value-type="float" office:value="9868.85988067124" calcext:value-type="float">
            <text:p>9869</text:p>
          </table:table-cell>
          <table:table-cell table:formula="of:=[.I36]/[.K36]" office:value-type="float" office:value="5993.4494810284" calcext:value-type="float">
            <text:p>59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36" calcext:value-type="float">
            <text:p>60636</text:p>
          </table:table-cell>
          <table:table-cell office:value-type="float" office:value="11.6248890759051" calcext:value-type="float">
            <text:p>11.62</text:p>
          </table:table-cell>
          <table:table-cell office:value-type="float" office:value="37278" calcext:value-type="float">
            <text:p>37278</text:p>
          </table:table-cell>
          <table:table-cell office:value-type="float" office:value="3775" calcext:value-type="float">
            <text:p>3775</text:p>
          </table:table-cell>
          <table:table-cell office:value-type="float" office:value="10.1324" calcext:value-type="float">
            <text:p>10.1</text:p>
          </table:table-cell>
          <table:table-cell office:value-type="float" office:value="4052" calcext:value-type="float">
            <text:p>4052</text:p>
          </table:table-cell>
          <table:table-cell/>
          <table:table-cell table:formula="of:=SUM([.D$3:.D37])" office:value-type="float" office:value="1609324" calcext:value-type="float">
            <text:p>1609324</text:p>
          </table:table-cell>
          <table:table-cell table:formula="of:=SUM([.E$3:.E37])" office:value-type="float" office:value="1020272" calcext:value-type="float">
            <text:p>1020272</text:p>
          </table:table-cell>
          <table:table-cell table:formula="of:=SUM([.F$3:.F37])" office:value-type="float" office:value="272.426427" calcext:value-type="float">
            <text:p>272.4</text:p>
          </table:table-cell>
          <table:table-cell table:formula="of:=([.I37]+[.J37])/[.K37]" office:value-type="float" office:value="9652.49968205177" calcext:value-type="float">
            <text:p>9652</text:p>
          </table:table-cell>
          <table:table-cell table:formula="of:=[.I37]/[.K37]" office:value-type="float" office:value="5907.37109362742" calcext:value-type="float">
            <text:p>59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41" calcext:value-type="float">
            <text:p>60641</text:p>
          </table:table-cell>
          <table:table-cell office:value-type="float" office:value="11.7209038385376" calcext:value-type="float">
            <text:p>11.72</text:p>
          </table:table-cell>
          <table:table-cell office:value-type="float" office:value="72588" calcext:value-type="float">
            <text:p>72588</text:p>
          </table:table-cell>
          <table:table-cell office:value-type="float" office:value="14914" calcext:value-type="float">
            <text:p>14914</text:p>
          </table:table-cell>
          <table:table-cell office:value-type="float" office:value="10.4682" calcext:value-type="float">
            <text:p>10.5</text:p>
          </table:table-cell>
          <table:table-cell office:value-type="float" office:value="8359" calcext:value-type="float">
            <text:p>8359</text:p>
          </table:table-cell>
          <table:table-cell/>
          <table:table-cell table:formula="of:=SUM([.D$3:.D38])" office:value-type="float" office:value="1681912" calcext:value-type="float">
            <text:p>1681912</text:p>
          </table:table-cell>
          <table:table-cell table:formula="of:=SUM([.E$3:.E38])" office:value-type="float" office:value="1035186" calcext:value-type="float">
            <text:p>1035186</text:p>
          </table:table-cell>
          <table:table-cell table:formula="of:=SUM([.F$3:.F38])" office:value-type="float" office:value="282.894627" calcext:value-type="float">
            <text:p>282.9</text:p>
          </table:table-cell>
          <table:table-cell table:formula="of:=([.I38]+[.J38])/[.K38]" office:value-type="float" office:value="9604.62921764859" calcext:value-type="float">
            <text:p>9605</text:p>
          </table:table-cell>
          <table:table-cell table:formula="of:=[.I38]/[.K38]" office:value-type="float" office:value="5945.36565729826" calcext:value-type="float">
            <text:p>59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25" calcext:value-type="float">
            <text:p>60625</text:p>
          </table:table-cell>
          <table:table-cell office:value-type="float" office:value="11.7332429322973" calcext:value-type="float">
            <text:p>11.73</text:p>
          </table:table-cell>
          <table:table-cell office:value-type="float" office:value="78731" calcext:value-type="float">
            <text:p>78731</text:p>
          </table:table-cell>
          <table:table-cell office:value-type="float" office:value="12082" calcext:value-type="float">
            <text:p>12082</text:p>
          </table:table-cell>
          <table:table-cell office:value-type="float" office:value="10.0938" calcext:value-type="float">
            <text:p>10.1</text:p>
          </table:table-cell>
          <table:table-cell office:value-type="float" office:value="8997" calcext:value-type="float">
            <text:p>8997</text:p>
          </table:table-cell>
          <table:table-cell/>
          <table:table-cell table:formula="of:=SUM([.D$3:.D39])" office:value-type="float" office:value="1760643" calcext:value-type="float">
            <text:p>1760643</text:p>
          </table:table-cell>
          <table:table-cell table:formula="of:=SUM([.E$3:.E39])" office:value-type="float" office:value="1047268" calcext:value-type="float">
            <text:p>1047268</text:p>
          </table:table-cell>
          <table:table-cell table:formula="of:=SUM([.F$3:.F39])" office:value-type="float" office:value="292.988427" calcext:value-type="float">
            <text:p>293.0</text:p>
          </table:table-cell>
          <table:table-cell table:formula="of:=([.I39]+[.J39])/[.K39]" office:value-type="float" office:value="9583.69253267468" calcext:value-type="float">
            <text:p>9584</text:p>
          </table:table-cell>
          <table:table-cell table:formula="of:=[.I39]/[.K39]" office:value-type="float" office:value="6009.25783324541" calcext:value-type="float">
            <text:p>6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304" calcext:value-type="float">
            <text:p>60304</text:p>
          </table:table-cell>
          <table:table-cell office:value-type="float" office:value="12.4580649950355" calcext:value-type="float">
            <text:p>12.46</text:p>
          </table:table-cell>
          <table:table-cell office:value-type="float" office:value="17666" calcext:value-type="float">
            <text:p>17666</text:p>
          </table:table-cell>
          <table:table-cell office:value-type="float" office:value="2763" calcext:value-type="float">
            <text:p>2763</text:p>
          </table:table-cell>
          <table:table-cell office:value-type="float" office:value="3.96917" calcext:value-type="float">
            <text:p>4.0</text:p>
          </table:table-cell>
          <table:table-cell office:value-type="float" office:value="5147" calcext:value-type="float">
            <text:p>5147</text:p>
          </table:table-cell>
          <table:table-cell/>
          <table:table-cell table:formula="of:=SUM([.D$3:.D40])" office:value-type="float" office:value="1778309" calcext:value-type="float">
            <text:p>1778309</text:p>
          </table:table-cell>
          <table:table-cell table:formula="of:=SUM([.E$3:.E40])" office:value-type="float" office:value="1050031" calcext:value-type="float">
            <text:p>1050031</text:p>
          </table:table-cell>
          <table:table-cell table:formula="of:=SUM([.F$3:.F40])" office:value-type="float" office:value="296.957597" calcext:value-type="float">
            <text:p>297.0</text:p>
          </table:table-cell>
          <table:table-cell table:formula="of:=([.I40]+[.J40])/[.K40]" office:value-type="float" office:value="9524.39011014761" calcext:value-type="float">
            <text:p>9524</text:p>
          </table:table-cell>
          <table:table-cell table:formula="of:=[.I40]/[.K40]" office:value-type="float" office:value="5988.42736459778" calcext:value-type="float">
            <text:p>59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302" calcext:value-type="float">
            <text:p>60302</text:p>
          </table:table-cell>
          <table:table-cell office:value-type="float" office:value="12.5950244680792" calcext:value-type="float">
            <text:p>12.60</text:p>
          </table:table-cell>
          <table:table-cell office:value-type="float" office:value="32259" calcext:value-type="float">
            <text:p>32259</text:p>
          </table:table-cell>
          <table:table-cell office:value-type="float" office:value="8287" calcext:value-type="float">
            <text:p>8287</text:p>
          </table:table-cell>
          <table:table-cell office:value-type="float" office:value="7.80251" calcext:value-type="float">
            <text:p>7.8</text:p>
          </table:table-cell>
          <table:table-cell office:value-type="float" office:value="5197" calcext:value-type="float">
            <text:p>5197</text:p>
          </table:table-cell>
          <table:table-cell/>
          <table:table-cell table:formula="of:=SUM([.D$3:.D41])" office:value-type="float" office:value="1810568" calcext:value-type="float">
            <text:p>1810568</text:p>
          </table:table-cell>
          <table:table-cell table:formula="of:=SUM([.E$3:.E41])" office:value-type="float" office:value="1058318" calcext:value-type="float">
            <text:p>1058318</text:p>
          </table:table-cell>
          <table:table-cell table:formula="of:=SUM([.F$3:.F41])" office:value-type="float" office:value="304.760107" calcext:value-type="float">
            <text:p>304.8</text:p>
          </table:table-cell>
          <table:table-cell table:formula="of:=([.I41]+[.J41])/[.K41]" office:value-type="float" office:value="9413.58771737142" calcext:value-type="float">
            <text:p>9414</text:p>
          </table:table-cell>
          <table:table-cell table:formula="of:=[.I41]/[.K41]" office:value-type="float" office:value="5940.96129517371" calcext:value-type="float">
            <text:p>5941</text:p>
          </table:table-cell>
          <table:table-cell/>
          <table:table-cell table:style-name="ce4" table:formula="of:=([.I41]-[.I40])*(300-[.K40])/([.K41]-[.K40])+[.I40]" office:value-type="float" office:value="1790887.6289767" calcext:value-type="float">
            <text:p>1790888</text:p>
          </table:table-cell>
          <table:table-cell table:style-name="ce4" table:formula="of:=([.J41]-[.J40])*(300-[.K40])/([.K41]-[.K40])+[.J40]" office:value-type="float" office:value="1053262.31834" calcext:value-type="float">
            <text:p>1053262</text:p>
          </table:table-cell>
          <table:table-cell office:value-type="string" calcext:value-type="string">
            <text:p>300 km^2</text:p>
          </table:table-cell>
        </table:table-row>
        <table:table-row table:style-name="ro1">
          <table:table-cell/>
          <table:table-cell office:value-type="float" office:value="60660" calcext:value-type="float">
            <text:p>60660</text:p>
          </table:table-cell>
          <table:table-cell office:value-type="float" office:value="12.7167722891271" calcext:value-type="float">
            <text:p>12.72</text:p>
          </table:table-cell>
          <table:table-cell office:value-type="float" office:value="40719" calcext:value-type="float">
            <text:p>40719</text:p>
          </table:table-cell>
          <table:table-cell office:value-type="float" office:value="9499" calcext:value-type="float">
            <text:p>9499</text:p>
          </table:table-cell>
          <table:table-cell office:value-type="float" office:value="3.30485" calcext:value-type="float">
            <text:p>3.3</text:p>
          </table:table-cell>
          <table:table-cell office:value-type="float" office:value="15195" calcext:value-type="float">
            <text:p>15195</text:p>
          </table:table-cell>
          <table:table-cell/>
          <table:table-cell table:formula="of:=SUM([.D$3:.D42])" office:value-type="float" office:value="1851287" calcext:value-type="float">
            <text:p>1851287</text:p>
          </table:table-cell>
          <table:table-cell table:formula="of:=SUM([.E$3:.E42])" office:value-type="float" office:value="1067817" calcext:value-type="float">
            <text:p>1067817</text:p>
          </table:table-cell>
          <table:table-cell table:formula="of:=SUM([.F$3:.F42])" office:value-type="float" office:value="308.064957" calcext:value-type="float">
            <text:p>308.1</text:p>
          </table:table-cell>
          <table:table-cell table:formula="of:=([.I42]+[.J42])/[.K42]" office:value-type="float" office:value="9475.61198919486" calcext:value-type="float">
            <text:p>9476</text:p>
          </table:table-cell>
          <table:table-cell table:formula="of:=[.I42]/[.K42]" office:value-type="float" office:value="6009.4046983734" calcext:value-type="float">
            <text:p>6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29" calcext:value-type="float">
            <text:p>60629</text:p>
          </table:table-cell>
          <table:table-cell office:value-type="float" office:value="12.829853621833" calcext:value-type="float">
            <text:p>12.83</text:p>
          </table:table-cell>
          <table:table-cell office:value-type="float" office:value="114982" calcext:value-type="float">
            <text:p>114982</text:p>
          </table:table-cell>
          <table:table-cell office:value-type="float" office:value="8719" calcext:value-type="float">
            <text:p>8719</text:p>
          </table:table-cell>
          <table:table-cell office:value-type="float" office:value="17.6169" calcext:value-type="float">
            <text:p>17.6</text:p>
          </table:table-cell>
          <table:table-cell office:value-type="float" office:value="7022" calcext:value-type="float">
            <text:p>7022</text:p>
          </table:table-cell>
          <table:table-cell/>
          <table:table-cell table:formula="of:=SUM([.D$3:.D43])" office:value-type="float" office:value="1966269" calcext:value-type="float">
            <text:p>1966269</text:p>
          </table:table-cell>
          <table:table-cell table:formula="of:=SUM([.E$3:.E43])" office:value-type="float" office:value="1076536" calcext:value-type="float">
            <text:p>1076536</text:p>
          </table:table-cell>
          <table:table-cell table:formula="of:=SUM([.F$3:.F43])" office:value-type="float" office:value="325.681857" calcext:value-type="float">
            <text:p>325.7</text:p>
          </table:table-cell>
          <table:table-cell table:formula="of:=([.I43]+[.J43])/[.K43]" office:value-type="float" office:value="9342.87536932093" calcext:value-type="float">
            <text:p>9343</text:p>
          </table:table-cell>
          <table:table-cell table:formula="of:=[.I43]/[.K43]" office:value-type="float" office:value="6037.3918833311" calcext:value-type="float">
            <text:p>6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301" calcext:value-type="float">
            <text:p>60301</text:p>
          </table:table-cell>
          <table:table-cell office:value-type="float" office:value="13.2741942004859" calcext:value-type="float">
            <text:p>13.27</text:p>
          </table:table-cell>
          <table:table-cell office:value-type="float" office:value="2155" calcext:value-type="float">
            <text:p>2155</text:p>
          </table:table-cell>
          <table:table-cell office:value-type="float" office:value="3724" calcext:value-type="float">
            <text:p>3724</text:p>
          </table:table-cell>
          <table:table-cell office:value-type="float" office:value="0.400866" calcext:value-type="float">
            <text:p>0.4</text:p>
          </table:table-cell>
          <table:table-cell office:value-type="float" office:value="14666" calcext:value-type="float">
            <text:p>14666</text:p>
          </table:table-cell>
          <table:table-cell/>
          <table:table-cell table:formula="of:=SUM([.D$3:.D44])" office:value-type="float" office:value="1968424" calcext:value-type="float">
            <text:p>1968424</text:p>
          </table:table-cell>
          <table:table-cell table:formula="of:=SUM([.E$3:.E44])" office:value-type="float" office:value="1080260" calcext:value-type="float">
            <text:p>1080260</text:p>
          </table:table-cell>
          <table:table-cell table:formula="of:=SUM([.F$3:.F44])" office:value-type="float" office:value="326.082723" calcext:value-type="float">
            <text:p>326.1</text:p>
          </table:table-cell>
          <table:table-cell table:formula="of:=([.I44]+[.J44])/[.K44]" office:value-type="float" office:value="9349.41898163675" calcext:value-type="float">
            <text:p>9349</text:p>
          </table:table-cell>
          <table:table-cell table:formula="of:=[.I44]/[.K44]" office:value-type="float" office:value="6036.57863835981" calcext:value-type="float">
            <text:p>6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402" calcext:value-type="float">
            <text:p>60402</text:p>
          </table:table-cell>
          <table:table-cell table:style-name="Default" office:value-type="float" office:value="13.4682879633084" calcext:value-type="float">
            <text:p>13.4682879633084</text:p>
          </table:table-cell>
          <table:table-cell office:value-type="float" office:value="64174" calcext:value-type="float">
            <text:p>64174</text:p>
          </table:table-cell>
          <table:table-cell office:value-type="float" office:value="11716" calcext:value-type="float">
            <text:p>11716</text:p>
          </table:table-cell>
          <table:table-cell table:style-name="Default" office:value-type="float" office:value="13.6527" calcext:value-type="float">
            <text:p>13.6527</text:p>
          </table:table-cell>
          <table:table-cell office:value-type="float" office:value="5559" calcext:value-type="float">
            <text:p>5559</text:p>
          </table:table-cell>
          <table:table-cell/>
          <table:table-cell table:formula="of:=SUM([.D$3:.D45])" office:value-type="float" office:value="2032598" calcext:value-type="float">
            <text:p>2032598</text:p>
          </table:table-cell>
          <table:table-cell table:formula="of:=SUM([.E$3:.E45])" office:value-type="float" office:value="1091976" calcext:value-type="float">
            <text:p>1091976</text:p>
          </table:table-cell>
          <table:table-cell table:formula="of:=SUM([.F$3:.F45])" office:value-type="float" office:value="339.735423" calcext:value-type="float">
            <text:p>339.7</text:p>
          </table:table-cell>
          <table:table-cell table:formula="of:=([.I45]+[.J45])/[.K45]" office:value-type="float" office:value="9197.08039982631" calcext:value-type="float">
            <text:p>9197</text:p>
          </table:table-cell>
          <table:table-cell table:formula="of:=[.I45]/[.K45]" office:value-type="float" office:value="5982.88509938512" calcext:value-type="float">
            <text:p>59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59" calcext:value-type="float">
            <text:p>60659</text:p>
          </table:table-cell>
          <table:table-cell table:style-name="Default" office:value-type="float" office:value="13.6983797125518" calcext:value-type="float">
            <text:p>13.6983797125518</text:p>
          </table:table-cell>
          <table:table-cell office:value-type="float" office:value="38276" calcext:value-type="float">
            <text:p>38276</text:p>
          </table:table-cell>
          <table:table-cell office:value-type="float" office:value="9219" calcext:value-type="float">
            <text:p>9219</text:p>
          </table:table-cell>
          <table:table-cell table:style-name="Default" office:value-type="float" office:value="5.25073" calcext:value-type="float">
            <text:p>5.25073</text:p>
          </table:table-cell>
          <table:table-cell office:value-type="float" office:value="9045" calcext:value-type="float">
            <text:p>9045</text:p>
          </table:table-cell>
          <table:table-cell/>
          <table:table-cell table:formula="of:=SUM([.D$3:.D46])" office:value-type="float" office:value="2070874" calcext:value-type="float">
            <text:p>2070874</text:p>
          </table:table-cell>
          <table:table-cell table:formula="of:=SUM([.E$3:.E46])" office:value-type="float" office:value="1101195" calcext:value-type="float">
            <text:p>1101195</text:p>
          </table:table-cell>
          <table:table-cell table:formula="of:=SUM([.F$3:.F46])" office:value-type="float" office:value="344.986153" calcext:value-type="float">
            <text:p>345.0</text:p>
          </table:table-cell>
          <table:table-cell table:formula="of:=([.I46]+[.J46])/[.K46]" office:value-type="float" office:value="9194.77194204951" calcext:value-type="float">
            <text:p>9195</text:p>
          </table:table-cell>
          <table:table-cell table:formula="of:=[.I46]/[.K46]" office:value-type="float" office:value="6002.77426207306" calcext:value-type="float">
            <text:p>60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49" calcext:value-type="float">
            <text:p>60649</text:p>
          </table:table-cell>
          <table:table-cell table:style-name="Default" office:value-type="float" office:value="14.0889433865994" calcext:value-type="float">
            <text:p>14.0889433865994</text:p>
          </table:table-cell>
          <table:table-cell office:value-type="float" office:value="45305" calcext:value-type="float">
            <text:p>45305</text:p>
          </table:table-cell>
          <table:table-cell office:value-type="float" office:value="5401" calcext:value-type="float">
            <text:p>5401</text:p>
          </table:table-cell>
          <table:table-cell table:style-name="Default" office:value-type="float" office:value="7.58437" calcext:value-type="float">
            <text:p>7.58437</text:p>
          </table:table-cell>
          <table:table-cell office:value-type="float" office:value="6686" calcext:value-type="float">
            <text:p>6686</text:p>
          </table:table-cell>
          <table:table-cell/>
          <table:table-cell table:formula="of:=SUM([.D$3:.D47])" office:value-type="float" office:value="2116179" calcext:value-type="float">
            <text:p>2116179</text:p>
          </table:table-cell>
          <table:table-cell table:formula="of:=SUM([.E$3:.E47])" office:value-type="float" office:value="1106596" calcext:value-type="float">
            <text:p>1106596</text:p>
          </table:table-cell>
          <table:table-cell table:formula="of:=SUM([.F$3:.F47])" office:value-type="float" office:value="352.570523" calcext:value-type="float">
            <text:p>352.6</text:p>
          </table:table-cell>
          <table:table-cell table:formula="of:=([.I47]+[.J47])/[.K47]" office:value-type="float" office:value="9140.79535798289" calcext:value-type="float">
            <text:p>9141</text:p>
          </table:table-cell>
          <table:table-cell table:formula="of:=[.I47]/[.K47]" office:value-type="float" office:value="6002.14386044973" calcext:value-type="float">
            <text:p>6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30" calcext:value-type="float">
            <text:p>60630</text:p>
          </table:table-cell>
          <table:table-cell table:style-name="Default" office:value-type="float" office:value="14.2646774317324" calcext:value-type="float">
            <text:p>14.2646774317324</text:p>
          </table:table-cell>
          <table:table-cell office:value-type="float" office:value="56653" calcext:value-type="float">
            <text:p>56653</text:p>
          </table:table-cell>
          <table:table-cell office:value-type="float" office:value="10038" calcext:value-type="float">
            <text:p>10038</text:p>
          </table:table-cell>
          <table:table-cell table:style-name="Default" office:value-type="float" office:value="12.3657" calcext:value-type="float">
            <text:p>12.3657</text:p>
          </table:table-cell>
          <table:table-cell office:value-type="float" office:value="5393" calcext:value-type="float">
            <text:p>5393</text:p>
          </table:table-cell>
          <table:table-cell/>
          <table:table-cell table:formula="of:=SUM([.D$3:.D48])" office:value-type="float" office:value="2172832" calcext:value-type="float">
            <text:p>2172832</text:p>
          </table:table-cell>
          <table:table-cell table:formula="of:=SUM([.E$3:.E48])" office:value-type="float" office:value="1116634" calcext:value-type="float">
            <text:p>1116634</text:p>
          </table:table-cell>
          <table:table-cell table:formula="of:=SUM([.F$3:.F48])" office:value-type="float" office:value="364.936223" calcext:value-type="float">
            <text:p>364.9</text:p>
          </table:table-cell>
          <table:table-cell table:formula="of:=([.I48]+[.J48])/[.K48]" office:value-type="float" office:value="9013.81061314925" calcext:value-type="float">
            <text:p>9014</text:p>
          </table:table-cell>
          <table:table-cell table:formula="of:=[.I48]/[.K48]" office:value-type="float" office:value="5954.00473578092" calcext:value-type="float">
            <text:p>59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707" calcext:value-type="float">
            <text:p>60707</text:p>
          </table:table-cell>
          <table:table-cell table:style-name="Default" office:value-type="float" office:value="14.7366887218505" calcext:value-type="float">
            <text:p>14.7366887218505</text:p>
          </table:table-cell>
          <table:table-cell office:value-type="float" office:value="43005" calcext:value-type="float">
            <text:p>43005</text:p>
          </table:table-cell>
          <table:table-cell office:value-type="float" office:value="6745" calcext:value-type="float">
            <text:p>6745</text:p>
          </table:table-cell>
          <table:table-cell table:style-name="Default" office:value-type="float" office:value="9.3448" calcext:value-type="float">
            <text:p>9.3448</text:p>
          </table:table-cell>
          <table:table-cell office:value-type="float" office:value="5324" calcext:value-type="float">
            <text:p>5324</text:p>
          </table:table-cell>
          <table:table-cell/>
          <table:table-cell table:formula="of:=SUM([.D$3:.D49])" office:value-type="float" office:value="2215837" calcext:value-type="float">
            <text:p>2215837</text:p>
          </table:table-cell>
          <table:table-cell table:formula="of:=SUM([.E$3:.E49])" office:value-type="float" office:value="1123379" calcext:value-type="float">
            <text:p>1123379</text:p>
          </table:table-cell>
          <table:table-cell table:formula="of:=SUM([.F$3:.F49])" office:value-type="float" office:value="374.281023" calcext:value-type="float">
            <text:p>374.3</text:p>
          </table:table-cell>
          <table:table-cell table:formula="of:=([.I49]+[.J49])/[.K49]" office:value-type="float" office:value="8921.68128972972" calcext:value-type="float">
            <text:p>8922</text:p>
          </table:table-cell>
          <table:table-cell table:formula="of:=[.I49]/[.K49]" office:value-type="float" office:value="5920.24939506484" calcext:value-type="float">
            <text:p>59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130" calcext:value-type="float">
            <text:p>60130</text:p>
          </table:table-cell>
          <table:table-cell table:style-name="Default" office:value-type="float" office:value="14.8071954651922" calcext:value-type="float">
            <text:p>14.8071954651922</text:p>
          </table:table-cell>
          <table:table-cell office:value-type="float" office:value="14194" calcext:value-type="float">
            <text:p>14194</text:p>
          </table:table-cell>
          <table:table-cell office:value-type="float" office:value="7199" calcext:value-type="float">
            <text:p>7199</text:p>
          </table:table-cell>
          <table:table-cell table:style-name="Default" office:value-type="float" office:value="7.17217" calcext:value-type="float">
            <text:p>7.17217</text:p>
          </table:table-cell>
          <table:table-cell office:value-type="float" office:value="2983" calcext:value-type="float">
            <text:p>2983</text:p>
          </table:table-cell>
          <table:table-cell/>
          <table:table-cell table:formula="of:=SUM([.D$3:.D50])" office:value-type="float" office:value="2230031" calcext:value-type="float">
            <text:p>2230031</text:p>
          </table:table-cell>
          <table:table-cell table:formula="of:=SUM([.E$3:.E50])" office:value-type="float" office:value="1130578" calcext:value-type="float">
            <text:p>1130578</text:p>
          </table:table-cell>
          <table:table-cell table:formula="of:=SUM([.F$3:.F50])" office:value-type="float" office:value="381.453193" calcext:value-type="float">
            <text:p>381.5</text:p>
          </table:table-cell>
          <table:table-cell table:formula="of:=([.I50]+[.J50])/[.K50]" office:value-type="float" office:value="8810.01669843147" calcext:value-type="float">
            <text:p>8810</text:p>
          </table:table-cell>
          <table:table-cell table:formula="of:=[.I50]/[.K50]" office:value-type="float" office:value="5846.14584678545" calcext:value-type="float">
            <text:p>58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26" calcext:value-type="float">
            <text:p>60626</text:p>
          </table:table-cell>
          <table:table-cell table:style-name="Default" office:value-type="float" office:value="14.8425266077369" calcext:value-type="float">
            <text:p>14.8425266077369</text:p>
          </table:table-cell>
          <table:table-cell office:value-type="float" office:value="49118" calcext:value-type="float">
            <text:p>49118</text:p>
          </table:table-cell>
          <table:table-cell office:value-type="float" office:value="7179" calcext:value-type="float">
            <text:p>7179</text:p>
          </table:table-cell>
          <table:table-cell table:style-name="Default" office:value-type="float" office:value="4.41674" calcext:value-type="float">
            <text:p>4.41674</text:p>
          </table:table-cell>
          <table:table-cell office:value-type="float" office:value="12746" calcext:value-type="float">
            <text:p>12746</text:p>
          </table:table-cell>
          <table:table-cell/>
          <table:table-cell table:formula="of:=SUM([.D$3:.D51])" office:value-type="float" office:value="2279149" calcext:value-type="float">
            <text:p>2279149</text:p>
          </table:table-cell>
          <table:table-cell table:formula="of:=SUM([.E$3:.E51])" office:value-type="float" office:value="1137757" calcext:value-type="float">
            <text:p>1137757</text:p>
          </table:table-cell>
          <table:table-cell table:formula="of:=SUM([.F$3:.F51])" office:value-type="float" office:value="385.869933" calcext:value-type="float">
            <text:p>385.9</text:p>
          </table:table-cell>
          <table:table-cell table:formula="of:=([.I51]+[.J51])/[.K51]" office:value-type="float" office:value="8855.07189802218" calcext:value-type="float">
            <text:p>8855</text:p>
          </table:table-cell>
          <table:table-cell table:formula="of:=[.I51]/[.K51]" office:value-type="float" office:value="5906.52135625193" calcext:value-type="float">
            <text:p>59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305" calcext:value-type="float">
            <text:p>60305</text:p>
          </table:table-cell>
          <table:table-cell table:style-name="Default" office:value-type="float" office:value="15.0031019512564" calcext:value-type="float">
            <text:p>15.0031019512564</text:p>
          </table:table-cell>
          <table:table-cell office:value-type="float" office:value="11233" calcext:value-type="float">
            <text:p>11233</text:p>
          </table:table-cell>
          <table:table-cell office:value-type="float" office:value="5321" calcext:value-type="float">
            <text:p>5321</text:p>
          </table:table-cell>
          <table:table-cell table:style-name="Default" office:value-type="float" office:value="6.4118" calcext:value-type="float">
            <text:p>6.4118</text:p>
          </table:table-cell>
          <table:table-cell office:value-type="float" office:value="2582" calcext:value-type="float">
            <text:p>2582</text:p>
          </table:table-cell>
          <table:table-cell/>
          <table:table-cell table:formula="of:=SUM([.D$3:.D52])" office:value-type="float" office:value="2290382" calcext:value-type="float">
            <text:p>2290382</text:p>
          </table:table-cell>
          <table:table-cell table:formula="of:=SUM([.E$3:.E52])" office:value-type="float" office:value="1143078" calcext:value-type="float">
            <text:p>1143078</text:p>
          </table:table-cell>
          <table:table-cell table:formula="of:=SUM([.F$3:.F52])" office:value-type="float" office:value="392.281733" calcext:value-type="float">
            <text:p>392.3</text:p>
          </table:table-cell>
          <table:table-cell table:formula="of:=([.I52]+[.J52])/[.K52]" office:value-type="float" office:value="8752.5360249186" calcext:value-type="float">
            <text:p>8753</text:p>
          </table:table-cell>
          <table:table-cell table:formula="of:=[.I52]/[.K52]" office:value-type="float" office:value="5838.61497318306" calcext:value-type="float">
            <text:p>58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19" calcext:value-type="float">
            <text:p>60619</text:p>
          </table:table-cell>
          <table:table-cell table:style-name="Default" office:value-type="float" office:value="15.1694273753464" calcext:value-type="float">
            <text:p>15.1694273753464</text:p>
          </table:table-cell>
          <table:table-cell office:value-type="float" office:value="63411" calcext:value-type="float">
            <text:p>63411</text:p>
          </table:table-cell>
          <table:table-cell office:value-type="float" office:value="7619" calcext:value-type="float">
            <text:p>7619</text:p>
          </table:table-cell>
          <table:table-cell table:style-name="Default" office:value-type="float" office:value="15.5938" calcext:value-type="float">
            <text:p>15.5938</text:p>
          </table:table-cell>
          <table:table-cell office:value-type="float" office:value="4555" calcext:value-type="float">
            <text:p>4555</text:p>
          </table:table-cell>
          <table:table-cell/>
          <table:table-cell table:formula="of:=SUM([.D$3:.D53])" office:value-type="float" office:value="2353793" calcext:value-type="float">
            <text:p>2353793</text:p>
          </table:table-cell>
          <table:table-cell table:formula="of:=SUM([.E$3:.E53])" office:value-type="float" office:value="1150697" calcext:value-type="float">
            <text:p>1150697</text:p>
          </table:table-cell>
          <table:table-cell table:formula="of:=SUM([.F$3:.F53])" office:value-type="float" office:value="407.875533" calcext:value-type="float">
            <text:p>407.9</text:p>
          </table:table-cell>
          <table:table-cell table:formula="of:=([.I53]+[.J53])/[.K53]" office:value-type="float" office:value="8592.05742061513" calcext:value-type="float">
            <text:p>8592</text:p>
          </table:table-cell>
          <table:table-cell table:formula="of:=[.I53]/[.K53]" office:value-type="float" office:value="5770.86098469162" calcext:value-type="float">
            <text:p>57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45" calcext:value-type="float">
            <text:p>60645</text:p>
          </table:table-cell>
          <table:table-cell table:style-name="Default" office:value-type="float" office:value="15.2114848711342" calcext:value-type="float">
            <text:p>15.2114848711342</text:p>
          </table:table-cell>
          <table:table-cell office:value-type="float" office:value="45873" calcext:value-type="float">
            <text:p>45873</text:p>
          </table:table-cell>
          <table:table-cell office:value-type="float" office:value="6541" calcext:value-type="float">
            <text:p>6541</text:p>
          </table:table-cell>
          <table:table-cell table:style-name="Default" office:value-type="float" office:value="5.84701" calcext:value-type="float">
            <text:p>5.84701</text:p>
          </table:table-cell>
          <table:table-cell office:value-type="float" office:value="8964" calcext:value-type="float">
            <text:p>8964</text:p>
          </table:table-cell>
          <table:table-cell/>
          <table:table-cell table:formula="of:=SUM([.D$3:.D54])" office:value-type="float" office:value="2399666" calcext:value-type="float">
            <text:p>2399666</text:p>
          </table:table-cell>
          <table:table-cell table:formula="of:=SUM([.E$3:.E54])" office:value-type="float" office:value="1157238" calcext:value-type="float">
            <text:p>1157238</text:p>
          </table:table-cell>
          <table:table-cell table:formula="of:=SUM([.F$3:.F54])" office:value-type="float" office:value="413.722543" calcext:value-type="float">
            <text:p>413.7</text:p>
          </table:table-cell>
          <table:table-cell table:formula="of:=([.I54]+[.J54])/[.K54]" office:value-type="float" office:value="8597.31735720284" calcext:value-type="float">
            <text:p>8597</text:p>
          </table:table-cell>
          <table:table-cell table:formula="of:=[.I54]/[.K54]" office:value-type="float" office:value="5800.18188663217" calcext:value-type="float">
            <text:p>58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38" calcext:value-type="float">
            <text:p>60638</text:p>
          </table:table-cell>
          <table:table-cell table:style-name="Default" office:value-type="float" office:value="15.2782503390312" calcext:value-type="float">
            <text:p>15.2782503390312</text:p>
          </table:table-cell>
          <table:table-cell office:value-type="float" office:value="57958" calcext:value-type="float">
            <text:p>57958</text:p>
          </table:table-cell>
          <table:table-cell office:value-type="float" office:value="33298" calcext:value-type="float">
            <text:p>33298</text:p>
          </table:table-cell>
          <table:table-cell table:style-name="Default" office:value-type="float" office:value="28.7651" calcext:value-type="float">
            <text:p>28.7651</text:p>
          </table:table-cell>
          <table:table-cell office:value-type="float" office:value="3172" calcext:value-type="float">
            <text:p>3172</text:p>
          </table:table-cell>
          <table:table-cell/>
          <table:table-cell table:formula="of:=SUM([.D$3:.D55])" office:value-type="float" office:value="2457624" calcext:value-type="float">
            <text:p>2457624</text:p>
          </table:table-cell>
          <table:table-cell table:formula="of:=SUM([.E$3:.E55])" office:value-type="float" office:value="1190536" calcext:value-type="float">
            <text:p>1190536</text:p>
          </table:table-cell>
          <table:table-cell table:formula="of:=SUM([.F$3:.F55])" office:value-type="float" office:value="442.487643" calcext:value-type="float">
            <text:p>442.5</text:p>
          </table:table-cell>
          <table:table-cell table:formula="of:=([.I55]+[.J55])/[.K55]" office:value-type="float" office:value="8244.6596141443" calcext:value-type="float">
            <text:p>8245</text:p>
          </table:table-cell>
          <table:table-cell table:formula="of:=[.I55]/[.K55]" office:value-type="float" office:value="5554.10764318225" calcext:value-type="float">
            <text:p>55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20" calcext:value-type="float">
            <text:p>60620</text:p>
          </table:table-cell>
          <table:table-cell table:style-name="Default" office:value-type="float" office:value="15.3099510709941" calcext:value-type="float">
            <text:p>15.3099510709941</text:p>
          </table:table-cell>
          <table:table-cell office:value-type="float" office:value="69909" calcext:value-type="float">
            <text:p>69909</text:p>
          </table:table-cell>
          <table:table-cell office:value-type="float" office:value="7128" calcext:value-type="float">
            <text:p>7128</text:p>
          </table:table-cell>
          <table:table-cell table:style-name="Default" office:value-type="float" office:value="18.3496" calcext:value-type="float">
            <text:p>18.3496</text:p>
          </table:table-cell>
          <table:table-cell office:value-type="float" office:value="4198" calcext:value-type="float">
            <text:p>4198</text:p>
          </table:table-cell>
          <table:table-cell/>
          <table:table-cell table:formula="of:=SUM([.D$3:.D56])" office:value-type="float" office:value="2527533" calcext:value-type="float">
            <text:p>2527533</text:p>
          </table:table-cell>
          <table:table-cell table:formula="of:=SUM([.E$3:.E56])" office:value-type="float" office:value="1197664" calcext:value-type="float">
            <text:p>1197664</text:p>
          </table:table-cell>
          <table:table-cell table:formula="of:=SUM([.F$3:.F56])" office:value-type="float" office:value="460.837243" calcext:value-type="float">
            <text:p>460.8</text:p>
          </table:table-cell>
          <table:table-cell table:formula="of:=([.I56]+[.J56])/[.K56]" office:value-type="float" office:value="8083.54154657591" calcext:value-type="float">
            <text:p>8084</text:p>
          </table:table-cell>
          <table:table-cell table:formula="of:=[.I56]/[.K56]" office:value-type="float" office:value="5484.65437286717" calcext:value-type="float">
            <text:p>54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52" calcext:value-type="float">
            <text:p>60652</text:p>
          </table:table-cell>
          <table:table-cell table:style-name="Default" office:value-type="float" office:value="15.7467652492225" calcext:value-type="float">
            <text:p>15.7467652492225</text:p>
          </table:table-cell>
          <table:table-cell office:value-type="float" office:value="42176" calcext:value-type="float">
            <text:p>42176</text:p>
          </table:table-cell>
          <table:table-cell office:value-type="float" office:value="6309" calcext:value-type="float">
            <text:p>6309</text:p>
          </table:table-cell>
          <table:table-cell table:style-name="Default" office:value-type="float" office:value="12.9879" calcext:value-type="float">
            <text:p>12.9879</text:p>
          </table:table-cell>
          <table:table-cell office:value-type="float" office:value="3733" calcext:value-type="float">
            <text:p>3733</text:p>
          </table:table-cell>
          <table:table-cell/>
          <table:table-cell table:formula="of:=SUM([.D$3:.D57])" office:value-type="float" office:value="2569709" calcext:value-type="float">
            <text:p>2569709</text:p>
          </table:table-cell>
          <table:table-cell table:formula="of:=SUM([.E$3:.E57])" office:value-type="float" office:value="1203973" calcext:value-type="float">
            <text:p>1203973</text:p>
          </table:table-cell>
          <table:table-cell table:formula="of:=SUM([.F$3:.F57])" office:value-type="float" office:value="473.825143" calcext:value-type="float">
            <text:p>473.8</text:p>
          </table:table-cell>
          <table:table-cell table:formula="of:=([.I57]+[.J57])/[.K57]" office:value-type="float" office:value="7964.29243097384" calcext:value-type="float">
            <text:p>7964</text:p>
          </table:table-cell>
          <table:table-cell table:formula="of:=[.I57]/[.K57]" office:value-type="float" office:value="5423.32765148345" calcext:value-type="float">
            <text:p>54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34" calcext:value-type="float">
            <text:p>60634</text:p>
          </table:table-cell>
          <table:table-cell table:style-name="Default" office:value-type="float" office:value="15.7495550724864" calcext:value-type="float">
            <text:p>15.7495550724864</text:p>
          </table:table-cell>
          <table:table-cell office:value-type="float" office:value="74093" calcext:value-type="float">
            <text:p>74093</text:p>
          </table:table-cell>
          <table:table-cell office:value-type="float" office:value="10283" calcext:value-type="float">
            <text:p>10283</text:p>
          </table:table-cell>
          <table:table-cell table:style-name="Default" office:value-type="float" office:value="18.422" calcext:value-type="float">
            <text:p>18.422</text:p>
          </table:table-cell>
          <table:table-cell office:value-type="float" office:value="4580" calcext:value-type="float">
            <text:p>4580</text:p>
          </table:table-cell>
          <table:table-cell/>
          <table:table-cell table:formula="of:=SUM([.D$3:.D58])" office:value-type="float" office:value="2643802" calcext:value-type="float">
            <text:p>2643802</text:p>
          </table:table-cell>
          <table:table-cell table:formula="of:=SUM([.E$3:.E58])" office:value-type="float" office:value="1214256" calcext:value-type="float">
            <text:p>1214256</text:p>
          </table:table-cell>
          <table:table-cell table:formula="of:=SUM([.F$3:.F58])" office:value-type="float" office:value="492.247143" calcext:value-type="float">
            <text:p>492.2</text:p>
          </table:table-cell>
          <table:table-cell table:formula="of:=([.I58]+[.J58])/[.K58]" office:value-type="float" office:value="7837.64427049199" calcext:value-type="float">
            <text:p>7838</text:p>
          </table:table-cell>
          <table:table-cell table:formula="of:=[.I58]/[.K58]" office:value-type="float" office:value="5370.88338164311" calcext:value-type="float">
            <text:p>53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546" calcext:value-type="float">
            <text:p>60546</text:p>
          </table:table-cell>
          <table:table-cell table:style-name="Default" office:value-type="float" office:value="15.7650083106011" calcext:value-type="float">
            <text:p>15.7650083106011</text:p>
          </table:table-cell>
          <table:table-cell office:value-type="float" office:value="15938" calcext:value-type="float">
            <text:p>15938</text:p>
          </table:table-cell>
          <table:table-cell office:value-type="float" office:value="5314" calcext:value-type="float">
            <text:p>5314</text:p>
          </table:table-cell>
          <table:table-cell table:style-name="Default" office:value-type="float" office:value="10.0295" calcext:value-type="float">
            <text:p>10.0295</text:p>
          </table:table-cell>
          <table:table-cell office:value-type="float" office:value="2119" calcext:value-type="float">
            <text:p>2119</text:p>
          </table:table-cell>
          <table:table-cell/>
          <table:table-cell table:formula="of:=SUM([.D$3:.D59])" office:value-type="float" office:value="2659740" calcext:value-type="float">
            <text:p>2659740</text:p>
          </table:table-cell>
          <table:table-cell table:formula="of:=SUM([.E$3:.E59])" office:value-type="float" office:value="1219570" calcext:value-type="float">
            <text:p>1219570</text:p>
          </table:table-cell>
          <table:table-cell table:formula="of:=SUM([.F$3:.F59])" office:value-type="float" office:value="502.276643" calcext:value-type="float">
            <text:p>502.3</text:p>
          </table:table-cell>
          <table:table-cell table:formula="of:=([.I59]+[.J59])/[.K59]" office:value-type="float" office:value="7723.45290999327" calcext:value-type="float">
            <text:p>7723</text:p>
          </table:table-cell>
          <table:table-cell table:formula="of:=[.I59]/[.K59]" office:value-type="float" office:value="5295.36867196112" calcext:value-type="float">
            <text:p>52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712" calcext:value-type="float">
            <text:p>60712</text:p>
          </table:table-cell>
          <table:table-cell table:style-name="Default" office:value-type="float" office:value="16.1504341428727" calcext:value-type="float">
            <text:p>16.1504341428727</text:p>
          </table:table-cell>
          <table:table-cell office:value-type="float" office:value="12666" calcext:value-type="float">
            <text:p>12666</text:p>
          </table:table-cell>
          <table:table-cell office:value-type="float" office:value="9853" calcext:value-type="float">
            <text:p>9853</text:p>
          </table:table-cell>
          <table:table-cell table:style-name="Default" office:value-type="float" office:value="6.88879" calcext:value-type="float">
            <text:p>6.88879</text:p>
          </table:table-cell>
          <table:table-cell office:value-type="float" office:value="3269" calcext:value-type="float">
            <text:p>3269</text:p>
          </table:table-cell>
          <table:table-cell/>
          <table:table-cell table:formula="of:=SUM([.D$3:.D60])" office:value-type="float" office:value="2672406" calcext:value-type="float">
            <text:p>2672406</text:p>
          </table:table-cell>
          <table:table-cell table:formula="of:=SUM([.E$3:.E60])" office:value-type="float" office:value="1229423" calcext:value-type="float">
            <text:p>1229423</text:p>
          </table:table-cell>
          <table:table-cell table:formula="of:=SUM([.F$3:.F60])" office:value-type="float" office:value="509.165433" calcext:value-type="float">
            <text:p>509.2</text:p>
          </table:table-cell>
          <table:table-cell table:formula="of:=([.I60]+[.J60])/[.K60]" office:value-type="float" office:value="7663.18517934425" calcext:value-type="float">
            <text:p>7663</text:p>
          </table:table-cell>
          <table:table-cell table:formula="of:=[.I60]/[.K60]" office:value-type="float" office:value="5248.60060561103" calcext:value-type="float">
            <text:p>52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46" calcext:value-type="float">
            <text:p>60646</text:p>
          </table:table-cell>
          <table:table-cell table:style-name="Default" office:value-type="float" office:value="16.1996945453435" calcext:value-type="float">
            <text:p>16.1996945453435</text:p>
          </table:table-cell>
          <table:table-cell office:value-type="float" office:value="28203" calcext:value-type="float">
            <text:p>28203</text:p>
          </table:table-cell>
          <table:table-cell office:value-type="float" office:value="9091" calcext:value-type="float">
            <text:p>9091</text:p>
          </table:table-cell>
          <table:table-cell table:style-name="Default" office:value-type="float" office:value="11.8408" calcext:value-type="float">
            <text:p>11.8408</text:p>
          </table:table-cell>
          <table:table-cell office:value-type="float" office:value="3150" calcext:value-type="float">
            <text:p>3150</text:p>
          </table:table-cell>
          <table:table-cell/>
          <table:table-cell table:formula="of:=SUM([.D$3:.D61])" office:value-type="float" office:value="2700609" calcext:value-type="float">
            <text:p>2700609</text:p>
          </table:table-cell>
          <table:table-cell table:formula="of:=SUM([.E$3:.E61])" office:value-type="float" office:value="1238514" calcext:value-type="float">
            <text:p>1238514</text:p>
          </table:table-cell>
          <table:table-cell table:formula="of:=SUM([.F$3:.F61])" office:value-type="float" office:value="521.006233" calcext:value-type="float">
            <text:p>521.0</text:p>
          </table:table-cell>
          <table:table-cell table:formula="of:=([.I61]+[.J61])/[.K61]" office:value-type="float" office:value="7560.60628549141" calcext:value-type="float">
            <text:p>7561</text:p>
          </table:table-cell>
          <table:table-cell table:formula="of:=[.I61]/[.K61]" office:value-type="float" office:value="5183.44854427106" calcext:value-type="float">
            <text:p>51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141" calcext:value-type="float">
            <text:p>60141</text:p>
          </table:table-cell>
          <table:table-cell table:style-name="Default" office:value-type="float" office:value="16.608536029458" calcext:value-type="float">
            <text:p>16.608536029458</text:p>
          </table:table-cell>
          <table:table-cell office:value-type="float" office:value="151" calcext:value-type="float">
            <text:p>151</text:p>
          </table:table-cell>
          <table:table-cell office:value-type="float" office:value="3750" calcext:value-type="float">
            <text:p>3750</text:p>
          </table:table-cell>
          <table:table-cell table:style-name="Default" office:value-type="float" office:value="1.06863" calcext:value-type="float">
            <text:p>1.06863</text:p>
          </table:table-cell>
          <table:table-cell office:value-type="float" office:value="3650" calcext:value-type="float">
            <text:p>3650</text:p>
          </table:table-cell>
          <table:table-cell/>
          <table:table-cell table:formula="of:=SUM([.D$3:.D62])" office:value-type="float" office:value="2700760" calcext:value-type="float">
            <text:p>2700760</text:p>
          </table:table-cell>
          <table:table-cell table:formula="of:=SUM([.E$3:.E62])" office:value-type="float" office:value="1242264" calcext:value-type="float">
            <text:p>1242264</text:p>
          </table:table-cell>
          <table:table-cell table:formula="of:=SUM([.F$3:.F62])" office:value-type="float" office:value="522.074863" calcext:value-type="float">
            <text:p>522.1</text:p>
          </table:table-cell>
          <table:table-cell table:formula="of:=([.I62]+[.J62])/[.K62]" office:value-type="float" office:value="7552.60266189066" calcext:value-type="float">
            <text:p>7553</text:p>
          </table:table-cell>
          <table:table-cell table:formula="of:=[.I62]/[.K62]" office:value-type="float" office:value="5173.12782400711" calcext:value-type="float">
            <text:p>51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534" calcext:value-type="float">
            <text:p>60534</text:p>
          </table:table-cell>
          <table:table-cell table:style-name="Default" office:value-type="float" office:value="16.8646735753119" calcext:value-type="float">
            <text:p>16.8646735753119</text:p>
          </table:table-cell>
          <table:table-cell office:value-type="float" office:value="10668" calcext:value-type="float">
            <text:p>10668</text:p>
          </table:table-cell>
          <table:table-cell office:value-type="float" office:value="2293" calcext:value-type="float">
            <text:p>2293</text:p>
          </table:table-cell>
          <table:table-cell table:style-name="Default" office:value-type="float" office:value="4.39718" calcext:value-type="float">
            <text:p>4.39718</text:p>
          </table:table-cell>
          <table:table-cell office:value-type="float" office:value="2948" calcext:value-type="float">
            <text:p>2948</text:p>
          </table:table-cell>
          <table:table-cell/>
          <table:table-cell table:formula="of:=SUM([.D$3:.D63])" office:value-type="float" office:value="2711428" calcext:value-type="float">
            <text:p>2711428</text:p>
          </table:table-cell>
          <table:table-cell table:formula="of:=SUM([.E$3:.E63])" office:value-type="float" office:value="1244557" calcext:value-type="float">
            <text:p>1244557</text:p>
          </table:table-cell>
          <table:table-cell table:formula="of:=SUM([.F$3:.F63])" office:value-type="float" office:value="526.472043" calcext:value-type="float">
            <text:p>526.5</text:p>
          </table:table-cell>
          <table:table-cell table:formula="of:=([.I63]+[.J63])/[.K63]" office:value-type="float" office:value="7514.14068913817" calcext:value-type="float">
            <text:p>7514</text:p>
          </table:table-cell>
          <table:table-cell table:formula="of:=[.I63]/[.K63]" office:value-type="float" office:value="5150.18420455804" calcext:value-type="float">
            <text:p>51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153" calcext:value-type="float">
            <text:p>60153</text:p>
          </table:table-cell>
          <table:table-cell table:style-name="Default" office:value-type="float" office:value="16.8882745534927" calcext:value-type="float">
            <text:p>16.8882745534927</text:p>
          </table:table-cell>
          <table:table-cell office:value-type="float" office:value="24148" calcext:value-type="float">
            <text:p>24148</text:p>
          </table:table-cell>
          <table:table-cell office:value-type="float" office:value="10612" calcext:value-type="float">
            <text:p>10612</text:p>
          </table:table-cell>
          <table:table-cell table:style-name="Default" office:value-type="float" office:value="7.76212" calcext:value-type="float">
            <text:p>7.76212</text:p>
          </table:table-cell>
          <table:table-cell office:value-type="float" office:value="4478" calcext:value-type="float">
            <text:p>4478</text:p>
          </table:table-cell>
          <table:table-cell/>
          <table:table-cell table:formula="of:=SUM([.D$3:.D64])" office:value-type="float" office:value="2735576" calcext:value-type="float">
            <text:p>2735576</text:p>
          </table:table-cell>
          <table:table-cell table:formula="of:=SUM([.E$3:.E64])" office:value-type="float" office:value="1255169" calcext:value-type="float">
            <text:p>1255169</text:p>
          </table:table-cell>
          <table:table-cell table:formula="of:=SUM([.F$3:.F64])" office:value-type="float" office:value="534.234163" calcext:value-type="float">
            <text:p>534.2</text:p>
          </table:table-cell>
          <table:table-cell table:formula="of:=([.I64]+[.J64])/[.K64]" office:value-type="float" office:value="7470.0295795198" calcext:value-type="float">
            <text:p>7470</text:p>
          </table:table-cell>
          <table:table-cell table:formula="of:=[.I64]/[.K64]" office:value-type="float" office:value="5120.55609592305" calcext:value-type="float">
            <text:p>51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171" calcext:value-type="float">
            <text:p>60171</text:p>
          </table:table-cell>
          <table:table-cell table:style-name="Default" office:value-type="float" office:value="17.2864002040029" calcext:value-type="float">
            <text:p>17.2864002040029</text:p>
          </table:table-cell>
          <table:table-cell office:value-type="float" office:value="10299" calcext:value-type="float">
            <text:p>10299</text:p>
          </table:table-cell>
          <table:table-cell office:value-type="float" office:value="1856" calcext:value-type="float">
            <text:p>1856</text:p>
          </table:table-cell>
          <table:table-cell table:style-name="Default" office:value-type="float" office:value="5.8475" calcext:value-type="float">
            <text:p>5.8475</text:p>
          </table:table-cell>
          <table:table-cell office:value-type="float" office:value="2079" calcext:value-type="float">
            <text:p>2079</text:p>
          </table:table-cell>
          <table:table-cell/>
          <table:table-cell table:formula="of:=SUM([.D$3:.D65])" office:value-type="float" office:value="2745875" calcext:value-type="float">
            <text:p>2745875</text:p>
          </table:table-cell>
          <table:table-cell table:formula="of:=SUM([.E$3:.E65])" office:value-type="float" office:value="1257025" calcext:value-type="float">
            <text:p>1257025</text:p>
          </table:table-cell>
          <table:table-cell table:formula="of:=SUM([.F$3:.F65])" office:value-type="float" office:value="540.081663" calcext:value-type="float">
            <text:p>540.1</text:p>
          </table:table-cell>
          <table:table-cell table:formula="of:=([.I65]+[.J65])/[.K65]" office:value-type="float" office:value="7411.6569293707" calcext:value-type="float">
            <text:p>7412</text:p>
          </table:table-cell>
          <table:table-cell table:formula="of:=[.I65]/[.K65]" office:value-type="float" office:value="5084.18483372949" calcext:value-type="float">
            <text:p>50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202" calcext:value-type="float">
            <text:p>60202</text:p>
          </table:table-cell>
          <table:table-cell table:style-name="Default" office:value-type="float" office:value="17.3494690733403" calcext:value-type="float">
            <text:p>17.3494690733403</text:p>
          </table:table-cell>
          <table:table-cell office:value-type="float" office:value="32356" calcext:value-type="float">
            <text:p>32356</text:p>
          </table:table-cell>
          <table:table-cell office:value-type="float" office:value="7724" calcext:value-type="float">
            <text:p>7724</text:p>
          </table:table-cell>
          <table:table-cell table:style-name="Default" office:value-type="float" office:value="7.91305" calcext:value-type="float">
            <text:p>7.91305</text:p>
          </table:table-cell>
          <table:table-cell office:value-type="float" office:value="5065" calcext:value-type="float">
            <text:p>5065</text:p>
          </table:table-cell>
          <table:table-cell/>
          <table:table-cell table:formula="of:=SUM([.D$3:.D66])" office:value-type="float" office:value="2778231" calcext:value-type="float">
            <text:p>2778231</text:p>
          </table:table-cell>
          <table:table-cell table:formula="of:=SUM([.E$3:.E66])" office:value-type="float" office:value="1264749" calcext:value-type="float">
            <text:p>1264749</text:p>
          </table:table-cell>
          <table:table-cell table:formula="of:=SUM([.F$3:.F66])" office:value-type="float" office:value="547.994713" calcext:value-type="float">
            <text:p>548.0</text:p>
          </table:table-cell>
          <table:table-cell table:formula="of:=([.I66]+[.J66])/[.K66]" office:value-type="float" office:value="7377.77190927023" calcext:value-type="float">
            <text:p>7378</text:p>
          </table:table-cell>
          <table:table-cell table:formula="of:=[.I66]/[.K66]" office:value-type="float" office:value="5069.81351113875" calcext:value-type="float">
            <text:p>50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706" calcext:value-type="float">
            <text:p>60706</text:p>
          </table:table-cell>
          <table:table-cell table:style-name="Default" office:value-type="float" office:value="17.4986451923847" calcext:value-type="float">
            <text:p>17.4986451923847</text:p>
          </table:table-cell>
          <table:table-cell office:value-type="float" office:value="23452" calcext:value-type="float">
            <text:p>23452</text:p>
          </table:table-cell>
          <table:table-cell office:value-type="float" office:value="14695" calcext:value-type="float">
            <text:p>14695</text:p>
          </table:table-cell>
          <table:table-cell table:style-name="Default" office:value-type="float" office:value="7.66035" calcext:value-type="float">
            <text:p>7.66035</text:p>
          </table:table-cell>
          <table:table-cell office:value-type="float" office:value="4980" calcext:value-type="float">
            <text:p>4980</text:p>
          </table:table-cell>
          <table:table-cell/>
          <table:table-cell table:formula="of:=SUM([.D$3:.D67])" office:value-type="float" office:value="2801683" calcext:value-type="float">
            <text:p>2801683</text:p>
          </table:table-cell>
          <table:table-cell table:formula="of:=SUM([.E$3:.E67])" office:value-type="float" office:value="1279444" calcext:value-type="float">
            <text:p>1279444</text:p>
          </table:table-cell>
          <table:table-cell table:formula="of:=SUM([.F$3:.F67])" office:value-type="float" office:value="555.655063" calcext:value-type="float">
            <text:p>555.7</text:p>
          </table:table-cell>
          <table:table-cell table:formula="of:=([.I67]+[.J67])/[.K67]" office:value-type="float" office:value="7344.71306347118" calcext:value-type="float">
            <text:p>7345</text:p>
          </table:table-cell>
          <table:table-cell table:formula="of:=[.I67]/[.K67]" office:value-type="float" office:value="5042.1262876174" calcext:value-type="float">
            <text:p>50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456" calcext:value-type="float">
            <text:p>60456</text:p>
          </table:table-cell>
          <table:table-cell table:style-name="Default" office:value-type="float" office:value="17.9922321085632" calcext:value-type="float">
            <text:p>17.9922321085632</text:p>
          </table:table-cell>
          <table:table-cell office:value-type="float" office:value="4356" calcext:value-type="float">
            <text:p>4356</text:p>
          </table:table-cell>
          <table:table-cell office:value-type="float" office:value="443" calcext:value-type="float">
            <text:p>443</text:p>
          </table:table-cell>
          <table:table-cell table:style-name="Default" office:value-type="float" office:value="1.24034" calcext:value-type="float">
            <text:p>1.24034</text:p>
          </table:table-cell>
          <table:table-cell office:value-type="float" office:value="3869" calcext:value-type="float">
            <text:p>3869</text:p>
          </table:table-cell>
          <table:table-cell/>
          <table:table-cell table:formula="of:=SUM([.D$3:.D68])" office:value-type="float" office:value="2806039" calcext:value-type="float">
            <text:p>2806039</text:p>
          </table:table-cell>
          <table:table-cell table:formula="of:=SUM([.E$3:.E68])" office:value-type="float" office:value="1279887" calcext:value-type="float">
            <text:p>1279887</text:p>
          </table:table-cell>
          <table:table-cell table:formula="of:=SUM([.F$3:.F68])" office:value-type="float" office:value="556.895403" calcext:value-type="float">
            <text:p>556.9</text:p>
          </table:table-cell>
          <table:table-cell table:formula="of:=([.I68]+[.J68])/[.K68]" office:value-type="float" office:value="7336.97203817644" calcext:value-type="float">
            <text:p>7337</text:p>
          </table:table-cell>
          <table:table-cell table:formula="of:=[.I68]/[.K68]" office:value-type="float" office:value="5038.71819534484" calcext:value-type="float">
            <text:p>50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805" calcext:value-type="float">
            <text:p>60805</text:p>
          </table:table-cell>
          <table:table-cell table:style-name="Default" office:value-type="float" office:value="18.1015266615897" calcext:value-type="float">
            <text:p>18.1015266615897</text:p>
          </table:table-cell>
          <table:table-cell office:value-type="float" office:value="19934" calcext:value-type="float">
            <text:p>19934</text:p>
          </table:table-cell>
          <table:table-cell office:value-type="float" office:value="7417" calcext:value-type="float">
            <text:p>7417</text:p>
          </table:table-cell>
          <table:table-cell table:style-name="Default" office:value-type="float" office:value="8.82656" calcext:value-type="float">
            <text:p>8.82656</text:p>
          </table:table-cell>
          <table:table-cell office:value-type="float" office:value="3099" calcext:value-type="float">
            <text:p>3099</text:p>
          </table:table-cell>
          <table:table-cell/>
          <table:table-cell table:formula="of:=SUM([.D$3:.D69])" office:value-type="float" office:value="2825973" calcext:value-type="float">
            <text:p>2825973</text:p>
          </table:table-cell>
          <table:table-cell table:formula="of:=SUM([.E$3:.E69])" office:value-type="float" office:value="1287304" calcext:value-type="float">
            <text:p>1287304</text:p>
          </table:table-cell>
          <table:table-cell table:formula="of:=SUM([.F$3:.F69])" office:value-type="float" office:value="565.721963" calcext:value-type="float">
            <text:p>565.7</text:p>
          </table:table-cell>
          <table:table-cell table:formula="of:=([.I69]+[.J69])/[.K69]" office:value-type="float" office:value="7270.84551956842" calcext:value-type="float">
            <text:p>7271</text:p>
          </table:table-cell>
          <table:table-cell table:formula="of:=[.I69]/[.K69]" office:value-type="float" office:value="4995.33902663772" calcext:value-type="float">
            <text:p>49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155" calcext:value-type="float">
            <text:p>60155</text:p>
          </table:table-cell>
          <table:table-cell table:style-name="Default" office:value-type="float" office:value="18.1040252577513" calcext:value-type="float">
            <text:p>18.1040252577513</text:p>
          </table:table-cell>
          <table:table-cell office:value-type="float" office:value="7947" calcext:value-type="float">
            <text:p>7947</text:p>
          </table:table-cell>
          <table:table-cell office:value-type="float" office:value="6976" calcext:value-type="float">
            <text:p>6976</text:p>
          </table:table-cell>
          <table:table-cell table:style-name="Default" office:value-type="float" office:value="4.82854" calcext:value-type="float">
            <text:p>4.82854</text:p>
          </table:table-cell>
          <table:table-cell office:value-type="float" office:value="3091" calcext:value-type="float">
            <text:p>3091</text:p>
          </table:table-cell>
          <table:table-cell/>
          <table:table-cell table:formula="of:=SUM([.D$3:.D70])" office:value-type="float" office:value="2833920" calcext:value-type="float">
            <text:p>2833920</text:p>
          </table:table-cell>
          <table:table-cell table:formula="of:=SUM([.E$3:.E70])" office:value-type="float" office:value="1294280" calcext:value-type="float">
            <text:p>1294280</text:p>
          </table:table-cell>
          <table:table-cell table:formula="of:=SUM([.F$3:.F70])" office:value-type="float" office:value="570.550503" calcext:value-type="float">
            <text:p>570.6</text:p>
          </table:table-cell>
          <table:table-cell table:formula="of:=([.I70]+[.J70])/[.K70]" office:value-type="float" office:value="7235.46816328019" calcext:value-type="float">
            <text:p>7235</text:p>
          </table:table-cell>
          <table:table-cell table:formula="of:=[.I70]/[.K70]" office:value-type="float" office:value="4966.99237858704" calcext:value-type="float">
            <text:p>49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513" calcext:value-type="float">
            <text:p>60513</text:p>
          </table:table-cell>
          <table:table-cell table:style-name="Default" office:value-type="float" office:value="18.2243384543806" calcext:value-type="float">
            <text:p>18.2243384543806</text:p>
          </table:table-cell>
          <table:table-cell office:value-type="float" office:value="18964" calcext:value-type="float">
            <text:p>18964</text:p>
          </table:table-cell>
          <table:table-cell office:value-type="float" office:value="3168" calcext:value-type="float">
            <text:p>3168</text:p>
          </table:table-cell>
          <table:table-cell table:style-name="Default" office:value-type="float" office:value="8.17597" calcext:value-type="float">
            <text:p>8.17597</text:p>
          </table:table-cell>
          <table:table-cell office:value-type="float" office:value="2707" calcext:value-type="float">
            <text:p>2707</text:p>
          </table:table-cell>
          <table:table-cell/>
          <table:table-cell table:formula="of:=SUM([.D$3:.D71])" office:value-type="float" office:value="2852884" calcext:value-type="float">
            <text:p>2852884</text:p>
          </table:table-cell>
          <table:table-cell table:formula="of:=SUM([.E$3:.E71])" office:value-type="float" office:value="1297448" calcext:value-type="float">
            <text:p>1297448</text:p>
          </table:table-cell>
          <table:table-cell table:formula="of:=SUM([.F$3:.F71])" office:value-type="float" office:value="578.726473" calcext:value-type="float">
            <text:p>578.7</text:p>
          </table:table-cell>
          <table:table-cell table:formula="of:=([.I71]+[.J71])/[.K71]" office:value-type="float" office:value="7171.49153119871" calcext:value-type="float">
            <text:p>7171</text:p>
          </table:table-cell>
          <table:table-cell table:formula="of:=[.I71]/[.K71]" office:value-type="float" office:value="4929.58959560158" calcext:value-type="float">
            <text:p>49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459" calcext:value-type="float">
            <text:p>60459</text:p>
          </table:table-cell>
          <table:table-cell table:style-name="Default" office:value-type="float" office:value="18.3032560350001" calcext:value-type="float">
            <text:p>18.3032560350001</text:p>
          </table:table-cell>
          <table:table-cell office:value-type="float" office:value="29119" calcext:value-type="float">
            <text:p>29119</text:p>
          </table:table-cell>
          <table:table-cell office:value-type="float" office:value="4390" calcext:value-type="float">
            <text:p>4390</text:p>
          </table:table-cell>
          <table:table-cell table:style-name="Default" office:value-type="float" office:value="10.869" calcext:value-type="float">
            <text:p>10.869</text:p>
          </table:table-cell>
          <table:table-cell office:value-type="float" office:value="3083" calcext:value-type="float">
            <text:p>3083</text:p>
          </table:table-cell>
          <table:table-cell/>
          <table:table-cell table:formula="of:=SUM([.D$3:.D72])" office:value-type="float" office:value="2882003" calcext:value-type="float">
            <text:p>2882003</text:p>
          </table:table-cell>
          <table:table-cell table:formula="of:=SUM([.E$3:.E72])" office:value-type="float" office:value="1301838" calcext:value-type="float">
            <text:p>1301838</text:p>
          </table:table-cell>
          <table:table-cell table:formula="of:=SUM([.F$3:.F72])" office:value-type="float" office:value="589.595473" calcext:value-type="float">
            <text:p>589.6</text:p>
          </table:table-cell>
          <table:table-cell table:formula="of:=([.I72]+[.J72])/[.K72]" office:value-type="float" office:value="7096.12130960171" calcext:value-type="float">
            <text:p>7096</text:p>
          </table:table-cell>
          <table:table-cell table:formula="of:=[.I72]/[.K72]" office:value-type="float" office:value="4888.10232096202" calcext:value-type="float">
            <text:p>48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160" calcext:value-type="float">
            <text:p>60160</text:p>
          </table:table-cell>
          <table:table-cell table:style-name="Default" office:value-type="float" office:value="18.5521757818759" calcext:value-type="float">
            <text:p>18.5521757818759</text:p>
          </table:table-cell>
          <table:table-cell office:value-type="float" office:value="25656" calcext:value-type="float">
            <text:p>25656</text:p>
          </table:table-cell>
          <table:table-cell office:value-type="float" office:value="17431" calcext:value-type="float">
            <text:p>17431</text:p>
          </table:table-cell>
          <table:table-cell table:style-name="Default" office:value-type="float" office:value="11.5187" calcext:value-type="float">
            <text:p>11.5187</text:p>
          </table:table-cell>
          <table:table-cell office:value-type="float" office:value="3741" calcext:value-type="float">
            <text:p>3741</text:p>
          </table:table-cell>
          <table:table-cell/>
          <table:table-cell table:formula="of:=SUM([.D$3:.D73])" office:value-type="float" office:value="2907659" calcext:value-type="float">
            <text:p>2907659</text:p>
          </table:table-cell>
          <table:table-cell table:formula="of:=SUM([.E$3:.E73])" office:value-type="float" office:value="1319269" calcext:value-type="float">
            <text:p>1319269</text:p>
          </table:table-cell>
          <table:table-cell table:formula="of:=SUM([.F$3:.F73])" office:value-type="float" office:value="601.114173" calcext:value-type="float">
            <text:p>601.1</text:p>
          </table:table-cell>
          <table:table-cell table:formula="of:=([.I73]+[.J73])/[.K73]" office:value-type="float" office:value="7031.8222225647" calcext:value-type="float">
            <text:p>7032</text:p>
          </table:table-cell>
          <table:table-cell table:formula="of:=[.I73]/[.K73]" office:value-type="float" office:value="4837.11602654227" calcext:value-type="float">
            <text:p>48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501" calcext:value-type="float">
            <text:p>60501</text:p>
          </table:table-cell>
          <table:table-cell table:style-name="Default" office:value-type="float" office:value="18.7162574335188" calcext:value-type="float">
            <text:p>18.7162574335188</text:p>
          </table:table-cell>
          <table:table-cell office:value-type="float" office:value="12093" calcext:value-type="float">
            <text:p>12093</text:p>
          </table:table-cell>
          <table:table-cell office:value-type="float" office:value="4158" calcext:value-type="float">
            <text:p>4158</text:p>
          </table:table-cell>
          <table:table-cell table:style-name="Default" office:value-type="float" office:value="12.5323" calcext:value-type="float">
            <text:p>12.5323</text:p>
          </table:table-cell>
          <table:table-cell office:value-type="float" office:value="1297" calcext:value-type="float">
            <text:p>1297</text:p>
          </table:table-cell>
          <table:table-cell/>
          <table:table-cell table:formula="of:=SUM([.D$3:.D74])" office:value-type="float" office:value="2919752" calcext:value-type="float">
            <text:p>2919752</text:p>
          </table:table-cell>
          <table:table-cell table:formula="of:=SUM([.E$3:.E74])" office:value-type="float" office:value="1323427" calcext:value-type="float">
            <text:p>1323427</text:p>
          </table:table-cell>
          <table:table-cell table:formula="of:=SUM([.F$3:.F74])" office:value-type="float" office:value="613.646473" calcext:value-type="float">
            <text:p>613.6</text:p>
          </table:table-cell>
          <table:table-cell table:formula="of:=([.I74]+[.J74])/[.K74]" office:value-type="float" office:value="6914.69630592988" calcext:value-type="float">
            <text:p>6915</text:p>
          </table:table-cell>
          <table:table-cell table:formula="of:=[.I74]/[.K74]" office:value-type="float" office:value="4758.03598401844" calcext:value-type="float">
            <text:p>47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56" calcext:value-type="float">
            <text:p>60656</text:p>
          </table:table-cell>
          <table:table-cell table:style-name="Default" office:value-type="float" office:value="18.8654500995576" calcext:value-type="float">
            <text:p>18.8654500995576</text:p>
          </table:table-cell>
          <table:table-cell office:value-type="float" office:value="28526" calcext:value-type="float">
            <text:p>28526</text:p>
          </table:table-cell>
          <table:table-cell office:value-type="float" office:value="6837" calcext:value-type="float">
            <text:p>6837</text:p>
          </table:table-cell>
          <table:table-cell table:style-name="Default" office:value-type="float" office:value="8.46621" calcext:value-type="float">
            <text:p>8.46621</text:p>
          </table:table-cell>
          <table:table-cell office:value-type="float" office:value="4177" calcext:value-type="float">
            <text:p>4177</text:p>
          </table:table-cell>
          <table:table-cell/>
          <table:table-cell table:formula="of:=SUM([.D$3:.D75])" office:value-type="float" office:value="2948278" calcext:value-type="float">
            <text:p>2948278</text:p>
          </table:table-cell>
          <table:table-cell table:formula="of:=SUM([.E$3:.E75])" office:value-type="float" office:value="1330264" calcext:value-type="float">
            <text:p>1330264</text:p>
          </table:table-cell>
          <table:table-cell table:formula="of:=SUM([.F$3:.F75])" office:value-type="float" office:value="622.112683" calcext:value-type="float">
            <text:p>622.1</text:p>
          </table:table-cell>
          <table:table-cell table:formula="of:=([.I75]+[.J75])/[.K75]" office:value-type="float" office:value="6877.43895425453" calcext:value-type="float">
            <text:p>6877</text:p>
          </table:table-cell>
          <table:table-cell table:formula="of:=[.I75]/[.K75]" office:value-type="float" office:value="4739.13823100758" calcext:value-type="float">
            <text:p>47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76" calcext:value-type="float">
            <text:p>60076</text:p>
          </table:table-cell>
          <table:table-cell table:style-name="Default" office:value-type="float" office:value="19.008874483332" calcext:value-type="float">
            <text:p>19.008874483332</text:p>
          </table:table-cell>
          <table:table-cell office:value-type="float" office:value="32523" calcext:value-type="float">
            <text:p>32523</text:p>
          </table:table-cell>
          <table:table-cell office:value-type="float" office:value="12930" calcext:value-type="float">
            <text:p>12930</text:p>
          </table:table-cell>
          <table:table-cell table:style-name="Default" office:value-type="float" office:value="13.866" calcext:value-type="float">
            <text:p>13.866</text:p>
          </table:table-cell>
          <table:table-cell office:value-type="float" office:value="3278" calcext:value-type="float">
            <text:p>3278</text:p>
          </table:table-cell>
          <table:table-cell/>
          <table:table-cell table:formula="of:=SUM([.D$3:.D76])" office:value-type="float" office:value="2980801" calcext:value-type="float">
            <text:p>2980801</text:p>
          </table:table-cell>
          <table:table-cell table:formula="of:=SUM([.E$3:.E76])" office:value-type="float" office:value="1343194" calcext:value-type="float">
            <text:p>1343194</text:p>
          </table:table-cell>
          <table:table-cell table:formula="of:=SUM([.F$3:.F76])" office:value-type="float" office:value="635.978683" calcext:value-type="float">
            <text:p>636.0</text:p>
          </table:table-cell>
          <table:table-cell table:formula="of:=([.I76]+[.J76])/[.K76]" office:value-type="float" office:value="6798.96215955402" calcext:value-type="float">
            <text:p>6799</text:p>
          </table:table-cell>
          <table:table-cell table:formula="of:=[.I76]/[.K76]" office:value-type="float" office:value="4686.95111908334" calcext:value-type="float">
            <text:p>46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17" calcext:value-type="float">
            <text:p>60617</text:p>
          </table:table-cell>
          <table:table-cell table:style-name="Default" office:value-type="float" office:value="19.128014498055" calcext:value-type="float">
            <text:p>19.128014498055</text:p>
          </table:table-cell>
          <table:table-cell office:value-type="float" office:value="82213" calcext:value-type="float">
            <text:p>82213</text:p>
          </table:table-cell>
          <table:table-cell office:value-type="float" office:value="9374" calcext:value-type="float">
            <text:p>9374</text:p>
          </table:table-cell>
          <table:table-cell table:style-name="Default" office:value-type="float" office:value="35.9254" calcext:value-type="float">
            <text:p>35.9254</text:p>
          </table:table-cell>
          <table:table-cell office:value-type="float" office:value="2549" calcext:value-type="float">
            <text:p>2549</text:p>
          </table:table-cell>
          <table:table-cell/>
          <table:table-cell table:formula="of:=SUM([.D$3:.D77])" office:value-type="float" office:value="3063014" calcext:value-type="float">
            <text:p>3063014</text:p>
          </table:table-cell>
          <table:table-cell table:formula="of:=SUM([.E$3:.E77])" office:value-type="float" office:value="1352568" calcext:value-type="float">
            <text:p>1352568</text:p>
          </table:table-cell>
          <table:table-cell table:formula="of:=SUM([.F$3:.F77])" office:value-type="float" office:value="671.904083" calcext:value-type="float">
            <text:p>671.9</text:p>
          </table:table-cell>
          <table:table-cell table:formula="of:=([.I77]+[.J77])/[.K77]" office:value-type="float" office:value="6571.7445565813" calcext:value-type="float">
            <text:p>6572</text:p>
          </table:table-cell>
          <table:table-cell table:formula="of:=[.I77]/[.K77]" office:value-type="float" office:value="4558.70722845422" calcext:value-type="float">
            <text:p>45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31" calcext:value-type="float">
            <text:p>60631</text:p>
          </table:table-cell>
          <table:table-cell table:style-name="Default" office:value-type="float" office:value="19.3644329906255" calcext:value-type="float">
            <text:p>19.3644329906255</text:p>
          </table:table-cell>
          <table:table-cell office:value-type="float" office:value="28255" calcext:value-type="float">
            <text:p>28255</text:p>
          </table:table-cell>
          <table:table-cell office:value-type="float" office:value="21618" calcext:value-type="float">
            <text:p>21618</text:p>
          </table:table-cell>
          <table:table-cell table:style-name="Default" office:value-type="float" office:value="9.63576" calcext:value-type="float">
            <text:p>9.63576</text:p>
          </table:table-cell>
          <table:table-cell office:value-type="float" office:value="5176" calcext:value-type="float">
            <text:p>5176</text:p>
          </table:table-cell>
          <table:table-cell/>
          <table:table-cell table:formula="of:=SUM([.D$3:.D78])" office:value-type="float" office:value="3091269" calcext:value-type="float">
            <text:p>3091269</text:p>
          </table:table-cell>
          <table:table-cell table:formula="of:=SUM([.E$3:.E78])" office:value-type="float" office:value="1374186" calcext:value-type="float">
            <text:p>1374186</text:p>
          </table:table-cell>
          <table:table-cell table:formula="of:=SUM([.F$3:.F78])" office:value-type="float" office:value="681.539843" calcext:value-type="float">
            <text:p>681.5</text:p>
          </table:table-cell>
          <table:table-cell table:formula="of:=([.I78]+[.J78])/[.K78]" office:value-type="float" office:value="6552.00872827035" calcext:value-type="float">
            <text:p>6552</text:p>
          </table:table-cell>
          <table:table-cell table:formula="of:=[.I78]/[.K78]" office:value-type="float" office:value="4535.71281525209" calcext:value-type="float">
            <text:p>45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104" calcext:value-type="float">
            <text:p>60104</text:p>
          </table:table-cell>
          <table:table-cell table:style-name="Default" office:value-type="float" office:value="19.6371936471015" calcext:value-type="float">
            <text:p>19.6371936471015</text:p>
          </table:table-cell>
          <table:table-cell office:value-type="float" office:value="19025" calcext:value-type="float">
            <text:p>19025</text:p>
          </table:table-cell>
          <table:table-cell office:value-type="float" office:value="3020" calcext:value-type="float">
            <text:p>3020</text:p>
          </table:table-cell>
          <table:table-cell table:style-name="Default" office:value-type="float" office:value="6.09669" calcext:value-type="float">
            <text:p>6.09669</text:p>
          </table:table-cell>
          <table:table-cell office:value-type="float" office:value="3616" calcext:value-type="float">
            <text:p>3616</text:p>
          </table:table-cell>
          <table:table-cell/>
          <table:table-cell table:formula="of:=SUM([.D$3:.D79])" office:value-type="float" office:value="3110294" calcext:value-type="float">
            <text:p>3110294</text:p>
          </table:table-cell>
          <table:table-cell table:formula="of:=SUM([.E$3:.E79])" office:value-type="float" office:value="1377206" calcext:value-type="float">
            <text:p>1377206</text:p>
          </table:table-cell>
          <table:table-cell table:formula="of:=SUM([.F$3:.F79])" office:value-type="float" office:value="687.636533" calcext:value-type="float">
            <text:p>687.6</text:p>
          </table:table-cell>
          <table:table-cell table:formula="of:=([.I79]+[.J79])/[.K79]" office:value-type="float" office:value="6525.97671101341" calcext:value-type="float">
            <text:p>6526</text:p>
          </table:table-cell>
          <table:table-cell table:formula="of:=[.I79]/[.K79]" office:value-type="float" office:value="4523.16572889242" calcext:value-type="float">
            <text:p>45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43" calcext:value-type="float">
            <text:p>60643</text:p>
          </table:table-cell>
          <table:table-cell table:style-name="Default" office:value-type="float" office:value="19.8376935788244" calcext:value-type="float">
            <text:p>19.8376935788244</text:p>
          </table:table-cell>
          <table:table-cell office:value-type="float" office:value="50992" calcext:value-type="float">
            <text:p>50992</text:p>
          </table:table-cell>
          <table:table-cell office:value-type="float" office:value="9851" calcext:value-type="float">
            <text:p>9851</text:p>
          </table:table-cell>
          <table:table-cell table:style-name="Default" office:value-type="float" office:value="19.0289" calcext:value-type="float">
            <text:p>19.0289</text:p>
          </table:table-cell>
          <table:table-cell office:value-type="float" office:value="3197" calcext:value-type="float">
            <text:p>3197</text:p>
          </table:table-cell>
          <table:table-cell/>
          <table:table-cell table:formula="of:=SUM([.D$3:.D80])" office:value-type="float" office:value="3161286" calcext:value-type="float">
            <text:p>3161286</text:p>
          </table:table-cell>
          <table:table-cell table:formula="of:=SUM([.E$3:.E80])" office:value-type="float" office:value="1387057" calcext:value-type="float">
            <text:p>1387057</text:p>
          </table:table-cell>
          <table:table-cell table:formula="of:=SUM([.F$3:.F80])" office:value-type="float" office:value="706.665433" calcext:value-type="float">
            <text:p>706.7</text:p>
          </table:table-cell>
          <table:table-cell table:formula="of:=([.I80]+[.J80])/[.K80]" office:value-type="float" office:value="6436.34567024308" calcext:value-type="float">
            <text:p>6436</text:p>
          </table:table-cell>
          <table:table-cell table:formula="of:=[.I80]/[.K80]" office:value-type="float" office:value="4473.52573420695" calcext:value-type="float">
            <text:p>44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77" calcext:value-type="float">
            <text:p>60077</text:p>
          </table:table-cell>
          <table:table-cell table:style-name="Default" office:value-type="float" office:value="19.9557315637171" calcext:value-type="float">
            <text:p>19.9557315637171</text:p>
          </table:table-cell>
          <table:table-cell office:value-type="float" office:value="28053" calcext:value-type="float">
            <text:p>28053</text:p>
          </table:table-cell>
          <table:table-cell office:value-type="float" office:value="22604" calcext:value-type="float">
            <text:p>22604</text:p>
          </table:table-cell>
          <table:table-cell table:style-name="Default" office:value-type="float" office:value="10.4282" calcext:value-type="float">
            <text:p>10.4282</text:p>
          </table:table-cell>
          <table:table-cell office:value-type="float" office:value="4858" calcext:value-type="float">
            <text:p>4858</text:p>
          </table:table-cell>
          <table:table-cell/>
          <table:table-cell table:formula="of:=SUM([.D$3:.D81])" office:value-type="float" office:value="3189339" calcext:value-type="float">
            <text:p>3189339</text:p>
          </table:table-cell>
          <table:table-cell table:formula="of:=SUM([.E$3:.E81])" office:value-type="float" office:value="1409661" calcext:value-type="float">
            <text:p>1409661</text:p>
          </table:table-cell>
          <table:table-cell table:formula="of:=SUM([.F$3:.F81])" office:value-type="float" office:value="717.093633" calcext:value-type="float">
            <text:p>717.1</text:p>
          </table:table-cell>
          <table:table-cell table:formula="of:=([.I81]+[.J81])/[.K81]" office:value-type="float" office:value="6413.38841729752" calcext:value-type="float">
            <text:p>6413</text:p>
          </table:table-cell>
          <table:table-cell table:formula="of:=[.I81]/[.K81]" office:value-type="float" office:value="4447.59073742885" calcext:value-type="float">
            <text:p>444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2" loext:min-decimal-places="12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6">00/00/0000</text:date>, <text:time style:data-style-name="N2" text:time-value="16:38:35.1905297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6:30:26.680969007</meta:creation-date>
    <dc:date>2018-10-26T17:20:20.916567349</dc:date>
    <meta:editing-duration>PT16M24S</meta:editing-duration>
    <meta:editing-cycles>3</meta:editing-cycles>
    <meta:generator>LibreOffice/6.0.6.2$Linux_X86_64 LibreOffice_project/00m0$Build-2</meta:generator>
    <meta:document-statistic meta:table-count="4" meta:cell-count="2380" meta:object-count="0"/>
  </office:meta>
</office:document-meta>
</file>